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3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121"/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29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29">
      <style:table-cell-properties style:rotation-align="none"/>
      <style:text-properties fo:color="#000000"/>
    </style:style>
    <style:style style:name="ce49" style:family="table-cell" style:parent-style-name="Default" style:data-style-name="N129">
      <style:table-cell-properties style:rotation-align="none"/>
      <style:text-properties fo:color="#c9211e"/>
    </style:style>
    <style:style style:name="ce50" style:family="table-cell" style:parent-style-name="Default" style:data-style-name="N129">
      <style:table-cell-properties fo:background-color="transparent" style:rotation-align="none"/>
      <style:text-properties fo:color="#000000"/>
    </style:style>
    <style:style style:name="ce28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29">
      <style:table-cell-properties style:rotation-align="none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2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53" style:family="table-cell" style:parent-style-name="Default" style:data-style-name="N11">
      <style:table-cell-properties fo:background-color="transparent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16"/>
        <table:table-column table:style-name="co2" table:number-columns-repeated="12" table:default-cell-style-name="ce37"/>
        <table:table-column table:style-name="co2" table:number-columns-repeated="6" table:default-cell-style-name="ce18"/>
        <table:table-row table:style-name="ro1">
          <table:table-cell table:style-name="ce13" office:value-type="string" calcext:value-type="string">
            <text:p>Registrado (mil ton.)</text:p>
          </table:table-cell>
          <table:table-cell table:style-name="ce17" office:value-type="string" calcext:value-type="string">
            <text:p>2021-01</text:p>
          </table:table-cell>
          <table:table-cell table:style-name="ce17" office:value-type="string" calcext:value-type="string">
            <text:p>2021-02</text:p>
          </table:table-cell>
          <table:table-cell table:style-name="ce17" office:value-type="string" calcext:value-type="string">
            <text:p>2021-03</text:p>
          </table:table-cell>
          <table:table-cell table:style-name="ce17" office:value-type="string" calcext:value-type="string">
            <text:p>2021-04</text:p>
          </table:table-cell>
          <table:table-cell table:style-name="ce17" office:value-type="string" calcext:value-type="string">
            <text:p>2021-05</text:p>
          </table:table-cell>
          <table:table-cell table:style-name="ce17" office:value-type="string" calcext:value-type="string">
            <text:p>2021-06</text:p>
          </table:table-cell>
          <table:table-cell table:style-name="ce17" office:value-type="string" calcext:value-type="string">
            <text:p>2021-07</text:p>
          </table:table-cell>
          <table:table-cell table:style-name="ce17" office:value-type="string" calcext:value-type="string">
            <text:p>2021-08</text:p>
          </table:table-cell>
          <table:table-cell table:style-name="ce17" office:value-type="string" calcext:value-type="string">
            <text:p>2021-09</text:p>
          </table:table-cell>
          <table:table-cell table:style-name="ce17" office:value-type="string" calcext:value-type="string">
            <text:p>2021-10</text:p>
          </table:table-cell>
          <table:table-cell table:style-name="ce17" office:value-type="string" calcext:value-type="string">
            <text:p>2021-11</text:p>
          </table:table-cell>
          <table:table-cell table:style-name="ce17" office:value-type="string" calcext:value-type="string">
            <text:p>2021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3.523" calcext:value-type="float">
            <text:p>13,523</text:p>
          </table:table-cell>
          <table:table-cell office:value-type="float" office:value="9.636" calcext:value-type="float">
            <text:p>9,636</text:p>
          </table:table-cell>
          <table:table-cell office:value-type="float" office:value="11.165" calcext:value-type="float">
            <text:p>11,165</text:p>
          </table:table-cell>
          <table:table-cell office:value-type="float" office:value="13.435" calcext:value-type="float">
            <text:p>13,435</text:p>
          </table:table-cell>
          <table:table-cell office:value-type="float" office:value="19.408" calcext:value-type="float">
            <text:p>19,408</text:p>
          </table:table-cell>
          <table:table-cell office:value-type="float" office:value="16.602" calcext:value-type="float">
            <text:p>16,602</text:p>
          </table:table-cell>
          <table:table-cell office:value-type="float" office:value="19.526" calcext:value-type="float">
            <text:p>19,526</text:p>
          </table:table-cell>
          <table:table-cell office:value-type="float" office:value="19.011" calcext:value-type="float">
            <text:p>19,011</text:p>
          </table:table-cell>
          <table:table-cell office:value-type="float" office:value="17.528" calcext:value-type="float">
            <text:p>17,528</text:p>
          </table:table-cell>
          <table:table-cell office:value-type="float" office:value="21.582" calcext:value-type="float">
            <text:p>21,582</text:p>
          </table:table-cell>
          <table:table-cell office:value-type="float" office:value="15.33" calcext:value-type="float">
            <text:p>15,33</text:p>
          </table:table-cell>
          <table:table-cell office:value-type="float" office:value="12.611" calcext:value-type="float">
            <text:p>12,611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50.213" calcext:value-type="float">
            <text:p>50,213</text:p>
          </table:table-cell>
          <table:table-cell office:value-type="float" office:value="44.866" calcext:value-type="float">
            <text:p>44,866</text:p>
          </table:table-cell>
          <table:table-cell office:value-type="float" office:value="53.96" calcext:value-type="float">
            <text:p>53,96</text:p>
          </table:table-cell>
          <table:table-cell office:value-type="float" office:value="46.658" calcext:value-type="float">
            <text:p>46,658</text:p>
          </table:table-cell>
          <table:table-cell office:value-type="float" office:value="44.643" calcext:value-type="float">
            <text:p>44,643</text:p>
          </table:table-cell>
          <table:table-cell office:value-type="float" office:value="44.571" calcext:value-type="float">
            <text:p>44,571</text:p>
          </table:table-cell>
          <table:table-cell office:value-type="float" office:value="47.848" calcext:value-type="float">
            <text:p>47,848</text:p>
          </table:table-cell>
          <table:table-cell office:value-type="float" office:value="47.45" calcext:value-type="float">
            <text:p>47,45</text:p>
          </table:table-cell>
          <table:table-cell office:value-type="float" office:value="48.431" calcext:value-type="float">
            <text:p>48,431</text:p>
          </table:table-cell>
          <table:table-cell office:value-type="float" office:value="50.451" calcext:value-type="float">
            <text:p>50,451</text:p>
          </table:table-cell>
          <table:table-cell office:value-type="float" office:value="49.062" calcext:value-type="float">
            <text:p>49,062</text:p>
          </table:table-cell>
          <table:table-cell office:value-type="float" office:value="48.425" calcext:value-type="float">
            <text:p>48,4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1.136" calcext:value-type="float">
            <text:p>11,136</text:p>
          </table:table-cell>
          <table:table-cell office:value-type="float" office:value="9.216" calcext:value-type="float">
            <text:p>9,216</text:p>
          </table:table-cell>
          <table:table-cell office:value-type="float" office:value="12.152" calcext:value-type="float">
            <text:p>12,152</text:p>
          </table:table-cell>
          <table:table-cell office:value-type="float" office:value="12.958" calcext:value-type="float">
            <text:p>12,958</text:p>
          </table:table-cell>
          <table:table-cell office:value-type="float" office:value="12.879" calcext:value-type="float">
            <text:p>12,879</text:p>
          </table:table-cell>
          <table:table-cell office:value-type="float" office:value="13.924" calcext:value-type="float">
            <text:p>13,924</text:p>
          </table:table-cell>
          <table:table-cell office:value-type="float" office:value="15.125" calcext:value-type="float">
            <text:p>15,125</text:p>
          </table:table-cell>
          <table:table-cell office:value-type="float" office:value="14.239" calcext:value-type="float">
            <text:p>14,239</text:p>
          </table:table-cell>
          <table:table-cell office:value-type="float" office:value="11.738" calcext:value-type="float">
            <text:p>11,738</text:p>
          </table:table-cell>
          <table:table-cell office:value-type="float" office:value="14.325" calcext:value-type="float">
            <text:p>14,325</text:p>
          </table:table-cell>
          <table:table-cell office:value-type="float" office:value="15.301" calcext:value-type="float">
            <text:p>15,301</text:p>
          </table:table-cell>
          <table:table-cell office:value-type="float" office:value="14.628" calcext:value-type="float">
            <text:p>14,628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0.011" calcext:value-type="float">
            <text:p>40,011</text:p>
          </table:table-cell>
          <table:table-cell office:value-type="float" office:value="42.063" calcext:value-type="float">
            <text:p>42,063</text:p>
          </table:table-cell>
          <table:table-cell office:value-type="float" office:value="49.387" calcext:value-type="float">
            <text:p>49,387</text:p>
          </table:table-cell>
          <table:table-cell office:value-type="float" office:value="51.654" calcext:value-type="float">
            <text:p>51,654</text:p>
          </table:table-cell>
          <table:table-cell office:value-type="float" office:value="52.7" calcext:value-type="float">
            <text:p>52,7</text:p>
          </table:table-cell>
          <table:table-cell office:value-type="float" office:value="56.166" calcext:value-type="float">
            <text:p>56,166</text:p>
          </table:table-cell>
          <table:table-cell office:value-type="float" office:value="54.955" calcext:value-type="float">
            <text:p>54,955</text:p>
          </table:table-cell>
          <table:table-cell office:value-type="float" office:value="52.909" calcext:value-type="float">
            <text:p>52,909</text:p>
          </table:table-cell>
          <table:table-cell office:value-type="float" office:value="46.937" calcext:value-type="float">
            <text:p>46,937</text:p>
          </table:table-cell>
          <table:table-cell office:value-type="float" office:value="68.771" calcext:value-type="float">
            <text:p>68,771</text:p>
          </table:table-cell>
          <table:table-cell office:value-type="float" office:value="49.422" calcext:value-type="float">
            <text:p>49,422</text:p>
          </table:table-cell>
          <table:table-cell office:value-type="float" office:value="45.18" calcext:value-type="float">
            <text:p>45,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340.652" calcext:value-type="float">
            <text:p>340,652</text:p>
          </table:table-cell>
          <table:table-cell office:value-type="float" office:value="287.87" calcext:value-type="float">
            <text:p>287,87</text:p>
          </table:table-cell>
          <table:table-cell office:value-type="float" office:value="354.238" calcext:value-type="float">
            <text:p>354,238</text:p>
          </table:table-cell>
          <table:table-cell office:value-type="float" office:value="306.242" calcext:value-type="float">
            <text:p>306,242</text:p>
          </table:table-cell>
          <table:table-cell office:value-type="float" office:value="323.174" calcext:value-type="float">
            <text:p>323,174</text:p>
          </table:table-cell>
          <table:table-cell office:value-type="float" office:value="313.848" calcext:value-type="float">
            <text:p>313,848</text:p>
          </table:table-cell>
          <table:table-cell office:value-type="float" office:value="342.059" calcext:value-type="float">
            <text:p>342,059</text:p>
          </table:table-cell>
          <table:table-cell office:value-type="float" office:value="347.869" calcext:value-type="float">
            <text:p>347,869</text:p>
          </table:table-cell>
          <table:table-cell office:value-type="float" office:value="348.888" calcext:value-type="float">
            <text:p>348,888</text:p>
          </table:table-cell>
          <table:table-cell office:value-type="float" office:value="325.674" calcext:value-type="float">
            <text:p>325,674</text:p>
          </table:table-cell>
          <table:table-cell office:value-type="float" office:value="311.751" calcext:value-type="float">
            <text:p>311,751</text:p>
          </table:table-cell>
          <table:table-cell office:value-type="float" office:value="260.27" calcext:value-type="float">
            <text:p>260,27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70.356" calcext:value-type="float">
            <text:p>170,356</text:p>
          </table:table-cell>
          <table:table-cell office:value-type="float" office:value="145.649" calcext:value-type="float">
            <text:p>145,649</text:p>
          </table:table-cell>
          <table:table-cell office:value-type="float" office:value="156.169" calcext:value-type="float">
            <text:p>156,169</text:p>
          </table:table-cell>
          <table:table-cell office:value-type="float" office:value="151.904" calcext:value-type="float">
            <text:p>151,904</text:p>
          </table:table-cell>
          <table:table-cell office:value-type="float" office:value="153.668" calcext:value-type="float">
            <text:p>153,668</text:p>
          </table:table-cell>
          <table:table-cell office:value-type="float" office:value="174.53" calcext:value-type="float">
            <text:p>174,53</text:p>
          </table:table-cell>
          <table:table-cell office:value-type="float" office:value="210.914" calcext:value-type="float">
            <text:p>210,914</text:p>
          </table:table-cell>
          <table:table-cell office:value-type="float" office:value="212.913" calcext:value-type="float">
            <text:p>212,913</text:p>
          </table:table-cell>
          <table:table-cell office:value-type="float" office:value="202.362" calcext:value-type="float">
            <text:p>202,362</text:p>
          </table:table-cell>
          <table:table-cell office:value-type="float" office:value="202.36" calcext:value-type="float">
            <text:p>202,36</text:p>
          </table:table-cell>
          <table:table-cell office:value-type="float" office:value="169.226" calcext:value-type="float">
            <text:p>169,226</text:p>
          </table:table-cell>
          <table:table-cell office:value-type="float" office:value="177.053" calcext:value-type="float">
            <text:p>177,053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58.925" calcext:value-type="float">
            <text:p>58,925</text:p>
          </table:table-cell>
          <table:table-cell office:value-type="float" office:value="51.906" calcext:value-type="float">
            <text:p>51,906</text:p>
          </table:table-cell>
          <table:table-cell office:value-type="float" office:value="61.614" calcext:value-type="float">
            <text:p>61,614</text:p>
          </table:table-cell>
          <table:table-cell office:value-type="float" office:value="66.945" calcext:value-type="float">
            <text:p>66,945</text:p>
          </table:table-cell>
          <table:table-cell office:value-type="float" office:value="72.909" calcext:value-type="float">
            <text:p>72,909</text:p>
          </table:table-cell>
          <table:table-cell office:value-type="float" office:value="69.05" calcext:value-type="float">
            <text:p>69,05</text:p>
          </table:table-cell>
          <table:table-cell office:value-type="float" office:value="77.648" calcext:value-type="float">
            <text:p>77,648</text:p>
          </table:table-cell>
          <table:table-cell office:value-type="float" office:value="74.233" calcext:value-type="float">
            <text:p>74,233</text:p>
          </table:table-cell>
          <table:table-cell office:value-type="float" office:value="64.335" calcext:value-type="float">
            <text:p>64,335</text:p>
          </table:table-cell>
          <table:table-cell office:value-type="float" office:value="70.002" calcext:value-type="float">
            <text:p>70,002</text:p>
          </table:table-cell>
          <table:table-cell office:value-type="float" office:value="67.077" calcext:value-type="float">
            <text:p>67,077</text:p>
          </table:table-cell>
          <table:table-cell office:value-type="float" office:value="55.303" calcext:value-type="float">
            <text:p>55,303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107.05" calcext:value-type="float">
            <text:p>107,05</text:p>
          </table:table-cell>
          <table:table-cell office:value-type="float" office:value="87.266" calcext:value-type="float">
            <text:p>87,266</text:p>
          </table:table-cell>
          <table:table-cell office:value-type="float" office:value="110.781" calcext:value-type="float">
            <text:p>110,781</text:p>
          </table:table-cell>
          <table:table-cell office:value-type="float" office:value="90.704" calcext:value-type="float">
            <text:p>90,704</text:p>
          </table:table-cell>
          <table:table-cell office:value-type="float" office:value="89.617" calcext:value-type="float">
            <text:p>89,617</text:p>
          </table:table-cell>
          <table:table-cell office:value-type="float" office:value="88.47" calcext:value-type="float">
            <text:p>88,47</text:p>
          </table:table-cell>
          <table:table-cell office:value-type="float" office:value="102.447" calcext:value-type="float">
            <text:p>102,447</text:p>
          </table:table-cell>
          <table:table-cell office:value-type="float" office:value="108.121" calcext:value-type="float">
            <text:p>108,121</text:p>
          </table:table-cell>
          <table:table-cell office:value-type="float" office:value="97.858" calcext:value-type="float">
            <text:p>97,858</text:p>
          </table:table-cell>
          <table:table-cell office:value-type="float" office:value="82.086" calcext:value-type="float">
            <text:p>82,086</text:p>
          </table:table-cell>
          <table:table-cell office:value-type="float" office:value="88.846" calcext:value-type="float">
            <text:p>88,846</text:p>
          </table:table-cell>
          <table:table-cell office:value-type="float" office:value="81.776" calcext:value-type="float">
            <text:p>81,77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206.9" calcext:value-type="float">
            <text:p>206,9</text:p>
          </table:table-cell>
          <table:table-cell office:value-type="float" office:value="197.392" calcext:value-type="float">
            <text:p>197,392</text:p>
          </table:table-cell>
          <table:table-cell office:value-type="float" office:value="203.171" calcext:value-type="float">
            <text:p>203,171</text:p>
          </table:table-cell>
          <table:table-cell office:value-type="float" office:value="226.45" calcext:value-type="float">
            <text:p>226,45</text:p>
          </table:table-cell>
          <table:table-cell office:value-type="float" office:value="260.121" calcext:value-type="float">
            <text:p>260,121</text:p>
          </table:table-cell>
          <table:table-cell office:value-type="float" office:value="242.536" calcext:value-type="float">
            <text:p>242,536</text:p>
          </table:table-cell>
          <table:table-cell office:value-type="float" office:value="265.352" calcext:value-type="float">
            <text:p>265,352</text:p>
          </table:table-cell>
          <table:table-cell office:value-type="float" office:value="269.361" calcext:value-type="float">
            <text:p>269,361</text:p>
          </table:table-cell>
          <table:table-cell office:value-type="float" office:value="259.469" calcext:value-type="float">
            <text:p>259,469</text:p>
          </table:table-cell>
          <table:table-cell office:value-type="float" office:value="237.556" calcext:value-type="float">
            <text:p>237,556</text:p>
          </table:table-cell>
          <table:table-cell office:value-type="float" office:value="214.586" calcext:value-type="float">
            <text:p>214,586</text:p>
          </table:table-cell>
          <table:table-cell office:value-type="float" office:value="199.241" calcext:value-type="float">
            <text:p>199,2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82.674" calcext:value-type="float">
            <text:p>82,674</text:p>
          </table:table-cell>
          <table:table-cell office:value-type="float" office:value="69.076" calcext:value-type="float">
            <text:p>69,076</text:p>
          </table:table-cell>
          <table:table-cell office:value-type="float" office:value="72.303" calcext:value-type="float">
            <text:p>72,303</text:p>
          </table:table-cell>
          <table:table-cell office:value-type="float" office:value="75.399" calcext:value-type="float">
            <text:p>75,399</text:p>
          </table:table-cell>
          <table:table-cell office:value-type="float" office:value="89.958" calcext:value-type="float">
            <text:p>89,958</text:p>
          </table:table-cell>
          <table:table-cell office:value-type="float" office:value="87.816" calcext:value-type="float">
            <text:p>87,816</text:p>
          </table:table-cell>
          <table:table-cell office:value-type="float" office:value="100.404" calcext:value-type="float">
            <text:p>100,404</text:p>
          </table:table-cell>
          <table:table-cell office:value-type="float" office:value="98.719" calcext:value-type="float">
            <text:p>98,719</text:p>
          </table:table-cell>
          <table:table-cell office:value-type="float" office:value="94.675" calcext:value-type="float">
            <text:p>94,675</text:p>
          </table:table-cell>
          <table:table-cell office:value-type="float" office:value="95.575" calcext:value-type="float">
            <text:p>95,575</text:p>
          </table:table-cell>
          <table:table-cell office:value-type="float" office:value="102.533" calcext:value-type="float">
            <text:p>102,533</text:p>
          </table:table-cell>
          <table:table-cell office:value-type="float" office:value="89.997" calcext:value-type="float">
            <text:p>89,9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83.13" calcext:value-type="float">
            <text:p>83,13</text:p>
          </table:table-cell>
          <table:table-cell office:value-type="float" office:value="65.293" calcext:value-type="float">
            <text:p>65,293</text:p>
          </table:table-cell>
          <table:table-cell office:value-type="float" office:value="90.338" calcext:value-type="float">
            <text:p>90,338</text:p>
          </table:table-cell>
          <table:table-cell office:value-type="float" office:value="83.188" calcext:value-type="float">
            <text:p>83,188</text:p>
          </table:table-cell>
          <table:table-cell office:value-type="float" office:value="107.23" calcext:value-type="float">
            <text:p>107,23</text:p>
          </table:table-cell>
          <table:table-cell office:value-type="float" office:value="105.397" calcext:value-type="float">
            <text:p>105,397</text:p>
          </table:table-cell>
          <table:table-cell office:value-type="float" office:value="120.055" calcext:value-type="float">
            <text:p>120,055</text:p>
          </table:table-cell>
          <table:table-cell office:value-type="float" office:value="125.769" calcext:value-type="float">
            <text:p>125,769</text:p>
          </table:table-cell>
          <table:table-cell office:value-type="float" office:value="112.904" calcext:value-type="float">
            <text:p>112,904</text:p>
          </table:table-cell>
          <table:table-cell office:value-type="float" office:value="123.201" calcext:value-type="float">
            <text:p>123,201</text:p>
          </table:table-cell>
          <table:table-cell office:value-type="float" office:value="112.725" calcext:value-type="float">
            <text:p>112,725</text:p>
          </table:table-cell>
          <table:table-cell office:value-type="float" office:value="90.828" calcext:value-type="float">
            <text:p>90,8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74.556" calcext:value-type="float">
            <text:p>74,556</text:p>
          </table:table-cell>
          <table:table-cell office:value-type="float" office:value="77.176" calcext:value-type="float">
            <text:p>77,176</text:p>
          </table:table-cell>
          <table:table-cell office:value-type="float" office:value="96.162" calcext:value-type="float">
            <text:p>96,162</text:p>
          </table:table-cell>
          <table:table-cell office:value-type="float" office:value="98.07" calcext:value-type="float">
            <text:p>98,07</text:p>
          </table:table-cell>
          <table:table-cell office:value-type="float" office:value="96.714" calcext:value-type="float">
            <text:p>96,714</text:p>
          </table:table-cell>
          <table:table-cell office:value-type="float" office:value="87.716" calcext:value-type="float">
            <text:p>87,716</text:p>
          </table:table-cell>
          <table:table-cell office:value-type="float" office:value="103.907" calcext:value-type="float">
            <text:p>103,907</text:p>
          </table:table-cell>
          <table:table-cell office:value-type="float" office:value="105.186" calcext:value-type="float">
            <text:p>105,186</text:p>
          </table:table-cell>
          <table:table-cell office:value-type="float" office:value="98.973" calcext:value-type="float">
            <text:p>98,973</text:p>
          </table:table-cell>
          <table:table-cell office:value-type="float" office:value="84.574" calcext:value-type="float">
            <text:p>84,574</text:p>
          </table:table-cell>
          <table:table-cell office:value-type="float" office:value="89.311" calcext:value-type="float">
            <text:p>89,311</text:p>
          </table:table-cell>
          <table:table-cell office:value-type="float" office:value="79.711" calcext:value-type="float">
            <text:p>79,7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581.608" calcext:value-type="float">
            <text:p>581,608</text:p>
          </table:table-cell>
          <table:table-cell office:value-type="float" office:value="480.081" calcext:value-type="float">
            <text:p>480,081</text:p>
          </table:table-cell>
          <table:table-cell office:value-type="float" office:value="639.374" calcext:value-type="float">
            <text:p>639,374</text:p>
          </table:table-cell>
          <table:table-cell office:value-type="float" office:value="590.176" calcext:value-type="float">
            <text:p>590,176</text:p>
          </table:table-cell>
          <table:table-cell office:value-type="float" office:value="648.069" calcext:value-type="float">
            <text:p>648,069</text:p>
          </table:table-cell>
          <table:table-cell office:value-type="float" office:value="604.968" calcext:value-type="float">
            <text:p>604,968</text:p>
          </table:table-cell>
          <table:table-cell office:value-type="float" office:value="638.795" calcext:value-type="float">
            <text:p>638,795</text:p>
          </table:table-cell>
          <table:table-cell office:value-type="float" office:value="652.804" calcext:value-type="float">
            <text:p>652,804</text:p>
          </table:table-cell>
          <table:table-cell office:value-type="float" office:value="622.984" calcext:value-type="float">
            <text:p>622,984</text:p>
          </table:table-cell>
          <table:table-cell office:value-type="float" office:value="536.252" calcext:value-type="float">
            <text:p>536,252</text:p>
          </table:table-cell>
          <table:table-cell office:value-type="float" office:value="549.13" calcext:value-type="float">
            <text:p>549,13</text:p>
          </table:table-cell>
          <table:table-cell office:value-type="float" office:value="431.434" calcext:value-type="float">
            <text:p>431,43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02.07" calcext:value-type="float">
            <text:p>102,07</text:p>
          </table:table-cell>
          <table:table-cell office:value-type="float" office:value="100.248" calcext:value-type="float">
            <text:p>100,248</text:p>
          </table:table-cell>
          <table:table-cell office:value-type="float" office:value="104.554" calcext:value-type="float">
            <text:p>104,554</text:p>
          </table:table-cell>
          <table:table-cell office:value-type="float" office:value="112.921" calcext:value-type="float">
            <text:p>112,921</text:p>
          </table:table-cell>
          <table:table-cell office:value-type="float" office:value="130.3" calcext:value-type="float">
            <text:p>130,3</text:p>
          </table:table-cell>
          <table:table-cell office:value-type="float" office:value="142.425" calcext:value-type="float">
            <text:p>142,425</text:p>
          </table:table-cell>
          <table:table-cell office:value-type="float" office:value="144.977" calcext:value-type="float">
            <text:p>144,977</text:p>
          </table:table-cell>
          <table:table-cell office:value-type="float" office:value="137.794" calcext:value-type="float">
            <text:p>137,794</text:p>
          </table:table-cell>
          <table:table-cell office:value-type="float" office:value="142.25" calcext:value-type="float">
            <text:p>142,25</text:p>
          </table:table-cell>
          <table:table-cell office:value-type="float" office:value="150.995" calcext:value-type="float">
            <text:p>150,995</text:p>
          </table:table-cell>
          <table:table-cell office:value-type="float" office:value="135.162" calcext:value-type="float">
            <text:p>135,162</text:p>
          </table:table-cell>
          <table:table-cell office:value-type="float" office:value="125.356" calcext:value-type="float">
            <text:p>125,3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96.375" calcext:value-type="float">
            <text:p>96,375</text:p>
          </table:table-cell>
          <table:table-cell office:value-type="float" office:value="84.138" calcext:value-type="float">
            <text:p>84,138</text:p>
          </table:table-cell>
          <table:table-cell office:value-type="float" office:value="94.985" calcext:value-type="float">
            <text:p>94,985</text:p>
          </table:table-cell>
          <table:table-cell office:value-type="float" office:value="88.837" calcext:value-type="float">
            <text:p>88,837</text:p>
          </table:table-cell>
          <table:table-cell office:value-type="float" office:value="84.853" calcext:value-type="float">
            <text:p>84,853</text:p>
          </table:table-cell>
          <table:table-cell office:value-type="float" office:value="90.095" calcext:value-type="float">
            <text:p>90,095</text:p>
          </table:table-cell>
          <table:table-cell office:value-type="float" office:value="97.783" calcext:value-type="float">
            <text:p>97,783</text:p>
          </table:table-cell>
          <table:table-cell office:value-type="float" office:value="93.27" calcext:value-type="float">
            <text:p>93,27</text:p>
          </table:table-cell>
          <table:table-cell office:value-type="float" office:value="99.708" calcext:value-type="float">
            <text:p>99,708</text:p>
          </table:table-cell>
          <table:table-cell office:value-type="float" office:value="99.061" calcext:value-type="float">
            <text:p>99,061</text:p>
          </table:table-cell>
          <table:table-cell office:value-type="float" office:value="90.117" calcext:value-type="float">
            <text:p>90,117</text:p>
          </table:table-cell>
          <table:table-cell office:value-type="float" office:value="92.865" calcext:value-type="float">
            <text:p>92,8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18.454" calcext:value-type="float">
            <text:p>318,454</text:p>
          </table:table-cell>
          <table:table-cell office:value-type="float" office:value="369.143" calcext:value-type="float">
            <text:p>369,143</text:p>
          </table:table-cell>
          <table:table-cell office:value-type="float" office:value="429.394" calcext:value-type="float">
            <text:p>429,394</text:p>
          </table:table-cell>
          <table:table-cell office:value-type="float" office:value="417.032" calcext:value-type="float">
            <text:p>417,032</text:p>
          </table:table-cell>
          <table:table-cell office:value-type="float" office:value="427.578" calcext:value-type="float">
            <text:p>427,578</text:p>
          </table:table-cell>
          <table:table-cell office:value-type="float" office:value="388.003" calcext:value-type="float">
            <text:p>388,003</text:p>
          </table:table-cell>
          <table:table-cell office:value-type="float" office:value="448.292" calcext:value-type="float">
            <text:p>448,292</text:p>
          </table:table-cell>
          <table:table-cell office:value-type="float" office:value="422.14" calcext:value-type="float">
            <text:p>422,14</text:p>
          </table:table-cell>
          <table:table-cell office:value-type="float" office:value="424.552" calcext:value-type="float">
            <text:p>424,552</text:p>
          </table:table-cell>
          <table:table-cell office:value-type="float" office:value="359.471" calcext:value-type="float">
            <text:p>359,471</text:p>
          </table:table-cell>
          <table:table-cell office:value-type="float" office:value="415.422" calcext:value-type="float">
            <text:p>415,422</text:p>
          </table:table-cell>
          <table:table-cell office:value-type="float" office:value="364.932" calcext:value-type="float">
            <text:p>364,9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75.331" calcext:value-type="float">
            <text:p>175,331</text:p>
          </table:table-cell>
          <table:table-cell office:value-type="float" office:value="163.195" calcext:value-type="float">
            <text:p>163,195</text:p>
          </table:table-cell>
          <table:table-cell office:value-type="float" office:value="185.966" calcext:value-type="float">
            <text:p>185,966</text:p>
          </table:table-cell>
          <table:table-cell office:value-type="float" office:value="159.587" calcext:value-type="float">
            <text:p>159,587</text:p>
          </table:table-cell>
          <table:table-cell office:value-type="float" office:value="152.682" calcext:value-type="float">
            <text:p>152,682</text:p>
          </table:table-cell>
          <table:table-cell office:value-type="float" office:value="161.977" calcext:value-type="float">
            <text:p>161,977</text:p>
          </table:table-cell>
          <table:table-cell office:value-type="float" office:value="169.304" calcext:value-type="float">
            <text:p>169,304</text:p>
          </table:table-cell>
          <table:table-cell office:value-type="float" office:value="161.275" calcext:value-type="float">
            <text:p>161,275</text:p>
          </table:table-cell>
          <table:table-cell office:value-type="float" office:value="181.031" calcext:value-type="float">
            <text:p>181,031</text:p>
          </table:table-cell>
          <table:table-cell office:value-type="float" office:value="171.198" calcext:value-type="float">
            <text:p>171,198</text:p>
          </table:table-cell>
          <table:table-cell office:value-type="float" office:value="171.394" calcext:value-type="float">
            <text:p>171,394</text:p>
          </table:table-cell>
          <table:table-cell office:value-type="float" office:value="169.471" calcext:value-type="float">
            <text:p>169,47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67.343" calcext:value-type="float">
            <text:p>67,343</text:p>
          </table:table-cell>
          <table:table-cell office:value-type="float" office:value="53.335" calcext:value-type="float">
            <text:p>53,335</text:p>
          </table:table-cell>
          <table:table-cell office:value-type="float" office:value="62.799" calcext:value-type="float">
            <text:p>62,799</text:p>
          </table:table-cell>
          <table:table-cell office:value-type="float" office:value="61.534" calcext:value-type="float">
            <text:p>61,534</text:p>
          </table:table-cell>
          <table:table-cell office:value-type="float" office:value="68.772" calcext:value-type="float">
            <text:p>68,772</text:p>
          </table:table-cell>
          <table:table-cell office:value-type="float" office:value="71.164" calcext:value-type="float">
            <text:p>71,164</text:p>
          </table:table-cell>
          <table:table-cell office:value-type="float" office:value="78.2" calcext:value-type="float">
            <text:p>78,2</text:p>
          </table:table-cell>
          <table:table-cell office:value-type="float" office:value="75.435" calcext:value-type="float">
            <text:p>75,435</text:p>
          </table:table-cell>
          <table:table-cell office:value-type="float" office:value="71.709" calcext:value-type="float">
            <text:p>71,709</text:p>
          </table:table-cell>
          <table:table-cell office:value-type="float" office:value="72.067" calcext:value-type="float">
            <text:p>72,067</text:p>
          </table:table-cell>
          <table:table-cell office:value-type="float" office:value="74.51" calcext:value-type="float">
            <text:p>74,51</text:p>
          </table:table-cell>
          <table:table-cell office:value-type="float" office:value="69.5" calcext:value-type="float">
            <text:p>69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35.904" calcext:value-type="float">
            <text:p>235,904</text:p>
          </table:table-cell>
          <table:table-cell office:value-type="float" office:value="235.342" calcext:value-type="float">
            <text:p>235,342</text:p>
          </table:table-cell>
          <table:table-cell office:value-type="float" office:value="292.643" calcext:value-type="float">
            <text:p>292,643</text:p>
          </table:table-cell>
          <table:table-cell office:value-type="float" office:value="270.91" calcext:value-type="float">
            <text:p>270,91</text:p>
          </table:table-cell>
          <table:table-cell office:value-type="float" office:value="271.625" calcext:value-type="float">
            <text:p>271,625</text:p>
          </table:table-cell>
          <table:table-cell office:value-type="float" office:value="259.582" calcext:value-type="float">
            <text:p>259,582</text:p>
          </table:table-cell>
          <table:table-cell office:value-type="float" office:value="288.108" calcext:value-type="float">
            <text:p>288,108</text:p>
          </table:table-cell>
          <table:table-cell office:value-type="float" office:value="288.595" calcext:value-type="float">
            <text:p>288,595</text:p>
          </table:table-cell>
          <table:table-cell office:value-type="float" office:value="263.892" calcext:value-type="float">
            <text:p>263,892</text:p>
          </table:table-cell>
          <table:table-cell office:value-type="float" office:value="274.66" calcext:value-type="float">
            <text:p>274,66</text:p>
          </table:table-cell>
          <table:table-cell office:value-type="float" office:value="279.433" calcext:value-type="float">
            <text:p>279,433</text:p>
          </table:table-cell>
          <table:table-cell office:value-type="float" office:value="261.601" calcext:value-type="float">
            <text:p>261,6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28.07" calcext:value-type="float">
            <text:p>228,07</text:p>
          </table:table-cell>
          <table:table-cell office:value-type="float" office:value="212.958" calcext:value-type="float">
            <text:p>212,958</text:p>
          </table:table-cell>
          <table:table-cell office:value-type="float" office:value="252.909" calcext:value-type="float">
            <text:p>252,909</text:p>
          </table:table-cell>
          <table:table-cell office:value-type="float" office:value="237.46" calcext:value-type="float">
            <text:p>237,46</text:p>
          </table:table-cell>
          <table:table-cell office:value-type="float" office:value="235.758" calcext:value-type="float">
            <text:p>235,758</text:p>
          </table:table-cell>
          <table:table-cell office:value-type="float" office:value="251.783" calcext:value-type="float">
            <text:p>251,783</text:p>
          </table:table-cell>
          <table:table-cell office:value-type="float" office:value="273.551" calcext:value-type="float">
            <text:p>273,551</text:p>
          </table:table-cell>
          <table:table-cell office:value-type="float" office:value="253.127" calcext:value-type="float">
            <text:p>253,127</text:p>
          </table:table-cell>
          <table:table-cell office:value-type="float" office:value="248.124" calcext:value-type="float">
            <text:p>248,124</text:p>
          </table:table-cell>
          <table:table-cell office:value-type="float" office:value="206.532" calcext:value-type="float">
            <text:p>206,532</text:p>
          </table:table-cell>
          <table:table-cell office:value-type="float" office:value="226.668" calcext:value-type="float">
            <text:p>226,668</text:p>
          </table:table-cell>
          <table:table-cell office:value-type="float" office:value="202.742" calcext:value-type="float">
            <text:p>202,7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73.317" calcext:value-type="float">
            <text:p>73,317</text:p>
          </table:table-cell>
          <table:table-cell office:value-type="float" office:value="59.813" calcext:value-type="float">
            <text:p>59,813</text:p>
          </table:table-cell>
          <table:table-cell office:value-type="float" office:value="77.672" calcext:value-type="float">
            <text:p>77,672</text:p>
          </table:table-cell>
          <table:table-cell office:value-type="float" office:value="62.575" calcext:value-type="float">
            <text:p>62,575</text:p>
          </table:table-cell>
          <table:table-cell office:value-type="float" office:value="59.378" calcext:value-type="float">
            <text:p>59,378</text:p>
          </table:table-cell>
          <table:table-cell office:value-type="float" office:value="65.578" calcext:value-type="float">
            <text:p>65,578</text:p>
          </table:table-cell>
          <table:table-cell office:value-type="float" office:value="68.661" calcext:value-type="float">
            <text:p>68,661</text:p>
          </table:table-cell>
          <table:table-cell office:value-type="float" office:value="70.995" calcext:value-type="float">
            <text:p>70,995</text:p>
          </table:table-cell>
          <table:table-cell office:value-type="float" office:value="69.761" calcext:value-type="float">
            <text:p>69,761</text:p>
          </table:table-cell>
          <table:table-cell office:value-type="float" office:value="76.916" calcext:value-type="float">
            <text:p>76,916</text:p>
          </table:table-cell>
          <table:table-cell office:value-type="float" office:value="62.896" calcext:value-type="float">
            <text:p>62,896</text:p>
          </table:table-cell>
          <table:table-cell office:value-type="float" office:value="64.298" calcext:value-type="float">
            <text:p>64,2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5.615" calcext:value-type="float">
            <text:p>35,615</text:p>
          </table:table-cell>
          <table:table-cell office:value-type="float" office:value="32.034" calcext:value-type="float">
            <text:p>32,034</text:p>
          </table:table-cell>
          <table:table-cell office:value-type="float" office:value="36.93" calcext:value-type="float">
            <text:p>36,93</text:p>
          </table:table-cell>
          <table:table-cell office:value-type="float" office:value="38.24" calcext:value-type="float">
            <text:p>38,24</text:p>
          </table:table-cell>
          <table:table-cell office:value-type="float" office:value="44.66" calcext:value-type="float">
            <text:p>44,66</text:p>
          </table:table-cell>
          <table:table-cell office:value-type="float" office:value="43.439" calcext:value-type="float">
            <text:p>43,439</text:p>
          </table:table-cell>
          <table:table-cell office:value-type="float" office:value="46.9" calcext:value-type="float">
            <text:p>46,9</text:p>
          </table:table-cell>
          <table:table-cell office:value-type="float" office:value="49.678" calcext:value-type="float">
            <text:p>49,678</text:p>
          </table:table-cell>
          <table:table-cell office:value-type="float" office:value="52.707" calcext:value-type="float">
            <text:p>52,707</text:p>
          </table:table-cell>
          <table:table-cell office:value-type="float" office:value="45.872" calcext:value-type="float">
            <text:p>45,872</text:p>
          </table:table-cell>
          <table:table-cell office:value-type="float" office:value="40.769" calcext:value-type="float">
            <text:p>40,769</text:p>
          </table:table-cell>
          <table:table-cell office:value-type="float" office:value="35.98" calcext:value-type="float">
            <text:p>35,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14.119" calcext:value-type="float">
            <text:p>14,119</text:p>
          </table:table-cell>
          <table:table-cell office:value-type="float" office:value="12.288" calcext:value-type="float">
            <text:p>12,288</text:p>
          </table:table-cell>
          <table:table-cell office:value-type="float" office:value="11.384" calcext:value-type="float">
            <text:p>11,384</text:p>
          </table:table-cell>
          <table:table-cell office:value-type="float" office:value="11.663" calcext:value-type="float">
            <text:p>11,663</text:p>
          </table:table-cell>
          <table:table-cell office:value-type="float" office:value="10.268" calcext:value-type="float">
            <text:p>10,268</text:p>
          </table:table-cell>
          <table:table-cell office:value-type="float" office:value="12.188" calcext:value-type="float">
            <text:p>12,188</text:p>
          </table:table-cell>
          <table:table-cell office:value-type="float" office:value="12.214" calcext:value-type="float">
            <text:p>12,214</text:p>
          </table:table-cell>
          <table:table-cell office:value-type="float" office:value="12.023" calcext:value-type="float">
            <text:p>12,023</text:p>
          </table:table-cell>
          <table:table-cell office:value-type="float" office:value="9.427" calcext:value-type="float">
            <text:p>9,427</text:p>
          </table:table-cell>
          <table:table-cell office:value-type="float" office:value="14.426" calcext:value-type="float">
            <text:p>14,426</text:p>
          </table:table-cell>
          <table:table-cell office:value-type="float" office:value="13.972" calcext:value-type="float">
            <text:p>13,972</text:p>
          </table:table-cell>
          <table:table-cell office:value-type="float" office:value="11.017" calcext:value-type="float">
            <text:p>11,0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70.432" calcext:value-type="float">
            <text:p>270,432</text:p>
          </table:table-cell>
          <table:table-cell office:value-type="float" office:value="303.917" calcext:value-type="float">
            <text:p>303,917</text:p>
          </table:table-cell>
          <table:table-cell office:value-type="float" office:value="357.965" calcext:value-type="float">
            <text:p>357,965</text:p>
          </table:table-cell>
          <table:table-cell office:value-type="float" office:value="341.342" calcext:value-type="float">
            <text:p>341,342</text:p>
          </table:table-cell>
          <table:table-cell office:value-type="float" office:value="349.42" calcext:value-type="float">
            <text:p>349,42</text:p>
          </table:table-cell>
          <table:table-cell office:value-type="float" office:value="335.265" calcext:value-type="float">
            <text:p>335,265</text:p>
          </table:table-cell>
          <table:table-cell office:value-type="float" office:value="373.269" calcext:value-type="float">
            <text:p>373,269</text:p>
          </table:table-cell>
          <table:table-cell office:value-type="float" office:value="378.781" calcext:value-type="float">
            <text:p>378,781</text:p>
          </table:table-cell>
          <table:table-cell office:value-type="float" office:value="350.386" calcext:value-type="float">
            <text:p>350,386</text:p>
          </table:table-cell>
          <table:table-cell office:value-type="float" office:value="346.978" calcext:value-type="float">
            <text:p>346,978</text:p>
          </table:table-cell>
          <table:table-cell office:value-type="float" office:value="363.493" calcext:value-type="float">
            <text:p>363,493</text:p>
          </table:table-cell>
          <table:table-cell office:value-type="float" office:value="318.085" calcext:value-type="float">
            <text:p>318,0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923.739" calcext:value-type="float">
            <text:p>923,739</text:p>
          </table:table-cell>
          <table:table-cell office:value-type="float" office:value="861.651" calcext:value-type="float">
            <text:p>861,651</text:p>
          </table:table-cell>
          <table:table-cell office:value-type="float" office:value="1041.877" calcext:value-type="float">
            <text:p>1041,877</text:p>
          </table:table-cell>
          <table:table-cell office:value-type="float" office:value="1006.219" calcext:value-type="float">
            <text:p>1006,219</text:p>
          </table:table-cell>
          <table:table-cell office:value-type="float" office:value="1046.785" calcext:value-type="float">
            <text:p>1046,785</text:p>
          </table:table-cell>
          <table:table-cell office:value-type="float" office:value="1062.395" calcext:value-type="float">
            <text:p>1062,395</text:p>
          </table:table-cell>
          <table:table-cell office:value-type="float" office:value="1100.641" calcext:value-type="float">
            <text:p>1100,641</text:p>
          </table:table-cell>
          <table:table-cell office:value-type="float" office:value="1086.223" calcext:value-type="float">
            <text:p>1086,223</text:p>
          </table:table-cell>
          <table:table-cell office:value-type="float" office:value="1054.955" calcext:value-type="float">
            <text:p>1054,955</text:p>
          </table:table-cell>
          <table:table-cell office:value-type="float" office:value="1008.418" calcext:value-type="float">
            <text:p>1008,418</text:p>
          </table:table-cell>
          <table:table-cell office:value-type="float" office:value="1018.275" calcext:value-type="float">
            <text:p>1018,275</text:p>
          </table:table-cell>
          <table:table-cell office:value-type="float" office:value="902.66" calcext:value-type="float">
            <text:p>902,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42.517" calcext:value-type="float">
            <text:p>42,517</text:p>
          </table:table-cell>
          <table:table-cell office:value-type="float" office:value="44.162" calcext:value-type="float">
            <text:p>44,162</text:p>
          </table:table-cell>
          <table:table-cell office:value-type="float" office:value="53.871" calcext:value-type="float">
            <text:p>53,871</text:p>
          </table:table-cell>
          <table:table-cell office:value-type="float" office:value="44.494" calcext:value-type="float">
            <text:p>44,494</text:p>
          </table:table-cell>
          <table:table-cell office:value-type="float" office:value="37.865" calcext:value-type="float">
            <text:p>37,865</text:p>
          </table:table-cell>
          <table:table-cell office:value-type="float" office:value="37.706" calcext:value-type="float">
            <text:p>37,706</text:p>
          </table:table-cell>
          <table:table-cell office:value-type="float" office:value="38.178" calcext:value-type="float">
            <text:p>38,178</text:p>
          </table:table-cell>
          <table:table-cell office:value-type="float" office:value="42.899" calcext:value-type="float">
            <text:p>42,899</text:p>
          </table:table-cell>
          <table:table-cell office:value-type="float" office:value="45.714" calcext:value-type="float">
            <text:p>45,714</text:p>
          </table:table-cell>
          <table:table-cell office:value-type="float" office:value="49.01" calcext:value-type="float">
            <text:p>49,01</text:p>
          </table:table-cell>
          <table:table-cell office:value-type="float" office:value="42.946" calcext:value-type="float">
            <text:p>42,946</text:p>
          </table:table-cell>
          <table:table-cell office:value-type="float" office:value="32.132" calcext:value-type="float">
            <text:p>32,1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41.574" calcext:value-type="float">
            <text:p>41,574</text:p>
          </table:table-cell>
          <table:table-cell office:value-type="float" office:value="37.004" calcext:value-type="float">
            <text:p>37,004</text:p>
          </table:table-cell>
          <table:table-cell office:value-type="float" office:value="38.102" calcext:value-type="float">
            <text:p>38,102</text:p>
          </table:table-cell>
          <table:table-cell office:value-type="float" office:value="41.248" calcext:value-type="float">
            <text:p>41,248</text:p>
          </table:table-cell>
          <table:table-cell office:value-type="float" office:value="47.265" calcext:value-type="float">
            <text:p>47,265</text:p>
          </table:table-cell>
          <table:table-cell office:value-type="float" office:value="49.398" calcext:value-type="float">
            <text:p>49,398</text:p>
          </table:table-cell>
          <table:table-cell office:value-type="float" office:value="55.541" calcext:value-type="float">
            <text:p>55,541</text:p>
          </table:table-cell>
          <table:table-cell office:value-type="float" office:value="52.757" calcext:value-type="float">
            <text:p>52,757</text:p>
          </table:table-cell>
          <table:table-cell office:value-type="float" office:value="50.016" calcext:value-type="float">
            <text:p>50,016</text:p>
          </table:table-cell>
          <table:table-cell office:value-type="float" office:value="48.899" calcext:value-type="float">
            <text:p>48,899</text:p>
          </table:table-cell>
          <table:table-cell office:value-type="float" office:value="42.345" calcext:value-type="float">
            <text:p>42,345</text:p>
          </table:table-cell>
          <table:table-cell office:value-type="float" office:value="37.881" calcext:value-type="float">
            <text:p>37,881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style-name="ce18" table:number-columns-repeated="12"/>
          <table:table-cell table:number-columns-repeated="6"/>
        </table:table-row>
        <table:table-row table:style-name="ro2" table:number-rows-repeated="2">
          <table:table-cell table:style-name="Default"/>
          <table:table-cell table:style-name="ce18" table:number-columns-repeated="12"/>
          <table:table-cell table:style-name="Default" table:number-columns-repeated="6"/>
        </table:table-row>
        <table:table-row table:style-name="ro2">
          <table:table-cell table:style-name="Default"/>
          <table:table-cell table:style-name="ce18" table:number-columns-repeated="12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16"/>
        <table:table-column table:style-name="co2" table:number-columns-repeated="12" table:default-cell-style-name="ce37"/>
        <table:table-column table:style-name="co2" table:number-columns-repeated="18" table:default-cell-style-name="Default"/>
        <table:table-row table:style-name="ro1">
          <table:table-cell table:style-name="ce13" office:value-type="string" calcext:value-type="string">
            <text:p>Previsto (mil ton.)</text:p>
          </table:table-cell>
          <table:table-cell table:style-name="ce17" office:value-type="string" calcext:value-type="string">
            <text:p>2021-01</text:p>
          </table:table-cell>
          <table:table-cell table:style-name="ce17" office:value-type="string" calcext:value-type="string">
            <text:p>2021-02</text:p>
          </table:table-cell>
          <table:table-cell table:style-name="ce17" office:value-type="string" calcext:value-type="string">
            <text:p>2021-03</text:p>
          </table:table-cell>
          <table:table-cell table:style-name="ce17" office:value-type="string" calcext:value-type="string">
            <text:p>2021-04</text:p>
          </table:table-cell>
          <table:table-cell table:style-name="ce17" office:value-type="string" calcext:value-type="string">
            <text:p>2021-05</text:p>
          </table:table-cell>
          <table:table-cell table:style-name="ce17" office:value-type="string" calcext:value-type="string">
            <text:p>2021-06</text:p>
          </table:table-cell>
          <table:table-cell table:style-name="ce17" office:value-type="string" calcext:value-type="string">
            <text:p>2021-07</text:p>
          </table:table-cell>
          <table:table-cell table:style-name="ce17" office:value-type="string" calcext:value-type="string">
            <text:p>2021-08</text:p>
          </table:table-cell>
          <table:table-cell table:style-name="ce17" office:value-type="string" calcext:value-type="string">
            <text:p>2021-09</text:p>
          </table:table-cell>
          <table:table-cell table:style-name="ce17" office:value-type="string" calcext:value-type="string">
            <text:p>2021-10</text:p>
          </table:table-cell>
          <table:table-cell table:style-name="ce17" office:value-type="string" calcext:value-type="string">
            <text:p>2021-11</text:p>
          </table:table-cell>
          <table:table-cell table:style-name="ce17" office:value-type="string" calcext:value-type="string">
            <text:p>2021-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2.233889" calcext:value-type="float">
            <text:p>12,233889</text:p>
          </table:table-cell>
          <table:table-cell office:value-type="float" office:value="12.063717" calcext:value-type="float">
            <text:p>12,063717</text:p>
          </table:table-cell>
          <table:table-cell office:value-type="float" office:value="12.386672" calcext:value-type="float">
            <text:p>12,386672</text:p>
          </table:table-cell>
          <table:table-cell office:value-type="float" office:value="14.049588" calcext:value-type="float">
            <text:p>14,049588</text:p>
          </table:table-cell>
          <table:table-cell office:value-type="float" office:value="15.352823" calcext:value-type="float">
            <text:p>15,352823</text:p>
          </table:table-cell>
          <table:table-cell office:value-type="float" office:value="15.162404" calcext:value-type="float">
            <text:p>15,162404</text:p>
          </table:table-cell>
          <table:table-cell office:value-type="float" office:value="16.987148" calcext:value-type="float">
            <text:p>16,987148</text:p>
          </table:table-cell>
          <table:table-cell office:value-type="float" office:value="18.105165" calcext:value-type="float">
            <text:p>18,105165</text:p>
          </table:table-cell>
          <table:table-cell office:value-type="float" office:value="17.801622" calcext:value-type="float">
            <text:p>17,801622</text:p>
          </table:table-cell>
          <table:table-cell office:value-type="float" office:value="14.947391" calcext:value-type="float">
            <text:p>14,947391</text:p>
          </table:table-cell>
          <table:table-cell office:value-type="float" office:value="11.262308" calcext:value-type="float">
            <text:p>11,262308</text:p>
          </table:table-cell>
          <table:table-cell office:value-type="float" office:value="10.717758" calcext:value-type="float">
            <text:p>10,717758</text:p>
          </table:table-cell>
          <table:table-cell table:style-name="ce18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46.050121" calcext:value-type="float">
            <text:p>46,050121</text:p>
          </table:table-cell>
          <table:table-cell office:value-type="float" office:value="45.224777" calcext:value-type="float">
            <text:p>45,224777</text:p>
          </table:table-cell>
          <table:table-cell office:value-type="float" office:value="45.406502" calcext:value-type="float">
            <text:p>45,406502</text:p>
          </table:table-cell>
          <table:table-cell office:value-type="float" office:value="43.914089" calcext:value-type="float">
            <text:p>43,914089</text:p>
          </table:table-cell>
          <table:table-cell office:value-type="float" office:value="41.319996" calcext:value-type="float">
            <text:p>41,319996</text:p>
          </table:table-cell>
          <table:table-cell office:value-type="float" office:value="37.888023" calcext:value-type="float">
            <text:p>37,888023</text:p>
          </table:table-cell>
          <table:table-cell office:value-type="float" office:value="39.05246" calcext:value-type="float">
            <text:p>39,05246</text:p>
          </table:table-cell>
          <table:table-cell office:value-type="float" office:value="43.361095" calcext:value-type="float">
            <text:p>43,361095</text:p>
          </table:table-cell>
          <table:table-cell office:value-type="float" office:value="46.906036" calcext:value-type="float">
            <text:p>46,906036</text:p>
          </table:table-cell>
          <table:table-cell office:value-type="float" office:value="49.231964" calcext:value-type="float">
            <text:p>49,231964</text:p>
          </table:table-cell>
          <table:table-cell office:value-type="float" office:value="50.378479" calcext:value-type="float">
            <text:p>50,378479</text:p>
          </table:table-cell>
          <table:table-cell office:value-type="float" office:value="46.731853" calcext:value-type="float">
            <text:p>46,73185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2.191929" calcext:value-type="float">
            <text:p>12,191929</text:p>
          </table:table-cell>
          <table:table-cell office:value-type="float" office:value="12.562169" calcext:value-type="float">
            <text:p>12,562169</text:p>
          </table:table-cell>
          <table:table-cell office:value-type="float" office:value="13.095246" calcext:value-type="float">
            <text:p>13,095246</text:p>
          </table:table-cell>
          <table:table-cell office:value-type="float" office:value="13.519494" calcext:value-type="float">
            <text:p>13,519494</text:p>
          </table:table-cell>
          <table:table-cell office:value-type="float" office:value="13.778622" calcext:value-type="float">
            <text:p>13,778622</text:p>
          </table:table-cell>
          <table:table-cell office:value-type="float" office:value="14.070291" calcext:value-type="float">
            <text:p>14,070291</text:p>
          </table:table-cell>
          <table:table-cell office:value-type="float" office:value="14.364846" calcext:value-type="float">
            <text:p>14,364846</text:p>
          </table:table-cell>
          <table:table-cell office:value-type="float" office:value="14.480935" calcext:value-type="float">
            <text:p>14,480935</text:p>
          </table:table-cell>
          <table:table-cell office:value-type="float" office:value="14.404384" calcext:value-type="float">
            <text:p>14,404384</text:p>
          </table:table-cell>
          <table:table-cell office:value-type="float" office:value="14.177386" calcext:value-type="float">
            <text:p>14,177386</text:p>
          </table:table-cell>
          <table:table-cell office:value-type="float" office:value="14.228515" calcext:value-type="float">
            <text:p>14,228515</text:p>
          </table:table-cell>
          <table:table-cell office:value-type="float" office:value="14.276723" calcext:value-type="float">
            <text:p>14,27672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57.742149" calcext:value-type="float">
            <text:p>57,742149</text:p>
          </table:table-cell>
          <table:table-cell office:value-type="float" office:value="57.642639" calcext:value-type="float">
            <text:p>57,642639</text:p>
          </table:table-cell>
          <table:table-cell office:value-type="float" office:value="57.663334" calcext:value-type="float">
            <text:p>57,663334</text:p>
          </table:table-cell>
          <table:table-cell office:value-type="float" office:value="57.587887" calcext:value-type="float">
            <text:p>57,587887</text:p>
          </table:table-cell>
          <table:table-cell office:value-type="float" office:value="57.542229" calcext:value-type="float">
            <text:p>57,542229</text:p>
          </table:table-cell>
          <table:table-cell office:value-type="float" office:value="57.539497" calcext:value-type="float">
            <text:p>57,539497</text:p>
          </table:table-cell>
          <table:table-cell office:value-type="float" office:value="57.549969" calcext:value-type="float">
            <text:p>57,549969</text:p>
          </table:table-cell>
          <table:table-cell office:value-type="float" office:value="57.528355" calcext:value-type="float">
            <text:p>57,528355</text:p>
          </table:table-cell>
          <table:table-cell office:value-type="float" office:value="57.572453" calcext:value-type="float">
            <text:p>57,572453</text:p>
          </table:table-cell>
          <table:table-cell office:value-type="float" office:value="57.618687" calcext:value-type="float">
            <text:p>57,618687</text:p>
          </table:table-cell>
          <table:table-cell office:value-type="float" office:value="57.650421" calcext:value-type="float">
            <text:p>57,650421</text:p>
          </table:table-cell>
          <table:table-cell office:value-type="float" office:value="57.688969" calcext:value-type="float">
            <text:p>57,68896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80.016205" calcext:value-type="float">
            <text:p>280,016205</text:p>
          </table:table-cell>
          <table:table-cell office:value-type="float" office:value="274.992249" calcext:value-type="float">
            <text:p>274,992249</text:p>
          </table:table-cell>
          <table:table-cell office:value-type="float" office:value="272.460571" calcext:value-type="float">
            <text:p>272,460571</text:p>
          </table:table-cell>
          <table:table-cell office:value-type="float" office:value="272.167267" calcext:value-type="float">
            <text:p>272,167267</text:p>
          </table:table-cell>
          <table:table-cell office:value-type="float" office:value="272.812439" calcext:value-type="float">
            <text:p>272,812439</text:p>
          </table:table-cell>
          <table:table-cell office:value-type="float" office:value="278.217773" calcext:value-type="float">
            <text:p>278,217773</text:p>
          </table:table-cell>
          <table:table-cell office:value-type="float" office:value="286.34848" calcext:value-type="float">
            <text:p>286,34848</text:p>
          </table:table-cell>
          <table:table-cell office:value-type="float" office:value="288.001282" calcext:value-type="float">
            <text:p>288,001282</text:p>
          </table:table-cell>
          <table:table-cell office:value-type="float" office:value="288.353241" calcext:value-type="float">
            <text:p>288,353241</text:p>
          </table:table-cell>
          <table:table-cell office:value-type="float" office:value="288.893921" calcext:value-type="float">
            <text:p>288,893921</text:p>
          </table:table-cell>
          <table:table-cell office:value-type="float" office:value="286.542542" calcext:value-type="float">
            <text:p>286,542542</text:p>
          </table:table-cell>
          <table:table-cell office:value-type="float" office:value="278.625641" calcext:value-type="float">
            <text:p>278,62564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39.902451" calcext:value-type="float">
            <text:p>139,902451</text:p>
          </table:table-cell>
          <table:table-cell office:value-type="float" office:value="129.821716" calcext:value-type="float">
            <text:p>129,821716</text:p>
          </table:table-cell>
          <table:table-cell office:value-type="float" office:value="129.174759" calcext:value-type="float">
            <text:p>129,174759</text:p>
          </table:table-cell>
          <table:table-cell office:value-type="float" office:value="134.302979" calcext:value-type="float">
            <text:p>134,302979</text:p>
          </table:table-cell>
          <table:table-cell office:value-type="float" office:value="145.669373" calcext:value-type="float">
            <text:p>145,669373</text:p>
          </table:table-cell>
          <table:table-cell office:value-type="float" office:value="159.691132" calcext:value-type="float">
            <text:p>159,691132</text:p>
          </table:table-cell>
          <table:table-cell office:value-type="float" office:value="169.925674" calcext:value-type="float">
            <text:p>169,925674</text:p>
          </table:table-cell>
          <table:table-cell office:value-type="float" office:value="178.483475" calcext:value-type="float">
            <text:p>178,483475</text:p>
          </table:table-cell>
          <table:table-cell office:value-type="float" office:value="185.435013" calcext:value-type="float">
            <text:p>185,435013</text:p>
          </table:table-cell>
          <table:table-cell office:value-type="float" office:value="184.351044" calcext:value-type="float">
            <text:p>184,351044</text:p>
          </table:table-cell>
          <table:table-cell office:value-type="float" office:value="176.012985" calcext:value-type="float">
            <text:p>176,012985</text:p>
          </table:table-cell>
          <table:table-cell office:value-type="float" office:value="162.712692" calcext:value-type="float">
            <text:p>162,712692</text:p>
          </table:table-cell>
          <table:table-cell table:style-name="ce37"/>
          <table:table-cell table:number-columns-repeated="17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8.147987" calcext:value-type="float">
            <text:p>48,147987</text:p>
          </table:table-cell>
          <table:table-cell office:value-type="float" office:value="47.524368" calcext:value-type="float">
            <text:p>47,524368</text:p>
          </table:table-cell>
          <table:table-cell office:value-type="float" office:value="47.933132" calcext:value-type="float">
            <text:p>47,933132</text:p>
          </table:table-cell>
          <table:table-cell office:value-type="float" office:value="49.743958" calcext:value-type="float">
            <text:p>49,743958</text:p>
          </table:table-cell>
          <table:table-cell office:value-type="float" office:value="51.651512" calcext:value-type="float">
            <text:p>51,651512</text:p>
          </table:table-cell>
          <table:table-cell office:value-type="float" office:value="54.181244" calcext:value-type="float">
            <text:p>54,181244</text:p>
          </table:table-cell>
          <table:table-cell office:value-type="float" office:value="57.922783" calcext:value-type="float">
            <text:p>57,922783</text:p>
          </table:table-cell>
          <table:table-cell office:value-type="float" office:value="59.36552" calcext:value-type="float">
            <text:p>59,36552</text:p>
          </table:table-cell>
          <table:table-cell office:value-type="float" office:value="58.975716" calcext:value-type="float">
            <text:p>58,975716</text:p>
          </table:table-cell>
          <table:table-cell office:value-type="float" office:value="56.403347" calcext:value-type="float">
            <text:p>56,403347</text:p>
          </table:table-cell>
          <table:table-cell office:value-type="float" office:value="51.783531" calcext:value-type="float">
            <text:p>51,783531</text:p>
          </table:table-cell>
          <table:table-cell office:value-type="float" office:value="48.028355" calcext:value-type="float">
            <text:p>48,02835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90.40519" calcext:value-type="float">
            <text:p>90,40519</text:p>
          </table:table-cell>
          <table:table-cell office:value-type="float" office:value="89.99704" calcext:value-type="float">
            <text:p>89,99704</text:p>
          </table:table-cell>
          <table:table-cell office:value-type="float" office:value="89.021446" calcext:value-type="float">
            <text:p>89,021446</text:p>
          </table:table-cell>
          <table:table-cell office:value-type="float" office:value="87.813538" calcext:value-type="float">
            <text:p>87,813538</text:p>
          </table:table-cell>
          <table:table-cell office:value-type="float" office:value="85.779076" calcext:value-type="float">
            <text:p>85,779076</text:p>
          </table:table-cell>
          <table:table-cell office:value-type="float" office:value="85.235321" calcext:value-type="float">
            <text:p>85,235321</text:p>
          </table:table-cell>
          <table:table-cell office:value-type="float" office:value="92.100899" calcext:value-type="float">
            <text:p>92,100899</text:p>
          </table:table-cell>
          <table:table-cell office:value-type="float" office:value="95.940704" calcext:value-type="float">
            <text:p>95,940704</text:p>
          </table:table-cell>
          <table:table-cell office:value-type="float" office:value="96.82" calcext:value-type="float">
            <text:p>96,82</text:p>
          </table:table-cell>
          <table:table-cell office:value-type="float" office:value="96.606972" calcext:value-type="float">
            <text:p>96,606972</text:p>
          </table:table-cell>
          <table:table-cell office:value-type="float" office:value="95.410942" calcext:value-type="float">
            <text:p>95,410942</text:p>
          </table:table-cell>
          <table:table-cell office:value-type="float" office:value="93.95369" calcext:value-type="float">
            <text:p>93,9536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71.255524" calcext:value-type="float">
            <text:p>171,255524</text:p>
          </table:table-cell>
          <table:table-cell office:value-type="float" office:value="171.975525" calcext:value-type="float">
            <text:p>171,975525</text:p>
          </table:table-cell>
          <table:table-cell office:value-type="float" office:value="172.641052" calcext:value-type="float">
            <text:p>172,641052</text:p>
          </table:table-cell>
          <table:table-cell office:value-type="float" office:value="175.781281" calcext:value-type="float">
            <text:p>175,781281</text:p>
          </table:table-cell>
          <table:table-cell office:value-type="float" office:value="196.142365" calcext:value-type="float">
            <text:p>196,142365</text:p>
          </table:table-cell>
          <table:table-cell office:value-type="float" office:value="212.580444" calcext:value-type="float">
            <text:p>212,580444</text:p>
          </table:table-cell>
          <table:table-cell office:value-type="float" office:value="221.299973" calcext:value-type="float">
            <text:p>221,299973</text:p>
          </table:table-cell>
          <table:table-cell office:value-type="float" office:value="218.050735" calcext:value-type="float">
            <text:p>218,050735</text:p>
          </table:table-cell>
          <table:table-cell office:value-type="float" office:value="215.525482" calcext:value-type="float">
            <text:p>215,525482</text:p>
          </table:table-cell>
          <table:table-cell office:value-type="float" office:value="213.606262" calcext:value-type="float">
            <text:p>213,606262</text:p>
          </table:table-cell>
          <table:table-cell office:value-type="float" office:value="202.881836" calcext:value-type="float">
            <text:p>202,881836</text:p>
          </table:table-cell>
          <table:table-cell office:value-type="float" office:value="172.471359" calcext:value-type="float">
            <text:p>172,47135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79.569847" calcext:value-type="float">
            <text:p>79,569847</text:p>
          </table:table-cell>
          <table:table-cell office:value-type="float" office:value="83.785057" calcext:value-type="float">
            <text:p>83,785057</text:p>
          </table:table-cell>
          <table:table-cell office:value-type="float" office:value="88.913933" calcext:value-type="float">
            <text:p>88,913933</text:p>
          </table:table-cell>
          <table:table-cell office:value-type="float" office:value="88.226906" calcext:value-type="float">
            <text:p>88,226906</text:p>
          </table:table-cell>
          <table:table-cell office:value-type="float" office:value="88.470436" calcext:value-type="float">
            <text:p>88,470436</text:p>
          </table:table-cell>
          <table:table-cell office:value-type="float" office:value="91.452858" calcext:value-type="float">
            <text:p>91,452858</text:p>
          </table:table-cell>
          <table:table-cell office:value-type="float" office:value="94.308708" calcext:value-type="float">
            <text:p>94,308708</text:p>
          </table:table-cell>
          <table:table-cell office:value-type="float" office:value="95.541496" calcext:value-type="float">
            <text:p>95,541496</text:p>
          </table:table-cell>
          <table:table-cell office:value-type="float" office:value="94.645157" calcext:value-type="float">
            <text:p>94,645157</text:p>
          </table:table-cell>
          <table:table-cell office:value-type="float" office:value="93.387482" calcext:value-type="float">
            <text:p>93,387482</text:p>
          </table:table-cell>
          <table:table-cell office:value-type="float" office:value="94.68795" calcext:value-type="float">
            <text:p>94,68795</text:p>
          </table:table-cell>
          <table:table-cell office:value-type="float" office:value="95.588333" calcext:value-type="float">
            <text:p>95,58833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91.916245" calcext:value-type="float">
            <text:p>91,916245</text:p>
          </table:table-cell>
          <table:table-cell office:value-type="float" office:value="93.683876" calcext:value-type="float">
            <text:p>93,683876</text:p>
          </table:table-cell>
          <table:table-cell office:value-type="float" office:value="91.73719" calcext:value-type="float">
            <text:p>91,73719</text:p>
          </table:table-cell>
          <table:table-cell office:value-type="float" office:value="95.480614" calcext:value-type="float">
            <text:p>95,480614</text:p>
          </table:table-cell>
          <table:table-cell office:value-type="float" office:value="98.190414" calcext:value-type="float">
            <text:p>98,190414</text:p>
          </table:table-cell>
          <table:table-cell office:value-type="float" office:value="103.75293" calcext:value-type="float">
            <text:p>103,75293</text:p>
          </table:table-cell>
          <table:table-cell office:value-type="float" office:value="109.828178" calcext:value-type="float">
            <text:p>109,828178</text:p>
          </table:table-cell>
          <table:table-cell office:value-type="float" office:value="110.078438" calcext:value-type="float">
            <text:p>110,078438</text:p>
          </table:table-cell>
          <table:table-cell office:value-type="float" office:value="115.222725" calcext:value-type="float">
            <text:p>115,222725</text:p>
          </table:table-cell>
          <table:table-cell office:value-type="float" office:value="117.230682" calcext:value-type="float">
            <text:p>117,230682</text:p>
          </table:table-cell>
          <table:table-cell office:value-type="float" office:value="117.347435" calcext:value-type="float">
            <text:p>117,347435</text:p>
          </table:table-cell>
          <table:table-cell office:value-type="float" office:value="107.209854" calcext:value-type="float">
            <text:p>107,2098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76.911514" calcext:value-type="float">
            <text:p>76,911514</text:p>
          </table:table-cell>
          <table:table-cell office:value-type="float" office:value="73.444534" calcext:value-type="float">
            <text:p>73,444534</text:p>
          </table:table-cell>
          <table:table-cell office:value-type="float" office:value="72.851341" calcext:value-type="float">
            <text:p>72,851341</text:p>
          </table:table-cell>
          <table:table-cell office:value-type="float" office:value="73.426437" calcext:value-type="float">
            <text:p>73,426437</text:p>
          </table:table-cell>
          <table:table-cell office:value-type="float" office:value="77.27935" calcext:value-type="float">
            <text:p>77,27935</text:p>
          </table:table-cell>
          <table:table-cell office:value-type="float" office:value="78.48719" calcext:value-type="float">
            <text:p>78,48719</text:p>
          </table:table-cell>
          <table:table-cell office:value-type="float" office:value="86.427338" calcext:value-type="float">
            <text:p>86,427338</text:p>
          </table:table-cell>
          <table:table-cell office:value-type="float" office:value="83.927856" calcext:value-type="float">
            <text:p>83,927856</text:p>
          </table:table-cell>
          <table:table-cell office:value-type="float" office:value="81.932846" calcext:value-type="float">
            <text:p>81,932846</text:p>
          </table:table-cell>
          <table:table-cell office:value-type="float" office:value="80.692986" calcext:value-type="float">
            <text:p>80,692986</text:p>
          </table:table-cell>
          <table:table-cell office:value-type="float" office:value="76.603874" calcext:value-type="float">
            <text:p>76,603874</text:p>
          </table:table-cell>
          <table:table-cell office:value-type="float" office:value="74.909821" calcext:value-type="float">
            <text:p>74,90982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535.094299" calcext:value-type="float">
            <text:p>535,094299</text:p>
          </table:table-cell>
          <table:table-cell office:value-type="float" office:value="532.831055" calcext:value-type="float">
            <text:p>532,831055</text:p>
          </table:table-cell>
          <table:table-cell office:value-type="float" office:value="532.24231" calcext:value-type="float">
            <text:p>532,24231</text:p>
          </table:table-cell>
          <table:table-cell office:value-type="float" office:value="532.23114" calcext:value-type="float">
            <text:p>532,23114</text:p>
          </table:table-cell>
          <table:table-cell office:value-type="float" office:value="532.216003" calcext:value-type="float">
            <text:p>532,216003</text:p>
          </table:table-cell>
          <table:table-cell office:value-type="float" office:value="607.699097" calcext:value-type="float">
            <text:p>607,699097</text:p>
          </table:table-cell>
          <table:table-cell office:value-type="float" office:value="604.675659" calcext:value-type="float">
            <text:p>604,675659</text:p>
          </table:table-cell>
          <table:table-cell office:value-type="float" office:value="598.295776" calcext:value-type="float">
            <text:p>598,295776</text:p>
          </table:table-cell>
          <table:table-cell office:value-type="float" office:value="587.885254" calcext:value-type="float">
            <text:p>587,885254</text:p>
          </table:table-cell>
          <table:table-cell office:value-type="float" office:value="532.247864" calcext:value-type="float">
            <text:p>532,247864</text:p>
          </table:table-cell>
          <table:table-cell office:value-type="float" office:value="533.677673" calcext:value-type="float">
            <text:p>533,677673</text:p>
          </table:table-cell>
          <table:table-cell office:value-type="float" office:value="533.113159" calcext:value-type="float">
            <text:p>533,113159</text:p>
          </table:table-cell>
          <table:table-cell table:style-name="ce37" table:number-columns-repeated="18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31.046616" calcext:value-type="float">
            <text:p>131,046616</text:p>
          </table:table-cell>
          <table:table-cell office:value-type="float" office:value="129.080734" calcext:value-type="float">
            <text:p>129,080734</text:p>
          </table:table-cell>
          <table:table-cell office:value-type="float" office:value="127.597893" calcext:value-type="float">
            <text:p>127,597893</text:p>
          </table:table-cell>
          <table:table-cell office:value-type="float" office:value="129.238647" calcext:value-type="float">
            <text:p>129,238647</text:p>
          </table:table-cell>
          <table:table-cell office:value-type="float" office:value="131.082718" calcext:value-type="float">
            <text:p>131,082718</text:p>
          </table:table-cell>
          <table:table-cell office:value-type="float" office:value="130.524872" calcext:value-type="float">
            <text:p>130,524872</text:p>
          </table:table-cell>
          <table:table-cell office:value-type="float" office:value="130.805313" calcext:value-type="float">
            <text:p>130,805313</text:p>
          </table:table-cell>
          <table:table-cell office:value-type="float" office:value="131.309158" calcext:value-type="float">
            <text:p>131,309158</text:p>
          </table:table-cell>
          <table:table-cell office:value-type="float" office:value="131.558014" calcext:value-type="float">
            <text:p>131,558014</text:p>
          </table:table-cell>
          <table:table-cell office:value-type="float" office:value="132.085678" calcext:value-type="float">
            <text:p>132,085678</text:p>
          </table:table-cell>
          <table:table-cell office:value-type="float" office:value="132.202225" calcext:value-type="float">
            <text:p>132,202225</text:p>
          </table:table-cell>
          <table:table-cell office:value-type="float" office:value="131.01651" calcext:value-type="float">
            <text:p>131,0165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93.0839" calcext:value-type="float">
            <text:p>93,0839</text:p>
          </table:table-cell>
          <table:table-cell office:value-type="float" office:value="80.051132" calcext:value-type="float">
            <text:p>80,051132</text:p>
          </table:table-cell>
          <table:table-cell office:value-type="float" office:value="78.633286" calcext:value-type="float">
            <text:p>78,633286</text:p>
          </table:table-cell>
          <table:table-cell office:value-type="float" office:value="76.965607" calcext:value-type="float">
            <text:p>76,965607</text:p>
          </table:table-cell>
          <table:table-cell office:value-type="float" office:value="77.099159" calcext:value-type="float">
            <text:p>77,099159</text:p>
          </table:table-cell>
          <table:table-cell office:value-type="float" office:value="81.818924" calcext:value-type="float">
            <text:p>81,818924</text:p>
          </table:table-cell>
          <table:table-cell office:value-type="float" office:value="88.829361" calcext:value-type="float">
            <text:p>88,829361</text:p>
          </table:table-cell>
          <table:table-cell office:value-type="float" office:value="93.322891" calcext:value-type="float">
            <text:p>93,322891</text:p>
          </table:table-cell>
          <table:table-cell office:value-type="float" office:value="97.167084" calcext:value-type="float">
            <text:p>97,167084</text:p>
          </table:table-cell>
          <table:table-cell office:value-type="float" office:value="101.02124" calcext:value-type="float">
            <text:p>101,02124</text:p>
          </table:table-cell>
          <table:table-cell office:value-type="float" office:value="102.473572" calcext:value-type="float">
            <text:p>102,473572</text:p>
          </table:table-cell>
          <table:table-cell office:value-type="float" office:value="99.515984" calcext:value-type="float">
            <text:p>99,515984</text:p>
          </table:table-cell>
          <table:table-cell table:style-name="ce37" table:number-columns-repeated="18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12.654877" calcext:value-type="float">
            <text:p>312,654877</text:p>
          </table:table-cell>
          <table:table-cell office:value-type="float" office:value="329.176849" calcext:value-type="float">
            <text:p>329,176849</text:p>
          </table:table-cell>
          <table:table-cell office:value-type="float" office:value="334.690094" calcext:value-type="float">
            <text:p>334,690094</text:p>
          </table:table-cell>
          <table:table-cell office:value-type="float" office:value="339.994202" calcext:value-type="float">
            <text:p>339,994202</text:p>
          </table:table-cell>
          <table:table-cell office:value-type="float" office:value="353.603363" calcext:value-type="float">
            <text:p>353,603363</text:p>
          </table:table-cell>
          <table:table-cell office:value-type="float" office:value="377.148346" calcext:value-type="float">
            <text:p>377,148346</text:p>
          </table:table-cell>
          <table:table-cell office:value-type="float" office:value="372.638153" calcext:value-type="float">
            <text:p>372,638153</text:p>
          </table:table-cell>
          <table:table-cell office:value-type="float" office:value="363.474182" calcext:value-type="float">
            <text:p>363,474182</text:p>
          </table:table-cell>
          <table:table-cell office:value-type="float" office:value="343.383911" calcext:value-type="float">
            <text:p>343,383911</text:p>
          </table:table-cell>
          <table:table-cell office:value-type="float" office:value="351.22171" calcext:value-type="float">
            <text:p>351,22171</text:p>
          </table:table-cell>
          <table:table-cell office:value-type="float" office:value="315.88089" calcext:value-type="float">
            <text:p>315,88089</text:p>
          </table:table-cell>
          <table:table-cell office:value-type="float" office:value="322.264435" calcext:value-type="float">
            <text:p>322,26443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53.293976" calcext:value-type="float">
            <text:p>153,293976</text:p>
          </table:table-cell>
          <table:table-cell office:value-type="float" office:value="147.55809" calcext:value-type="float">
            <text:p>147,55809</text:p>
          </table:table-cell>
          <table:table-cell office:value-type="float" office:value="151.140228" calcext:value-type="float">
            <text:p>151,140228</text:p>
          </table:table-cell>
          <table:table-cell office:value-type="float" office:value="143.308594" calcext:value-type="float">
            <text:p>143,308594</text:p>
          </table:table-cell>
          <table:table-cell office:value-type="float" office:value="149.15686" calcext:value-type="float">
            <text:p>149,15686</text:p>
          </table:table-cell>
          <table:table-cell office:value-type="float" office:value="154.923752" calcext:value-type="float">
            <text:p>154,923752</text:p>
          </table:table-cell>
          <table:table-cell office:value-type="float" office:value="158.367798" calcext:value-type="float">
            <text:p>158,367798</text:p>
          </table:table-cell>
          <table:table-cell office:value-type="float" office:value="162.698822" calcext:value-type="float">
            <text:p>162,698822</text:p>
          </table:table-cell>
          <table:table-cell office:value-type="float" office:value="159.589767" calcext:value-type="float">
            <text:p>159,589767</text:p>
          </table:table-cell>
          <table:table-cell office:value-type="float" office:value="160.270264" calcext:value-type="float">
            <text:p>160,270264</text:p>
          </table:table-cell>
          <table:table-cell office:value-type="float" office:value="158.724731" calcext:value-type="float">
            <text:p>158,724731</text:p>
          </table:table-cell>
          <table:table-cell office:value-type="float" office:value="155.615936" calcext:value-type="float">
            <text:p>155,61593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56.890854" calcext:value-type="float">
            <text:p>56,890854</text:p>
          </table:table-cell>
          <table:table-cell office:value-type="float" office:value="57.878273" calcext:value-type="float">
            <text:p>57,878273</text:p>
          </table:table-cell>
          <table:table-cell office:value-type="float" office:value="57.930943" calcext:value-type="float">
            <text:p>57,930943</text:p>
          </table:table-cell>
          <table:table-cell office:value-type="float" office:value="60.029766" calcext:value-type="float">
            <text:p>60,029766</text:p>
          </table:table-cell>
          <table:table-cell office:value-type="float" office:value="63.044502" calcext:value-type="float">
            <text:p>63,044502</text:p>
          </table:table-cell>
          <table:table-cell office:value-type="float" office:value="67.154839" calcext:value-type="float">
            <text:p>67,154839</text:p>
          </table:table-cell>
          <table:table-cell office:value-type="float" office:value="69.184883" calcext:value-type="float">
            <text:p>69,184883</text:p>
          </table:table-cell>
          <table:table-cell office:value-type="float" office:value="69.965897" calcext:value-type="float">
            <text:p>69,965897</text:p>
          </table:table-cell>
          <table:table-cell office:value-type="float" office:value="70.189896" calcext:value-type="float">
            <text:p>70,189896</text:p>
          </table:table-cell>
          <table:table-cell office:value-type="float" office:value="69.611267" calcext:value-type="float">
            <text:p>69,611267</text:p>
          </table:table-cell>
          <table:table-cell office:value-type="float" office:value="68.364014" calcext:value-type="float">
            <text:p>68,364014</text:p>
          </table:table-cell>
          <table:table-cell office:value-type="float" office:value="66.138855" calcext:value-type="float">
            <text:p>66,13885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43.575348" calcext:value-type="float">
            <text:p>243,575348</text:p>
          </table:table-cell>
          <table:table-cell office:value-type="float" office:value="239.51564" calcext:value-type="float">
            <text:p>239,51564</text:p>
          </table:table-cell>
          <table:table-cell office:value-type="float" office:value="246.715729" calcext:value-type="float">
            <text:p>246,715729</text:p>
          </table:table-cell>
          <table:table-cell office:value-type="float" office:value="234.314651" calcext:value-type="float">
            <text:p>234,314651</text:p>
          </table:table-cell>
          <table:table-cell office:value-type="float" office:value="239.531616" calcext:value-type="float">
            <text:p>239,531616</text:p>
          </table:table-cell>
          <table:table-cell office:value-type="float" office:value="246.794937" calcext:value-type="float">
            <text:p>246,794937</text:p>
          </table:table-cell>
          <table:table-cell office:value-type="float" office:value="239.549835" calcext:value-type="float">
            <text:p>239,549835</text:p>
          </table:table-cell>
          <table:table-cell office:value-type="float" office:value="247.813065" calcext:value-type="float">
            <text:p>247,813065</text:p>
          </table:table-cell>
          <table:table-cell office:value-type="float" office:value="245.923859" calcext:value-type="float">
            <text:p>245,923859</text:p>
          </table:table-cell>
          <table:table-cell office:value-type="float" office:value="249.56752" calcext:value-type="float">
            <text:p>249,56752</text:p>
          </table:table-cell>
          <table:table-cell office:value-type="float" office:value="254.105042" calcext:value-type="float">
            <text:p>254,105042</text:p>
          </table:table-cell>
          <table:table-cell office:value-type="float" office:value="243.16748" calcext:value-type="float">
            <text:p>243,1674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30.111435" calcext:value-type="float">
            <text:p>230,111435</text:p>
          </table:table-cell>
          <table:table-cell office:value-type="float" office:value="232.650131" calcext:value-type="float">
            <text:p>232,650131</text:p>
          </table:table-cell>
          <table:table-cell office:value-type="float" office:value="224.714737" calcext:value-type="float">
            <text:p>224,714737</text:p>
          </table:table-cell>
          <table:table-cell office:value-type="float" office:value="222.791489" calcext:value-type="float">
            <text:p>222,791489</text:p>
          </table:table-cell>
          <table:table-cell office:value-type="float" office:value="219.687836" calcext:value-type="float">
            <text:p>219,687836</text:p>
          </table:table-cell>
          <table:table-cell office:value-type="float" office:value="245.601242" calcext:value-type="float">
            <text:p>245,601242</text:p>
          </table:table-cell>
          <table:table-cell office:value-type="float" office:value="249.782318" calcext:value-type="float">
            <text:p>249,782318</text:p>
          </table:table-cell>
          <table:table-cell office:value-type="float" office:value="250.782639" calcext:value-type="float">
            <text:p>250,782639</text:p>
          </table:table-cell>
          <table:table-cell office:value-type="float" office:value="250.940796" calcext:value-type="float">
            <text:p>250,940796</text:p>
          </table:table-cell>
          <table:table-cell office:value-type="float" office:value="252.206375" calcext:value-type="float">
            <text:p>252,206375</text:p>
          </table:table-cell>
          <table:table-cell office:value-type="float" office:value="240.397491" calcext:value-type="float">
            <text:p>240,397491</text:p>
          </table:table-cell>
          <table:table-cell office:value-type="float" office:value="241.798035" calcext:value-type="float">
            <text:p>241,79803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70.275787" calcext:value-type="float">
            <text:p>70,275787</text:p>
          </table:table-cell>
          <table:table-cell office:value-type="float" office:value="69.340591" calcext:value-type="float">
            <text:p>69,340591</text:p>
          </table:table-cell>
          <table:table-cell office:value-type="float" office:value="68.513672" calcext:value-type="float">
            <text:p>68,513672</text:p>
          </table:table-cell>
          <table:table-cell office:value-type="float" office:value="67.309586" calcext:value-type="float">
            <text:p>67,309586</text:p>
          </table:table-cell>
          <table:table-cell office:value-type="float" office:value="66.028145" calcext:value-type="float">
            <text:p>66,028145</text:p>
          </table:table-cell>
          <table:table-cell office:value-type="float" office:value="65.603966" calcext:value-type="float">
            <text:p>65,603966</text:p>
          </table:table-cell>
          <table:table-cell office:value-type="float" office:value="65.944939" calcext:value-type="float">
            <text:p>65,944939</text:p>
          </table:table-cell>
          <table:table-cell office:value-type="float" office:value="67.191673" calcext:value-type="float">
            <text:p>67,191673</text:p>
          </table:table-cell>
          <table:table-cell office:value-type="float" office:value="71.637009" calcext:value-type="float">
            <text:p>71,637009</text:p>
          </table:table-cell>
          <table:table-cell office:value-type="float" office:value="77.664398" calcext:value-type="float">
            <text:p>77,664398</text:p>
          </table:table-cell>
          <table:table-cell office:value-type="float" office:value="72.639023" calcext:value-type="float">
            <text:p>72,639023</text:p>
          </table:table-cell>
          <table:table-cell office:value-type="float" office:value="73.054214" calcext:value-type="float">
            <text:p>73,05421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0.328175" calcext:value-type="float">
            <text:p>30,328175</text:p>
          </table:table-cell>
          <table:table-cell office:value-type="float" office:value="29.987879" calcext:value-type="float">
            <text:p>29,987879</text:p>
          </table:table-cell>
          <table:table-cell office:value-type="float" office:value="30.445408" calcext:value-type="float">
            <text:p>30,445408</text:p>
          </table:table-cell>
          <table:table-cell office:value-type="float" office:value="32.102692" calcext:value-type="float">
            <text:p>32,102692</text:p>
          </table:table-cell>
          <table:table-cell office:value-type="float" office:value="34.877995" calcext:value-type="float">
            <text:p>34,877995</text:p>
          </table:table-cell>
          <table:table-cell office:value-type="float" office:value="36.505428" calcext:value-type="float">
            <text:p>36,505428</text:p>
          </table:table-cell>
          <table:table-cell office:value-type="float" office:value="38.325691" calcext:value-type="float">
            <text:p>38,325691</text:p>
          </table:table-cell>
          <table:table-cell office:value-type="float" office:value="39.984612" calcext:value-type="float">
            <text:p>39,984612</text:p>
          </table:table-cell>
          <table:table-cell office:value-type="float" office:value="39.732632" calcext:value-type="float">
            <text:p>39,732632</text:p>
          </table:table-cell>
          <table:table-cell office:value-type="float" office:value="38.561005" calcext:value-type="float">
            <text:p>38,561005</text:p>
          </table:table-cell>
          <table:table-cell office:value-type="float" office:value="37.338505" calcext:value-type="float">
            <text:p>37,338505</text:p>
          </table:table-cell>
          <table:table-cell office:value-type="float" office:value="36.230244" calcext:value-type="float">
            <text:p>36,23024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11.594996" calcext:value-type="float">
            <text:p>11,594996</text:p>
          </table:table-cell>
          <table:table-cell office:value-type="float" office:value="11.523886" calcext:value-type="float">
            <text:p>11,523886</text:p>
          </table:table-cell>
          <table:table-cell office:value-type="float" office:value="11.172495" calcext:value-type="float">
            <text:p>11,172495</text:p>
          </table:table-cell>
          <table:table-cell office:value-type="float" office:value="10.666445" calcext:value-type="float">
            <text:p>10,666445</text:p>
          </table:table-cell>
          <table:table-cell office:value-type="float" office:value="10.158948" calcext:value-type="float">
            <text:p>10,158948</text:p>
          </table:table-cell>
          <table:table-cell office:value-type="float" office:value="9.893864" calcext:value-type="float">
            <text:p>9,893864</text:p>
          </table:table-cell>
          <table:table-cell office:value-type="float" office:value="9.882914" calcext:value-type="float">
            <text:p>9,882914</text:p>
          </table:table-cell>
          <table:table-cell office:value-type="float" office:value="9.902583" calcext:value-type="float">
            <text:p>9,902583</text:p>
          </table:table-cell>
          <table:table-cell office:value-type="float" office:value="9.915951" calcext:value-type="float">
            <text:p>9,915951</text:p>
          </table:table-cell>
          <table:table-cell office:value-type="float" office:value="9.924519" calcext:value-type="float">
            <text:p>9,924519</text:p>
          </table:table-cell>
          <table:table-cell office:value-type="float" office:value="9.917974" calcext:value-type="float">
            <text:p>9,917974</text:p>
          </table:table-cell>
          <table:table-cell office:value-type="float" office:value="9.880468" calcext:value-type="float">
            <text:p>9,88046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71.2659" calcext:value-type="float">
            <text:p>271,2659</text:p>
          </table:table-cell>
          <table:table-cell office:value-type="float" office:value="249.461472" calcext:value-type="float">
            <text:p>249,461472</text:p>
          </table:table-cell>
          <table:table-cell office:value-type="float" office:value="273.844299" calcext:value-type="float">
            <text:p>273,844299</text:p>
          </table:table-cell>
          <table:table-cell office:value-type="float" office:value="269.365814" calcext:value-type="float">
            <text:p>269,365814</text:p>
          </table:table-cell>
          <table:table-cell office:value-type="float" office:value="269.64386" calcext:value-type="float">
            <text:p>269,64386</text:p>
          </table:table-cell>
          <table:table-cell office:value-type="float" office:value="299.759949" calcext:value-type="float">
            <text:p>299,759949</text:p>
          </table:table-cell>
          <table:table-cell office:value-type="float" office:value="321.730621" calcext:value-type="float">
            <text:p>321,730621</text:p>
          </table:table-cell>
          <table:table-cell office:value-type="float" office:value="325.894409" calcext:value-type="float">
            <text:p>325,894409</text:p>
          </table:table-cell>
          <table:table-cell office:value-type="float" office:value="325.961121" calcext:value-type="float">
            <text:p>325,961121</text:p>
          </table:table-cell>
          <table:table-cell office:value-type="float" office:value="323.166901" calcext:value-type="float">
            <text:p>323,166901</text:p>
          </table:table-cell>
          <table:table-cell office:value-type="float" office:value="320.791687" calcext:value-type="float">
            <text:p>320,791687</text:p>
          </table:table-cell>
          <table:table-cell office:value-type="float" office:value="299.649506" calcext:value-type="float">
            <text:p>299,64950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ão Paulo</text:p>
          </table:table-cell>
          <table:table-cell table:number-columns-repeated="12" office:value-type="float" office:value="909.68512" calcext:value-type="float">
            <text:p>909,68512</text:p>
          </table:table-cell>
          <table:table-cell table:number-columns-repeated="8"/>
          <table:table-cell table:style-name="ce18"/>
          <table:table-cell table:number-columns-repeated="9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42.252525" calcext:value-type="float">
            <text:p>42,252525</text:p>
          </table:table-cell>
          <table:table-cell office:value-type="float" office:value="41.183235" calcext:value-type="float">
            <text:p>41,183235</text:p>
          </table:table-cell>
          <table:table-cell office:value-type="float" office:value="40.478336" calcext:value-type="float">
            <text:p>40,478336</text:p>
          </table:table-cell>
          <table:table-cell office:value-type="float" office:value="39.724392" calcext:value-type="float">
            <text:p>39,724392</text:p>
          </table:table-cell>
          <table:table-cell office:value-type="float" office:value="39.242596" calcext:value-type="float">
            <text:p>39,242596</text:p>
          </table:table-cell>
          <table:table-cell office:value-type="float" office:value="39.788795" calcext:value-type="float">
            <text:p>39,788795</text:p>
          </table:table-cell>
          <table:table-cell office:value-type="float" office:value="40.570374" calcext:value-type="float">
            <text:p>40,570374</text:p>
          </table:table-cell>
          <table:table-cell office:value-type="float" office:value="40.670795" calcext:value-type="float">
            <text:p>40,670795</text:p>
          </table:table-cell>
          <table:table-cell office:value-type="float" office:value="40.926567" calcext:value-type="float">
            <text:p>40,926567</text:p>
          </table:table-cell>
          <table:table-cell office:value-type="float" office:value="40.8801" calcext:value-type="float">
            <text:p>40,8801</text:p>
          </table:table-cell>
          <table:table-cell office:value-type="float" office:value="40.540928" calcext:value-type="float">
            <text:p>40,540928</text:p>
          </table:table-cell>
          <table:table-cell office:value-type="float" office:value="40.132965" calcext:value-type="float">
            <text:p>40,13296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34.317703" calcext:value-type="float">
            <text:p>34,317703</text:p>
          </table:table-cell>
          <table:table-cell office:value-type="float" office:value="34.83007" calcext:value-type="float">
            <text:p>34,83007</text:p>
          </table:table-cell>
          <table:table-cell office:value-type="float" office:value="36.723984" calcext:value-type="float">
            <text:p>36,723984</text:p>
          </table:table-cell>
          <table:table-cell office:value-type="float" office:value="39.077614" calcext:value-type="float">
            <text:p>39,077614</text:p>
          </table:table-cell>
          <table:table-cell office:value-type="float" office:value="40.988831" calcext:value-type="float">
            <text:p>40,988831</text:p>
          </table:table-cell>
          <table:table-cell office:value-type="float" office:value="42.323166" calcext:value-type="float">
            <text:p>42,323166</text:p>
          </table:table-cell>
          <table:table-cell office:value-type="float" office:value="43.649147" calcext:value-type="float">
            <text:p>43,649147</text:p>
          </table:table-cell>
          <table:table-cell office:value-type="float" office:value="45.302277" calcext:value-type="float">
            <text:p>45,302277</text:p>
          </table:table-cell>
          <table:table-cell office:value-type="float" office:value="46.945541" calcext:value-type="float">
            <text:p>46,945541</text:p>
          </table:table-cell>
          <table:table-cell office:value-type="float" office:value="48.272316" calcext:value-type="float">
            <text:p>48,272316</text:p>
          </table:table-cell>
          <table:table-cell office:value-type="float" office:value="47.740074" calcext:value-type="float">
            <text:p>47,740074</text:p>
          </table:table-cell>
          <table:table-cell office:value-type="float" office:value="45.343292" calcext:value-type="float">
            <text:p>45,343292</text:p>
          </table:table-cell>
          <table:table-cell table:number-columns-repeated="18"/>
        </table:table-row>
        <table:table-row table:style-name="ro2" table:number-rows-repeated="9">
          <table:table-cell table:style-name="Default"/>
          <table:table-cell table:style-name="ce18" table:number-columns-repeated="12"/>
          <table:table-cell table:number-columns-repeated="18"/>
        </table:table-row>
        <table:table-row table:style-name="ro2">
          <table:table-cell table:style-name="Default"/>
          <table:table-cell table:style-name="ce18" table:number-columns-repeated="12"/>
          <table:table-cell table:number-columns-repeated="18"/>
        </table:table-row>
      </table:table>
      <table:table table:name="Porcentagem" table:style-name="ta1">
        <table:table-column table:style-name="co4" table:default-cell-style-name="ce16"/>
        <table:table-column table:style-name="co2" table:number-columns-repeated="12" table:default-cell-style-name="ce24"/>
        <table:table-column table:style-name="co2" table:default-cell-style-name="ce47"/>
        <table:table-column table:style-name="co5" table:default-cell-style-name="ce21"/>
        <table:table-column table:style-name="co6" table:default-cell-style-name="ce24"/>
        <table:table-column table:style-name="co2" table:default-cell-style-name="ce15"/>
        <table:table-column table:style-name="co2" table:number-columns-repeated="972" table:default-cell-style-name="ce84"/>
        <table:table-row table:style-name="ro1">
          <table:table-cell table:style-name="ce13" office:value-type="string" calcext:value-type="string">
            <text:p>% do Erro Absoluto</text:p>
          </table:table-cell>
          <table:table-cell table:style-name="ce17" office:value-type="string" calcext:value-type="string">
            <text:p>2021-01</text:p>
          </table:table-cell>
          <table:table-cell table:style-name="ce17" office:value-type="string" calcext:value-type="string">
            <text:p>2021-02</text:p>
          </table:table-cell>
          <table:table-cell table:style-name="ce17" office:value-type="string" calcext:value-type="string">
            <text:p>2021-03</text:p>
          </table:table-cell>
          <table:table-cell table:style-name="ce17" office:value-type="string" calcext:value-type="string">
            <text:p>2021-04</text:p>
          </table:table-cell>
          <table:table-cell table:style-name="ce17" office:value-type="string" calcext:value-type="string">
            <text:p>2021-05</text:p>
          </table:table-cell>
          <table:table-cell table:style-name="ce17" office:value-type="string" calcext:value-type="string">
            <text:p>2021-06</text:p>
          </table:table-cell>
          <table:table-cell table:style-name="ce17" office:value-type="string" calcext:value-type="string">
            <text:p>2021-07</text:p>
          </table:table-cell>
          <table:table-cell table:style-name="ce17" office:value-type="string" calcext:value-type="string">
            <text:p>2021-08</text:p>
          </table:table-cell>
          <table:table-cell table:style-name="ce17" office:value-type="string" calcext:value-type="string">
            <text:p>2021-09</text:p>
          </table:table-cell>
          <table:table-cell table:style-name="ce17" office:value-type="string" calcext:value-type="string">
            <text:p>2021-10</text:p>
          </table:table-cell>
          <table:table-cell table:style-name="ce17" office:value-type="string" calcext:value-type="string">
            <text:p>2021-11</text:p>
          </table:table-cell>
          <table:table-cell table:style-name="ce17" office:value-type="string" calcext:value-type="string">
            <text:p>2021-12</text:p>
          </table:table-cell>
          <table:table-cell table:style-name="ce26" office:value-type="string" calcext:value-type="string">
            <text:p>MAPE</text:p>
          </table:table-cell>
          <table:table-cell table:style-name="ce26" office:value-type="string" calcext:value-type="string">
            <text:p>Desv. Padrão </text:p>
          </table:table-cell>
          <table:table-cell table:style-name="ce26" office:value-type="string" calcext:value-type="string">
            <text:p>Erro Cim. Total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0953272942394439" calcext:value-type="percentage">
            <text:p>9,533%</text:p>
          </table:table-cell>
          <table:table-cell table:formula="of:=(ABS([$Registrado.C2] - [$Previsto.C2])/[$Registrado.C2])" office:value-type="percentage" office:value="0.251942403486924" calcext:value-type="percentage">
            <text:p>25,194%</text:p>
          </table:table-cell>
          <table:table-cell table:formula="of:=(ABS([$Registrado.D2] - [$Previsto.D2])/[$Registrado.D2])" office:value-type="percentage" office:value="0.109419793999104" calcext:value-type="percentage">
            <text:p>10,942%</text:p>
          </table:table-cell>
          <table:table-cell table:formula="of:=(ABS([$Registrado.E2] - [$Previsto.E2])/[$Registrado.E2])" office:value-type="percentage" office:value="0.0457452921473762" calcext:value-type="percentage">
            <text:p>4,575%</text:p>
          </table:table-cell>
          <table:table-cell table:formula="of:=(ABS([$Registrado.F2] - [$Previsto.F2])/[$Registrado.F2])" office:value-type="percentage" office:value="0.208943579967024" calcext:value-type="percentage">
            <text:p>20,894%</text:p>
          </table:table-cell>
          <table:table-cell table:formula="of:=(ABS([$Registrado.G2] - [$Previsto.G2])/[$Registrado.G2])" office:value-type="percentage" office:value="0.0867122033489941" calcext:value-type="percentage">
            <text:p>8,671%</text:p>
          </table:table-cell>
          <table:table-cell table:formula="of:=(ABS([$Registrado.H2] - [$Previsto.H2])/[$Registrado.H2])" office:value-type="percentage" office:value="0.130024172897675" calcext:value-type="percentage">
            <text:p>13,002%</text:p>
          </table:table-cell>
          <table:table-cell table:formula="of:=(ABS([$Registrado.I2] - [$Previsto.I2])/[$Registrado.I2])" office:value-type="percentage" office:value="0.0476479406659302" calcext:value-type="percentage">
            <text:p>4,765%</text:p>
          </table:table-cell>
          <table:table-cell table:formula="of:=(ABS([$Registrado.J2] - [$Previsto.J2])/[$Registrado.J2])" office:value-type="percentage" office:value="0.0156105659516202" calcext:value-type="percentage">
            <text:p>1,561%</text:p>
          </table:table-cell>
          <table:table-cell table:formula="of:=(ABS([$Registrado.K2] - [$Previsto.K2])/[$Registrado.K2])" office:value-type="percentage" office:value="0.307414002409415" calcext:value-type="percentage">
            <text:p>30,741%</text:p>
          </table:table-cell>
          <table:table-cell table:formula="of:=(ABS([$Registrado.L2] - [$Previsto.L2])/[$Registrado.L2])" office:value-type="percentage" office:value="0.265341943900848" calcext:value-type="percentage">
            <text:p>26,534%</text:p>
          </table:table-cell>
          <table:table-cell table:formula="of:=(ABS([$Registrado.M2] - [$Previsto.M2])/[$Registrado.M2])" office:value-type="percentage" office:value="0.1501262389977" calcext:value-type="percentage">
            <text:p>15,013%</text:p>
          </table:table-cell>
          <table:table-cell table:formula="of:=AVERAGE([.B2:.M2])" office:value-type="percentage" office:value="0.142854619334338" calcext:value-type="percentage">
            <text:p>14,285%</text:p>
          </table:table-cell>
          <table:table-cell table:formula="of:=STDEV([.B2:.M2])" office:value-type="percentage" office:value="0.0952425681539781" calcext:value-type="percentage">
            <text:p>9,52%</text:p>
          </table:table-cell>
          <table:table-cell table:formula="of:=ABS(SUM([$Registrado.B2:$Registrado.M2]) -SUM([$Previsto.B2:$Previsto.M2]))/SUM([$Registrado.B2:$Registrado.M2])" office:value-type="percentage" office:value="0.0965716345315991" calcext:value-type="percentage">
            <text:p>9,657%</text:p>
          </table:table-cell>
          <table:table-cell table:formula="of:=COUNTIF([.B2:.M2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0.0829044072252206" calcext:value-type="percentage">
            <text:p>8,290%</text:p>
          </table:table-cell>
          <table:table-cell table:formula="of:=(ABS([$Registrado.C3] - [$Previsto.C3])/[$Registrado.C3])" office:value-type="percentage" office:value="0.00799663442250264" calcext:value-type="percentage">
            <text:p>0,800%</text:p>
          </table:table-cell>
          <table:table-cell table:formula="of:=(ABS([$Registrado.D3] - [$Previsto.D3])/[$Registrado.D3])" office:value-type="percentage" office:value="0.158515530022239" calcext:value-type="percentage">
            <text:p>15,852%</text:p>
          </table:table-cell>
          <table:table-cell table:formula="of:=(ABS([$Registrado.E3] - [$Previsto.E3])/[$Registrado.E3])" office:value-type="percentage" office:value="0.0588090145312702" calcext:value-type="percentage">
            <text:p>5,881%</text:p>
          </table:table-cell>
          <table:table-cell table:formula="of:=(ABS([$Registrado.F3] - [$Previsto.F3])/[$Registrado.F3])" office:value-type="percentage" office:value="0.0744350514078354" calcext:value-type="percentage">
            <text:p>7,444%</text:p>
          </table:table-cell>
          <table:table-cell table:formula="of:=(ABS([$Registrado.G3] - [$Previsto.G3])/[$Registrado.G3])" office:value-type="percentage" office:value="0.149940028269503" calcext:value-type="percentage">
            <text:p>14,994%</text:p>
          </table:table-cell>
          <table:table-cell table:formula="of:=(ABS([$Registrado.H3] - [$Previsto.H3])/[$Registrado.H3])" office:value-type="percentage" office:value="0.183822521317505" calcext:value-type="percentage">
            <text:p>18,382%</text:p>
          </table:table-cell>
          <table:table-cell table:formula="of:=(ABS([$Registrado.I3] - [$Previsto.I3])/[$Registrado.I3])" office:value-type="percentage" office:value="0.08617291886196" calcext:value-type="percentage">
            <text:p>8,617%</text:p>
          </table:table-cell>
          <table:table-cell table:formula="of:=(ABS([$Registrado.J3] - [$Previsto.J3])/[$Registrado.J3])" office:value-type="percentage" office:value="0.0314873531415828" calcext:value-type="percentage">
            <text:p>3,149%</text:p>
          </table:table-cell>
          <table:table-cell table:formula="of:=(ABS([$Registrado.K3] - [$Previsto.K3])/[$Registrado.K3])" office:value-type="percentage" office:value="0.0241627717983787" calcext:value-type="percentage">
            <text:p>2,416%</text:p>
          </table:table-cell>
          <table:table-cell table:formula="of:=(ABS([$Registrado.L3] - [$Previsto.L3])/[$Registrado.L3])" office:value-type="percentage" office:value="0.0268329664506135" calcext:value-type="percentage">
            <text:p>2,683%</text:p>
          </table:table-cell>
          <table:table-cell table:formula="of:=(ABS([$Registrado.M3] - [$Previsto.M3])/[$Registrado.M3])" office:value-type="percentage" office:value="0.0349643159525038" calcext:value-type="percentage">
            <text:p>3,496%</text:p>
          </table:table-cell>
          <table:table-cell table:formula="of:=AVERAGE([.B3:.M3])" office:value-type="percentage" office:value="0.0766702927834262" calcext:value-type="percentage">
            <text:p>7,667%</text:p>
          </table:table-cell>
          <table:table-cell table:formula="of:=STDEV([.B3:.M3])" office:value-type="percentage" office:value="0.0585736827916442" calcext:value-type="percentage">
            <text:p>5,86%</text:p>
          </table:table-cell>
          <table:table-cell table:formula="of:=ABS(SUM([$Registrado.B3:$Registrado.M3]) -SUM([$Previsto.B3:$Previsto.M3]))/SUM([$Registrado.B3:$Registrado.M3])" office:value-type="percentage" office:value="0.071304498263895" calcext:value-type="percentage">
            <text:p>7,130%</text:p>
          </table:table-cell>
          <table:table-cell table:formula="of:=COUNTIF([.B3:.M3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0.0948212104885058" calcext:value-type="percentage">
            <text:p>9,482%</text:p>
          </table:table-cell>
          <table:table-cell table:formula="of:=(ABS([$Registrado.C4] - [$Previsto.C4])/[$Registrado.C4])" office:value-type="percentage" office:value="0.363082573784722" calcext:value-type="percentage">
            <text:p>36,308%</text:p>
          </table:table-cell>
          <table:table-cell table:formula="of:=(ABS([$Registrado.D4] - [$Previsto.D4])/[$Registrado.D4])" office:value-type="percentage" office:value="0.0776206385780119" calcext:value-type="percentage">
            <text:p>7,762%</text:p>
          </table:table-cell>
          <table:table-cell table:formula="of:=(ABS([$Registrado.E4] - [$Previsto.E4])/[$Registrado.E4])" office:value-type="percentage" office:value="0.0433318413335391" calcext:value-type="percentage">
            <text:p>4,333%</text:p>
          </table:table-cell>
          <table:table-cell table:formula="of:=(ABS([$Registrado.F4] - [$Previsto.F4])/[$Registrado.F4])" office:value-type="percentage" office:value="0.0698518518518519" calcext:value-type="percentage">
            <text:p>6,985%</text:p>
          </table:table-cell>
          <table:table-cell table:formula="of:=(ABS([$Registrado.G4] - [$Previsto.G4])/[$Registrado.G4])" office:value-type="percentage" office:value="0.0105063918414249" calcext:value-type="percentage">
            <text:p>1,051%</text:p>
          </table:table-cell>
          <table:table-cell table:formula="of:=(ABS([$Registrado.H4] - [$Previsto.H4])/[$Registrado.H4])" office:value-type="percentage" office:value="0.0502581157024793" calcext:value-type="percentage">
            <text:p>5,026%</text:p>
          </table:table-cell>
          <table:table-cell table:formula="of:=(ABS([$Registrado.I4] - [$Previsto.I4])/[$Registrado.I4])" office:value-type="percentage" office:value="0.0169910106046773" calcext:value-type="percentage">
            <text:p>1,699%</text:p>
          </table:table-cell>
          <table:table-cell table:formula="of:=(ABS([$Registrado.J4] - [$Previsto.J4])/[$Registrado.J4])" office:value-type="percentage" office:value="0.227158289316749" calcext:value-type="percentage">
            <text:p>22,716%</text:p>
          </table:table-cell>
          <table:table-cell table:formula="of:=(ABS([$Registrado.K4] - [$Previsto.K4])/[$Registrado.K4])" office:value-type="percentage" office:value="0.0103046422338568" calcext:value-type="percentage">
            <text:p>1,030%</text:p>
          </table:table-cell>
          <table:table-cell table:formula="of:=(ABS([$Registrado.L4] - [$Previsto.L4])/[$Registrado.L4])" office:value-type="percentage" office:value="0.0700924776158421" calcext:value-type="percentage">
            <text:p>7,009%</text:p>
          </table:table-cell>
          <table:table-cell table:formula="of:=(ABS([$Registrado.M4] - [$Previsto.M4])/[$Registrado.M4])" office:value-type="percentage" office:value="0.0240140142193054" calcext:value-type="percentage">
            <text:p>2,401%</text:p>
          </table:table-cell>
          <table:table-cell table:formula="of:=AVERAGE([.B4:.M4])" office:value-type="percentage" office:value="0.0881694214642472" calcext:value-type="percentage">
            <text:p>8,817%</text:p>
          </table:table-cell>
          <table:table-cell table:formula="of:=STDEV([.B4:.M4])" office:value-type="percentage" office:value="0.104636777491255" calcext:value-type="percentage">
            <text:p>10,46%</text:p>
          </table:table-cell>
          <table:table-cell table:formula="of:=ABS(SUM([$Registrado.B4:$Registrado.M4]) -SUM([$Previsto.B4:$Previsto.M4]))/SUM([$Registrado.B4:$Registrado.M4])" office:value-type="percentage" office:value="0.0477699037564791" calcext:value-type="percentage">
            <text:p>4,777%</text:p>
          </table:table-cell>
          <table:table-cell table:formula="of:=COUNTIF([.B4:.M4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0.443156856864362" calcext:value-type="percentage">
            <text:p>44,316%</text:p>
          </table:table-cell>
          <table:table-cell table:formula="of:=(ABS([$Registrado.C5] - [$Previsto.C5])/[$Registrado.C5])" office:value-type="percentage" office:value="0.370388203409172" calcext:value-type="percentage">
            <text:p>37,039%</text:p>
          </table:table-cell>
          <table:table-cell table:formula="of:=(ABS([$Registrado.D5] - [$Previsto.D5])/[$Registrado.D5])" office:value-type="percentage" office:value="0.167581225828659" calcext:value-type="percentage">
            <text:p>16,758%</text:p>
          </table:table-cell>
          <table:table-cell table:formula="of:=(ABS([$Registrado.E5] - [$Previsto.E5])/[$Registrado.E5])" office:value-type="percentage" office:value="0.114877589344484" calcext:value-type="percentage">
            <text:p>11,488%</text:p>
          </table:table-cell>
          <table:table-cell table:formula="of:=(ABS([$Registrado.F5] - [$Previsto.F5])/[$Registrado.F5])" office:value-type="percentage" office:value="0.0918829032258064" calcext:value-type="percentage">
            <text:p>9,188%</text:p>
          </table:table-cell>
          <table:table-cell table:formula="of:=(ABS([$Registrado.G5] - [$Previsto.G5])/[$Registrado.G5])" office:value-type="percentage" office:value="0.0244542427803297" calcext:value-type="percentage">
            <text:p>2,445%</text:p>
          </table:table-cell>
          <table:table-cell table:formula="of:=(ABS([$Registrado.H5] - [$Previsto.H5])/[$Registrado.H5])" office:value-type="percentage" office:value="0.047219889000091" calcext:value-type="percentage">
            <text:p>4,722%</text:p>
          </table:table-cell>
          <table:table-cell table:formula="of:=(ABS([$Registrado.I5] - [$Previsto.I5])/[$Registrado.I5])" office:value-type="percentage" office:value="0.0873075469201837" calcext:value-type="percentage">
            <text:p>8,731%</text:p>
          </table:table-cell>
          <table:table-cell table:formula="of:=(ABS([$Registrado.J5] - [$Previsto.J5])/[$Registrado.J5])" office:value-type="percentage" office:value="0.226589961011569" calcext:value-type="percentage">
            <text:p>22,659%</text:p>
          </table:table-cell>
          <table:table-cell table:formula="of:=(ABS([$Registrado.K5] - [$Previsto.K5])/[$Registrado.K5])" office:value-type="percentage" office:value="0.16216592749851" calcext:value-type="percentage">
            <text:p>16,217%</text:p>
          </table:table-cell>
          <table:table-cell table:formula="of:=(ABS([$Registrado.L5] - [$Previsto.L5])/[$Registrado.L5])" office:value-type="percentage" office:value="0.166493080004856" calcext:value-type="percentage">
            <text:p>16,649%</text:p>
          </table:table-cell>
          <table:table-cell table:formula="of:=(ABS([$Registrado.M5] - [$Previsto.M5])/[$Registrado.M5])" office:value-type="percentage" office:value="0.2768696104471" calcext:value-type="percentage">
            <text:p>27,687%</text:p>
          </table:table-cell>
          <table:table-cell table:style-name="ce49" table:formula="of:=AVERAGE([.B5:.M5])" office:value-type="percentage" office:value="0.181582253027927" calcext:value-type="percentage">
            <text:p>18,158%</text:p>
          </table:table-cell>
          <table:table-cell table:formula="of:=STDEV([.B5:.M5])" office:value-type="percentage" office:value="0.127956207825144" calcext:value-type="percentage">
            <text:p>12,80%</text:p>
          </table:table-cell>
          <table:table-cell table:formula="of:=ABS(SUM([$Registrado.B5:$Registrado.M5]) -SUM([$Previsto.B5:$Previsto.M5]))/SUM([$Registrado.B5:$Registrado.M5])" office:value-type="percentage" office:value="0.133034374871959" calcext:value-type="percentage">
            <text:p>13,303%</text:p>
          </table:table-cell>
          <table:table-cell table:formula="of:=COUNTIF([.B5:.M5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1779992338222" calcext:value-type="percentage">
            <text:p>17,800%</text:p>
          </table:table-cell>
          <table:table-cell table:formula="of:=(ABS([$Registrado.C6] - [$Previsto.C6])/[$Registrado.C6])" office:value-type="percentage" office:value="0.0447346058984958" calcext:value-type="percentage">
            <text:p>4,473%</text:p>
          </table:table-cell>
          <table:table-cell table:formula="of:=(ABS([$Registrado.D6] - [$Previsto.D6])/[$Registrado.D6])" office:value-type="percentage" office:value="0.230854479191956" calcext:value-type="percentage">
            <text:p>23,085%</text:p>
          </table:table-cell>
          <table:table-cell table:formula="of:=(ABS([$Registrado.E6] - [$Previsto.E6])/[$Registrado.E6])" office:value-type="percentage" office:value="0.111267340861149" calcext:value-type="percentage">
            <text:p>11,127%</text:p>
          </table:table-cell>
          <table:table-cell table:formula="of:=(ABS([$Registrado.F6] - [$Previsto.F6])/[$Registrado.F6])" office:value-type="percentage" office:value="0.155834197676793" calcext:value-type="percentage">
            <text:p>15,583%</text:p>
          </table:table-cell>
          <table:table-cell table:formula="of:=(ABS([$Registrado.G6] - [$Previsto.G6])/[$Registrado.G6])" office:value-type="percentage" office:value="0.113527016262649" calcext:value-type="percentage">
            <text:p>11,353%</text:p>
          </table:table-cell>
          <table:table-cell table:formula="of:=(ABS([$Registrado.H6] - [$Previsto.H6])/[$Registrado.H6])" office:value-type="percentage" office:value="0.162868160171199" calcext:value-type="percentage">
            <text:p>16,287%</text:p>
          </table:table-cell>
          <table:table-cell table:formula="of:=(ABS([$Registrado.I6] - [$Previsto.I6])/[$Registrado.I6])" office:value-type="percentage" office:value="0.172098456602917" calcext:value-type="percentage">
            <text:p>17,210%</text:p>
          </table:table-cell>
          <table:table-cell table:formula="of:=(ABS([$Registrado.J6] - [$Previsto.J6])/[$Registrado.J6])" office:value-type="percentage" office:value="0.173507713076976" calcext:value-type="percentage">
            <text:p>17,351%</text:p>
          </table:table-cell>
          <table:table-cell table:formula="of:=(ABS([$Registrado.K6] - [$Previsto.K6])/[$Registrado.K6])" office:value-type="percentage" office:value="0.112935263484343" calcext:value-type="percentage">
            <text:p>11,294%</text:p>
          </table:table-cell>
          <table:table-cell table:formula="of:=(ABS([$Registrado.L6] - [$Previsto.L6])/[$Registrado.L6])" office:value-type="percentage" office:value="0.0808608729402631" calcext:value-type="percentage">
            <text:p>8,086%</text:p>
          </table:table-cell>
          <table:table-cell table:formula="of:=(ABS([$Registrado.M6] - [$Previsto.M6])/[$Registrado.M6])" office:value-type="percentage" office:value="0.0705253813347677" calcext:value-type="percentage">
            <text:p>7,053%</text:p>
          </table:table-cell>
          <table:table-cell table:style-name="ce49" table:formula="of:=AVERAGE([.B6:.M6])" office:value-type="percentage" office:value="0.133917726776976" calcext:value-type="percentage">
            <text:p>13,392%</text:p>
          </table:table-cell>
          <table:table-cell table:formula="of:=STDEV([.B6:.M6])" office:value-type="percentage" office:value="0.0538008454989447" calcext:value-type="percentage">
            <text:p>5,38%</text:p>
          </table:table-cell>
          <table:table-cell table:formula="of:=ABS(SUM([$Registrado.B6:$Registrado.M6]) -SUM([$Previsto.B6:$Previsto.M6]))/SUM([$Registrado.B6:$Registrado.M6])" office:value-type="percentage" office:value="0.128180945674279" calcext:value-type="percentage">
            <text:p>12,818%</text:p>
          </table:table-cell>
          <table:table-cell table:formula="of:=COUNTIF([.B6:.M6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0.178764170325671" calcext:value-type="percentage">
            <text:p>17,876%</text:p>
          </table:table-cell>
          <table:table-cell table:formula="of:=(ABS([$Registrado.C7] - [$Previsto.C7])/[$Registrado.C7])" office:value-type="percentage" office:value="0.108667302899436" calcext:value-type="percentage">
            <text:p>10,867%</text:p>
          </table:table-cell>
          <table:table-cell table:formula="of:=(ABS([$Registrado.D7] - [$Previsto.D7])/[$Registrado.D7])" office:value-type="percentage" office:value="0.172852749265219" calcext:value-type="percentage">
            <text:p>17,285%</text:p>
          </table:table-cell>
          <table:table-cell table:formula="of:=(ABS([$Registrado.E7] - [$Previsto.E7])/[$Registrado.E7])" office:value-type="percentage" office:value="0.115869371445123" calcext:value-type="percentage">
            <text:p>11,587%</text:p>
          </table:table-cell>
          <table:table-cell table:formula="of:=(ABS([$Registrado.F7] - [$Previsto.F7])/[$Registrado.F7])" office:value-type="percentage" office:value="0.0520513509644168" calcext:value-type="percentage">
            <text:p>5,205%</text:p>
          </table:table-cell>
          <table:table-cell table:formula="of:=(ABS([$Registrado.G7] - [$Previsto.G7])/[$Registrado.G7])" office:value-type="percentage" office:value="0.0850218758952615" calcext:value-type="percentage">
            <text:p>8,502%</text:p>
          </table:table-cell>
          <table:table-cell table:formula="of:=(ABS([$Registrado.H7] - [$Previsto.H7])/[$Registrado.H7])" office:value-type="percentage" office:value="0.194336677508368" calcext:value-type="percentage">
            <text:p>19,434%</text:p>
          </table:table-cell>
          <table:table-cell table:formula="of:=(ABS([$Registrado.I7] - [$Previsto.I7])/[$Registrado.I7])" office:value-type="percentage" office:value="0.161707011784156" calcext:value-type="percentage">
            <text:p>16,171%</text:p>
          </table:table-cell>
          <table:table-cell table:formula="of:=(ABS([$Registrado.J7] - [$Previsto.J7])/[$Registrado.J7])" office:value-type="percentage" office:value="0.0836470631837993" calcext:value-type="percentage">
            <text:p>8,365%</text:p>
          </table:table-cell>
          <table:table-cell table:formula="of:=(ABS([$Registrado.K7] - [$Previsto.K7])/[$Registrado.K7])" office:value-type="percentage" office:value="0.0889946432101206" calcext:value-type="percentage">
            <text:p>8,899%</text:p>
          </table:table-cell>
          <table:table-cell table:formula="of:=(ABS([$Registrado.L7] - [$Previsto.L7])/[$Registrado.L7])" office:value-type="percentage" office:value="0.0401060416248094" calcext:value-type="percentage">
            <text:p>4,011%</text:p>
          </table:table-cell>
          <table:table-cell table:formula="of:=(ABS([$Registrado.M7] - [$Previsto.M7])/[$Registrado.M7])" office:value-type="percentage" office:value="0.0809944366940972" calcext:value-type="percentage">
            <text:p>8,099%</text:p>
          </table:table-cell>
          <table:table-cell table:formula="of:=AVERAGE([.B7:.M7])" office:value-type="percentage" office:value="0.113584391233373" calcext:value-type="percentage">
            <text:p>11,358%</text:p>
          </table:table-cell>
          <table:table-cell table:formula="of:=STDEV([.B7:.M7])" office:value-type="percentage" office:value="0.0515147496528229" calcext:value-type="percentage">
            <text:p>5,15%</text:p>
          </table:table-cell>
          <table:table-cell table:formula="of:=ABS(SUM([$Registrado.B7:$Registrado.M7]) -SUM([$Previsto.B7:$Previsto.M7]))/SUM([$Registrado.B7:$Registrado.M7])" office:value-type="percentage" office:value="0.108890165690065" calcext:value-type="percentage">
            <text:p>10,889%</text:p>
          </table:table-cell>
          <table:table-cell table:formula="of:=COUNTIF([.B7:.M7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0.182893729316928" calcext:value-type="percentage">
            <text:p>18,289%</text:p>
          </table:table-cell>
          <table:table-cell table:formula="of:=(ABS([$Registrado.C8] - [$Previsto.C8])/[$Registrado.C8])" office:value-type="percentage" office:value="0.0844147497399144" calcext:value-type="percentage">
            <text:p>8,441%</text:p>
          </table:table-cell>
          <table:table-cell table:formula="of:=(ABS([$Registrado.D8] - [$Previsto.D8])/[$Registrado.D8])" office:value-type="percentage" office:value="0.222041548998604" calcext:value-type="percentage">
            <text:p>22,204%</text:p>
          </table:table-cell>
          <table:table-cell table:formula="of:=(ABS([$Registrado.E8] - [$Previsto.E8])/[$Registrado.E8])" office:value-type="percentage" office:value="0.256942893419972" calcext:value-type="percentage">
            <text:p>25,694%</text:p>
          </table:table-cell>
          <table:table-cell table:formula="of:=(ABS([$Registrado.F8] - [$Previsto.F8])/[$Registrado.F8])" office:value-type="percentage" office:value="0.291561919653266" calcext:value-type="percentage">
            <text:p>29,156%</text:p>
          </table:table-cell>
          <table:table-cell table:formula="of:=(ABS([$Registrado.G8] - [$Previsto.G8])/[$Registrado.G8])" office:value-type="percentage" office:value="0.215333178855901" calcext:value-type="percentage">
            <text:p>21,533%</text:p>
          </table:table-cell>
          <table:table-cell table:formula="of:=(ABS([$Registrado.H8] - [$Previsto.H8])/[$Registrado.H8])" office:value-type="percentage" office:value="0.254033806408407" calcext:value-type="percentage">
            <text:p>25,403%</text:p>
          </table:table-cell>
          <table:table-cell table:formula="of:=(ABS([$Registrado.I8] - [$Previsto.I8])/[$Registrado.I8])" office:value-type="percentage" office:value="0.200281276521224" calcext:value-type="percentage">
            <text:p>20,028%</text:p>
          </table:table-cell>
          <table:table-cell table:formula="of:=(ABS([$Registrado.J8] - [$Previsto.J8])/[$Registrado.J8])" office:value-type="percentage" office:value="0.0833027745395196" calcext:value-type="percentage">
            <text:p>8,330%</text:p>
          </table:table-cell>
          <table:table-cell table:formula="of:=(ABS([$Registrado.K8] - [$Previsto.K8])/[$Registrado.K8])" office:value-type="percentage" office:value="0.19426092111654" calcext:value-type="percentage">
            <text:p>19,426%</text:p>
          </table:table-cell>
          <table:table-cell table:formula="of:=(ABS([$Registrado.L8] - [$Previsto.L8])/[$Registrado.L8])" office:value-type="percentage" office:value="0.227998702983139" calcext:value-type="percentage">
            <text:p>22,800%</text:p>
          </table:table-cell>
          <table:table-cell table:formula="of:=(ABS([$Registrado.M8] - [$Previsto.M8])/[$Registrado.M8])" office:value-type="percentage" office:value="0.131541598104985" calcext:value-type="percentage">
            <text:p>13,154%</text:p>
          </table:table-cell>
          <table:table-cell table:formula="of:=AVERAGE([.B8:.M8])" office:value-type="percentage" office:value="0.195383924971533" calcext:value-type="percentage">
            <text:p>19,538%</text:p>
          </table:table-cell>
          <table:table-cell table:formula="of:=STDEV([.B8:.M8])" office:value-type="percentage" office:value="0.0659099125217603" calcext:value-type="percentage">
            <text:p>6,59%</text:p>
          </table:table-cell>
          <table:table-cell table:formula="of:=ABS(SUM([$Registrado.B8:$Registrado.M8]) -SUM([$Previsto.B8:$Previsto.M8]))/SUM([$Registrado.B8:$Registrado.M8])" office:value-type="percentage" office:value="0.200374894771421" calcext:value-type="percentage">
            <text:p>20,037%</text:p>
          </table:table-cell>
          <table:table-cell table:formula="of:=COUNTIF([.B8:.M8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0.155486314806165" calcext:value-type="percentage">
            <text:p>15,549%</text:p>
          </table:table-cell>
          <table:table-cell table:formula="of:=(ABS([$Registrado.C9] - [$Previsto.C9])/[$Registrado.C9])" office:value-type="percentage" office:value="0.0312955790342171" calcext:value-type="percentage">
            <text:p>3,130%</text:p>
          </table:table-cell>
          <table:table-cell table:formula="of:=(ABS([$Registrado.D9] - [$Previsto.D9])/[$Registrado.D9])" office:value-type="percentage" office:value="0.19641954847853" calcext:value-type="percentage">
            <text:p>19,642%</text:p>
          </table:table-cell>
          <table:table-cell table:formula="of:=(ABS([$Registrado.E9] - [$Previsto.E9])/[$Registrado.E9])" office:value-type="percentage" office:value="0.0318669738931028" calcext:value-type="percentage">
            <text:p>3,187%</text:p>
          </table:table-cell>
          <table:table-cell table:formula="of:=(ABS([$Registrado.F9] - [$Previsto.F9])/[$Registrado.F9])" office:value-type="percentage" office:value="0.0428258477744178" calcext:value-type="percentage">
            <text:p>4,283%</text:p>
          </table:table-cell>
          <table:table-cell table:formula="of:=(ABS([$Registrado.G9] - [$Previsto.G9])/[$Registrado.G9])" office:value-type="percentage" office:value="0.0365624392449418" calcext:value-type="percentage">
            <text:p>3,656%</text:p>
          </table:table-cell>
          <table:table-cell table:formula="of:=(ABS([$Registrado.H9] - [$Previsto.H9])/[$Registrado.H9])" office:value-type="percentage" office:value="0.100989789842553" calcext:value-type="percentage">
            <text:p>10,099%</text:p>
          </table:table-cell>
          <table:table-cell table:formula="of:=(ABS([$Registrado.I9] - [$Previsto.I9])/[$Registrado.I9])" office:value-type="percentage" office:value="0.112654303974251" calcext:value-type="percentage">
            <text:p>11,265%</text:p>
          </table:table-cell>
          <table:table-cell table:formula="of:=(ABS([$Registrado.J9] - [$Previsto.J9])/[$Registrado.J9])" office:value-type="percentage" office:value="0.0106072063602364" calcext:value-type="percentage">
            <text:p>1,061%</text:p>
          </table:table-cell>
          <table:table-cell table:formula="of:=(ABS([$Registrado.K9] - [$Previsto.K9])/[$Registrado.K9])" office:value-type="percentage" office:value="0.176899495650903" calcext:value-type="percentage">
            <text:p>17,690%</text:p>
          </table:table-cell>
          <table:table-cell table:formula="of:=(ABS([$Registrado.L9] - [$Previsto.L9])/[$Registrado.L9])" office:value-type="percentage" office:value="0.0738912500281386" calcext:value-type="percentage">
            <text:p>7,389%</text:p>
          </table:table-cell>
          <table:table-cell table:formula="of:=(ABS([$Registrado.M9] - [$Previsto.M9])/[$Registrado.M9])" office:value-type="percentage" office:value="0.148915207395813" calcext:value-type="percentage">
            <text:p>14,892%</text:p>
          </table:table-cell>
          <table:table-cell table:formula="of:=AVERAGE([.B9:.M9])" office:value-type="percentage" office:value="0.0932011630402724" calcext:value-type="percentage">
            <text:p>9,320%</text:p>
          </table:table-cell>
          <table:table-cell table:formula="of:=STDEV([.B9:.M9])" office:value-type="percentage" office:value="0.0643968266964252" calcext:value-type="percentage">
            <text:p>6,44%</text:p>
          </table:table-cell>
          <table:table-cell table:formula="of:=ABS(SUM([$Registrado.B9:$Registrado.M9]) -SUM([$Previsto.B9:$Previsto.M9]))/SUM([$Registrado.B9:$Registrado.M9])" office:value-type="percentage" office:value="0.0316621017037554" calcext:value-type="percentage">
            <text:p>3,166%</text:p>
          </table:table-cell>
          <table:table-cell table:formula="of:=COUNTIF([.B9:.M9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0.172278762687289" calcext:value-type="percentage">
            <text:p>17,228%</text:p>
          </table:table-cell>
          <table:table-cell table:formula="of:=(ABS([$Registrado.C10] - [$Previsto.C10])/[$Registrado.C10])" office:value-type="percentage" office:value="0.12876142396855" calcext:value-type="percentage">
            <text:p>12,876%</text:p>
          </table:table-cell>
          <table:table-cell table:formula="of:=(ABS([$Registrado.D10] - [$Previsto.D10])/[$Registrado.D10])" office:value-type="percentage" office:value="0.15026725270831" calcext:value-type="percentage">
            <text:p>15,027%</text:p>
          </table:table-cell>
          <table:table-cell table:formula="of:=(ABS([$Registrado.E10] - [$Previsto.E10])/[$Registrado.E10])" office:value-type="percentage" office:value="0.223752347096489" calcext:value-type="percentage">
            <text:p>22,375%</text:p>
          </table:table-cell>
          <table:table-cell table:formula="of:=(ABS([$Registrado.F10] - [$Previsto.F10])/[$Registrado.F10])" office:value-type="percentage" office:value="0.245957208376102" calcext:value-type="percentage">
            <text:p>24,596%</text:p>
          </table:table-cell>
          <table:table-cell table:formula="of:=(ABS([$Registrado.G10] - [$Previsto.G10])/[$Registrado.G10])" office:value-type="percentage" office:value="0.123509730514233" calcext:value-type="percentage">
            <text:p>12,351%</text:p>
          </table:table-cell>
          <table:table-cell table:formula="of:=(ABS([$Registrado.H10] - [$Previsto.H10])/[$Registrado.H10])" office:value-type="percentage" office:value="0.166013548041846" calcext:value-type="percentage">
            <text:p>16,601%</text:p>
          </table:table-cell>
          <table:table-cell table:formula="of:=(ABS([$Registrado.I10] - [$Previsto.I10])/[$Registrado.I10])" office:value-type="percentage" office:value="0.190488842111516" calcext:value-type="percentage">
            <text:p>19,049%</text:p>
          </table:table-cell>
          <table:table-cell table:formula="of:=(ABS([$Registrado.J10] - [$Previsto.J10])/[$Registrado.J10])" office:value-type="percentage" office:value="0.169359414804851" calcext:value-type="percentage">
            <text:p>16,936%</text:p>
          </table:table-cell>
          <table:table-cell table:formula="of:=(ABS([$Registrado.K10] - [$Previsto.K10])/[$Registrado.K10])" office:value-type="percentage" office:value="0.100817230463554" calcext:value-type="percentage">
            <text:p>10,082%</text:p>
          </table:table-cell>
          <table:table-cell table:formula="of:=(ABS([$Registrado.L10] - [$Previsto.L10])/[$Registrado.L10])" office:value-type="percentage" office:value="0.0545429990772931" calcext:value-type="percentage">
            <text:p>5,454%</text:p>
          </table:table-cell>
          <table:table-cell table:formula="of:=(ABS([$Registrado.M10] - [$Previsto.M10])/[$Registrado.M10])" office:value-type="percentage" office:value="0.134358093966603" calcext:value-type="percentage">
            <text:p>13,436%</text:p>
          </table:table-cell>
          <table:table-cell table:style-name="ce49" table:formula="of:=AVERAGE([.B10:.M10])" office:value-type="percentage" office:value="0.15500890448472" calcext:value-type="percentage">
            <text:p>15,501%</text:p>
          </table:table-cell>
          <table:table-cell table:formula="of:=STDEV([.B10:.M10])" office:value-type="percentage" office:value="0.0522594674318674" calcext:value-type="percentage">
            <text:p>5,23%</text:p>
          </table:table-cell>
          <table:table-cell table:formula="of:=ABS(SUM([$Registrado.B10:$Registrado.M10]) -SUM([$Previsto.B10:$Previsto.M10]))/SUM([$Registrado.B10:$Registrado.M10])" office:value-type="percentage" office:value="0.157405432159115" calcext:value-type="percentage">
            <text:p>15,741%</text:p>
          </table:table-cell>
          <table:table-cell table:formula="of:=COUNTIF([.B10:.M10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0.0375469071292064" calcext:value-type="percentage">
            <text:p>3,755%</text:p>
          </table:table-cell>
          <table:table-cell table:formula="of:=(ABS([$Registrado.C11] - [$Previsto.C11])/[$Registrado.C11])" office:value-type="percentage" office:value="0.212940196305519" calcext:value-type="percentage">
            <text:p>21,294%</text:p>
          </table:table-cell>
          <table:table-cell table:formula="of:=(ABS([$Registrado.D11] - [$Previsto.D11])/[$Registrado.D11])" office:value-type="percentage" office:value="0.229740577846009" calcext:value-type="percentage">
            <text:p>22,974%</text:p>
          </table:table-cell>
          <table:table-cell table:formula="of:=(ABS([$Registrado.E11] - [$Previsto.E11])/[$Registrado.E11])" office:value-type="percentage" office:value="0.170133635724612" calcext:value-type="percentage">
            <text:p>17,013%</text:p>
          </table:table-cell>
          <table:table-cell table:formula="of:=(ABS([$Registrado.F11] - [$Previsto.F11])/[$Registrado.F11])" office:value-type="percentage" office:value="0.0165362057849218" calcext:value-type="percentage">
            <text:p>1,654%</text:p>
          </table:table-cell>
          <table:table-cell table:formula="of:=(ABS([$Registrado.G11] - [$Previsto.G11])/[$Registrado.G11])" office:value-type="percentage" office:value="0.0414145258267287" calcext:value-type="percentage">
            <text:p>4,141%</text:p>
          </table:table-cell>
          <table:table-cell table:formula="of:=(ABS([$Registrado.H11] - [$Previsto.H11])/[$Registrado.H11])" office:value-type="percentage" office:value="0.0607076610493606" calcext:value-type="percentage">
            <text:p>6,071%</text:p>
          </table:table-cell>
          <table:table-cell table:formula="of:=(ABS([$Registrado.I11] - [$Previsto.I11])/[$Registrado.I11])" office:value-type="percentage" office:value="0.0321873600826589" calcext:value-type="percentage">
            <text:p>3,219%</text:p>
          </table:table-cell>
          <table:table-cell table:formula="of:=(ABS([$Registrado.J11] - [$Previsto.J11])/[$Registrado.J11])" office:value-type="percentage" office:value="0.000315215209928699" calcext:value-type="percentage">
            <text:p>0,032%</text:p>
          </table:table-cell>
          <table:table-cell table:formula="of:=(ABS([$Registrado.K11] - [$Previsto.K11])/[$Registrado.K11])" office:value-type="percentage" office:value="0.0228879727962333" calcext:value-type="percentage">
            <text:p>2,289%</text:p>
          </table:table-cell>
          <table:table-cell table:formula="of:=(ABS([$Registrado.L11] - [$Previsto.L11])/[$Registrado.L11])" office:value-type="percentage" office:value="0.0765124398973989" calcext:value-type="percentage">
            <text:p>7,651%</text:p>
          </table:table-cell>
          <table:table-cell table:formula="of:=(ABS([$Registrado.M11] - [$Previsto.M11])/[$Registrado.M11])" office:value-type="percentage" office:value="0.0621279931553275" calcext:value-type="percentage">
            <text:p>6,213%</text:p>
          </table:table-cell>
          <table:table-cell table:formula="of:=AVERAGE([.B11:.M11])" office:value-type="percentage" office:value="0.080254224233992" calcext:value-type="percentage">
            <text:p>8,025%</text:p>
          </table:table-cell>
          <table:table-cell table:formula="of:=STDEV([.B11:.M11])" office:value-type="percentage" office:value="0.0787046570327072" calcext:value-type="percentage">
            <text:p>7,87%</text:p>
          </table:table-cell>
          <table:table-cell table:formula="of:=ABS(SUM([$Registrado.B11:$Registrado.M11]) -SUM([$Previsto.B11:$Previsto.M11]))/SUM([$Registrado.B11:$Registrado.M11])" office:value-type="percentage" office:value="0.0278050766242828" calcext:value-type="percentage">
            <text:p>2,781%</text:p>
          </table:table-cell>
          <table:table-cell table:formula="of:=COUNTIF([.B11:.M11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105692830506436" calcext:value-type="percentage">
            <text:p>10,569%</text:p>
          </table:table-cell>
          <table:table-cell table:formula="of:=(ABS([$Registrado.C12] - [$Previsto.C12])/[$Registrado.C12])" office:value-type="percentage" office:value="0.43482266092843" calcext:value-type="percentage">
            <text:p>43,482%</text:p>
          </table:table-cell>
          <table:table-cell table:formula="of:=(ABS([$Registrado.D12] - [$Previsto.D12])/[$Registrado.D12])" office:value-type="percentage" office:value="0.0154883880537537" calcext:value-type="percentage">
            <text:p>1,549%</text:p>
          </table:table-cell>
          <table:table-cell table:formula="of:=(ABS([$Registrado.E12] - [$Previsto.E12])/[$Registrado.E12])" office:value-type="percentage" office:value="0.14776907727076" calcext:value-type="percentage">
            <text:p>14,777%</text:p>
          </table:table-cell>
          <table:table-cell table:formula="of:=(ABS([$Registrado.F12] - [$Previsto.F12])/[$Registrado.F12])" office:value-type="percentage" office:value="0.084300904597594" calcext:value-type="percentage">
            <text:p>8,430%</text:p>
          </table:table-cell>
          <table:table-cell table:formula="of:=(ABS([$Registrado.G12] - [$Previsto.G12])/[$Registrado.G12])" office:value-type="percentage" office:value="0.0155988310862738" calcext:value-type="percentage">
            <text:p>1,560%</text:p>
          </table:table-cell>
          <table:table-cell table:formula="of:=(ABS([$Registrado.H12] - [$Previsto.H12])/[$Registrado.H12])" office:value-type="percentage" office:value="0.0851844737828496" calcext:value-type="percentage">
            <text:p>8,518%</text:p>
          </table:table-cell>
          <table:table-cell table:formula="of:=(ABS([$Registrado.I12] - [$Previsto.I12])/[$Registrado.I12])" office:value-type="percentage" office:value="0.124756990991421" calcext:value-type="percentage">
            <text:p>12,476%</text:p>
          </table:table-cell>
          <table:table-cell table:formula="of:=(ABS([$Registrado.J12] - [$Previsto.J12])/[$Registrado.J12])" office:value-type="percentage" office:value="0.0205371377453412" calcext:value-type="percentage">
            <text:p>2,054%</text:p>
          </table:table-cell>
          <table:table-cell table:formula="of:=(ABS([$Registrado.K12] - [$Previsto.K12])/[$Registrado.K12])" office:value-type="percentage" office:value="0.0484599800326295" calcext:value-type="percentage">
            <text:p>4,846%</text:p>
          </table:table-cell>
          <table:table-cell table:formula="of:=(ABS([$Registrado.L12] - [$Previsto.L12])/[$Registrado.L12])" office:value-type="percentage" office:value="0.041006298514083" calcext:value-type="percentage">
            <text:p>4,101%</text:p>
          </table:table-cell>
          <table:table-cell table:formula="of:=(ABS([$Registrado.M12] - [$Previsto.M12])/[$Registrado.M12])" office:value-type="percentage" office:value="0.180361276258423" calcext:value-type="percentage">
            <text:p>18,036%</text:p>
          </table:table-cell>
          <table:table-cell table:formula="of:=AVERAGE([.B12:.M12])" office:value-type="percentage" office:value="0.108664904147333" calcext:value-type="percentage">
            <text:p>10,866%</text:p>
          </table:table-cell>
          <table:table-cell table:formula="of:=STDEV([.B12:.M12])" office:value-type="percentage" office:value="0.115904777579843" calcext:value-type="percentage">
            <text:p>11,59%</text:p>
          </table:table-cell>
          <table:table-cell table:formula="of:=ABS(SUM([$Registrado.B12:$Registrado.M12]) -SUM([$Previsto.B12:$Previsto.M12]))/SUM([$Registrado.B12:$Registrado.M12])" office:value-type="percentage" office:value="0.0259172768835581" calcext:value-type="percentage">
            <text:p>2,592%</text:p>
          </table:table-cell>
          <table:table-cell table:formula="of:=COUNTIF([.B12:.M12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0.0315938891571436" calcext:value-type="percentage">
            <text:p>3,159%</text:p>
          </table:table-cell>
          <table:table-cell table:formula="of:=(ABS([$Registrado.C13] - [$Previsto.C13])/[$Registrado.C13])" office:value-type="percentage" office:value="0.0483500829273349" calcext:value-type="percentage">
            <text:p>4,835%</text:p>
          </table:table-cell>
          <table:table-cell table:formula="of:=(ABS([$Registrado.D13] - [$Previsto.D13])/[$Registrado.D13])" office:value-type="percentage" office:value="0.242410297206797" calcext:value-type="percentage">
            <text:p>24,241%</text:p>
          </table:table-cell>
          <table:table-cell table:formula="of:=(ABS([$Registrado.E13] - [$Previsto.E13])/[$Registrado.E13])" office:value-type="percentage" office:value="0.251285438972163" calcext:value-type="percentage">
            <text:p>25,129%</text:p>
          </table:table-cell>
          <table:table-cell table:formula="of:=(ABS([$Registrado.F13] - [$Previsto.F13])/[$Registrado.F13])" office:value-type="percentage" office:value="0.20094970738466" calcext:value-type="percentage">
            <text:p>20,095%</text:p>
          </table:table-cell>
          <table:table-cell table:formula="of:=(ABS([$Registrado.G13] - [$Previsto.G13])/[$Registrado.G13])" office:value-type="percentage" office:value="0.105212389985863" calcext:value-type="percentage">
            <text:p>10,521%</text:p>
          </table:table-cell>
          <table:table-cell table:formula="of:=(ABS([$Registrado.H13] - [$Previsto.H13])/[$Registrado.H13])" office:value-type="percentage" office:value="0.168224104247067" calcext:value-type="percentage">
            <text:p>16,822%</text:p>
          </table:table-cell>
          <table:table-cell table:formula="of:=(ABS([$Registrado.I13] - [$Previsto.I13])/[$Registrado.I13])" office:value-type="percentage" office:value="0.202100507672124" calcext:value-type="percentage">
            <text:p>20,210%</text:p>
          </table:table-cell>
          <table:table-cell table:formula="of:=(ABS([$Registrado.J13] - [$Previsto.J13])/[$Registrado.J13])" office:value-type="percentage" office:value="0.172169723055783" calcext:value-type="percentage">
            <text:p>17,217%</text:p>
          </table:table-cell>
          <table:table-cell table:formula="of:=(ABS([$Registrado.K13] - [$Previsto.K13])/[$Registrado.K13])" office:value-type="percentage" office:value="0.0458889729704164" calcext:value-type="percentage">
            <text:p>4,589%</text:p>
          </table:table-cell>
          <table:table-cell table:formula="of:=(ABS([$Registrado.L13] - [$Previsto.L13])/[$Registrado.L13])" office:value-type="percentage" office:value="0.142279517640604" calcext:value-type="percentage">
            <text:p>14,228%</text:p>
          </table:table-cell>
          <table:table-cell table:formula="of:=(ABS([$Registrado.M13] - [$Previsto.M13])/[$Registrado.M13])" office:value-type="percentage" office:value="0.0602323267804946" calcext:value-type="percentage">
            <text:p>6,023%</text:p>
          </table:table-cell>
          <table:table-cell table:formula="of:=AVERAGE([.B13:.M13])" office:value-type="percentage" office:value="0.139224746500037" calcext:value-type="percentage">
            <text:p>13,922%</text:p>
          </table:table-cell>
          <table:table-cell table:formula="of:=STDEV([.B13:.M13])" office:value-type="percentage" office:value="0.0791170996279184" calcext:value-type="percentage">
            <text:p>7,91%</text:p>
          </table:table-cell>
          <table:table-cell table:formula="of:=ABS(SUM([$Registrado.B13:$Registrado.M13]) -SUM([$Previsto.B13:$Previsto.M13]))/SUM([$Registrado.B13:$Registrado.M13])" office:value-type="percentage" office:value="0.142081461939681" calcext:value-type="percentage">
            <text:p>14,208%</text:p>
          </table:table-cell>
          <table:table-cell table:formula="of:=COUNTIF([.B13:.M13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0799743143147962" calcext:value-type="percentage">
            <text:p>7,997%</text:p>
          </table:table-cell>
          <table:table-cell table:formula="of:=(ABS([$Registrado.C14] - [$Previsto.C14])/[$Registrado.C14])" office:value-type="percentage" office:value="0.109877406104387" calcext:value-type="percentage">
            <text:p>10,988%</text:p>
          </table:table-cell>
          <table:table-cell table:formula="of:=(ABS([$Registrado.D14] - [$Previsto.D14])/[$Registrado.D14])" office:value-type="percentage" office:value="0.16755715746965" calcext:value-type="percentage">
            <text:p>16,756%</text:p>
          </table:table-cell>
          <table:table-cell table:formula="of:=(ABS([$Registrado.E14] - [$Previsto.E14])/[$Registrado.E14])" office:value-type="percentage" office:value="0.0981823388277396" calcext:value-type="percentage">
            <text:p>9,818%</text:p>
          </table:table-cell>
          <table:table-cell table:formula="of:=(ABS([$Registrado.F14] - [$Previsto.F14])/[$Registrado.F14])" office:value-type="percentage" office:value="0.178766453880682" calcext:value-type="percentage">
            <text:p>17,877%</text:p>
          </table:table-cell>
          <table:table-cell table:formula="of:=(ABS([$Registrado.G14] - [$Previsto.G14])/[$Registrado.G14])" office:value-type="percentage" office:value="0.00451444869811311" calcext:value-type="percentage">
            <text:p>0,451%</text:p>
          </table:table-cell>
          <table:table-cell table:formula="of:=(ABS([$Registrado.H14] - [$Previsto.H14])/[$Registrado.H14])" office:value-type="percentage" office:value="0.0534120351599495" calcext:value-type="percentage">
            <text:p>5,341%</text:p>
          </table:table-cell>
          <table:table-cell table:formula="of:=(ABS([$Registrado.I14] - [$Previsto.I14])/[$Registrado.I14])" office:value-type="percentage" office:value="0.0834986060134434" calcext:value-type="percentage">
            <text:p>8,350%</text:p>
          </table:table-cell>
          <table:table-cell table:formula="of:=(ABS([$Registrado.J14] - [$Previsto.J14])/[$Registrado.J14])" office:value-type="percentage" office:value="0.0563397230105428" calcext:value-type="percentage">
            <text:p>5,634%</text:p>
          </table:table-cell>
          <table:table-cell table:formula="of:=(ABS([$Registrado.K14] - [$Previsto.K14])/[$Registrado.K14])" office:value-type="percentage" office:value="0.00746689243117024" calcext:value-type="percentage">
            <text:p>0,747%</text:p>
          </table:table-cell>
          <table:table-cell table:formula="of:=(ABS([$Registrado.L14] - [$Previsto.L14])/[$Registrado.L14])" office:value-type="percentage" office:value="0.0281396518128676" calcext:value-type="percentage">
            <text:p>2,814%</text:p>
          </table:table-cell>
          <table:table-cell table:formula="of:=(ABS([$Registrado.M14] - [$Previsto.M14])/[$Registrado.M14])" office:value-type="percentage" office:value="0.235677204392792" calcext:value-type="percentage">
            <text:p>23,568%</text:p>
          </table:table-cell>
          <table:table-cell table:formula="of:=AVERAGE([.B14:.M14])" office:value-type="percentage" office:value="0.0919505193430111" calcext:value-type="percentage">
            <text:p>9,195%</text:p>
          </table:table-cell>
          <table:table-cell table:formula="of:=STDEV([.B14:.M14])" office:value-type="percentage" office:value="0.0714101618960517" calcext:value-type="percentage">
            <text:p>7,14%</text:p>
          </table:table-cell>
          <table:table-cell table:formula="of:=ABS(SUM([$Registrado.B14:$Registrado.M14]) -SUM([$Previsto.B14:$Previsto.M14]))/SUM([$Registrado.B14:$Registrado.M14])" office:value-type="percentage" office:value="0.0449369718342669" calcext:value-type="percentage">
            <text:p>4,494%</text:p>
          </table:table-cell>
          <table:table-cell table:formula="of:=COUNTIF([.B14:.M14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0.283889644361713" calcext:value-type="percentage">
            <text:p>28,389%</text:p>
          </table:table-cell>
          <table:table-cell table:formula="of:=(ABS([$Registrado.C15] - [$Previsto.C15])/[$Registrado.C15])" office:value-type="percentage" office:value="0.287614057138297" calcext:value-type="percentage">
            <text:p>28,761%</text:p>
          </table:table-cell>
          <table:table-cell table:formula="of:=(ABS([$Registrado.D15] - [$Previsto.D15])/[$Registrado.D15])" office:value-type="percentage" office:value="0.220401830632974" calcext:value-type="percentage">
            <text:p>22,040%</text:p>
          </table:table-cell>
          <table:table-cell table:formula="of:=(ABS([$Registrado.E15] - [$Previsto.E15])/[$Registrado.E15])" office:value-type="percentage" office:value="0.144504981358649" calcext:value-type="percentage">
            <text:p>14,450%</text:p>
          </table:table-cell>
          <table:table-cell table:formula="of:=(ABS([$Registrado.F15] - [$Previsto.F15])/[$Registrado.F15])" office:value-type="percentage" office:value="0.0060070452801227" calcext:value-type="percentage">
            <text:p>0,601%</text:p>
          </table:table-cell>
          <table:table-cell table:formula="of:=(ABS([$Registrado.G15] - [$Previsto.G15])/[$Registrado.G15])" office:value-type="percentage" office:value="0.0835536457784801" calcext:value-type="percentage">
            <text:p>8,355%</text:p>
          </table:table-cell>
          <table:table-cell table:formula="of:=(ABS([$Registrado.H15] - [$Previsto.H15])/[$Registrado.H15])" office:value-type="percentage" office:value="0.0977512777888906" calcext:value-type="percentage">
            <text:p>9,775%</text:p>
          </table:table-cell>
          <table:table-cell table:formula="of:=(ABS([$Registrado.I15] - [$Previsto.I15])/[$Registrado.I15])" office:value-type="percentage" office:value="0.0470618604583655" calcext:value-type="percentage">
            <text:p>4,706%</text:p>
          </table:table-cell>
          <table:table-cell table:formula="of:=(ABS([$Registrado.J15] - [$Previsto.J15])/[$Registrado.J15])" office:value-type="percentage" office:value="0.0751633462214412" calcext:value-type="percentage">
            <text:p>7,516%</text:p>
          </table:table-cell>
          <table:table-cell table:formula="of:=(ABS([$Registrado.K15] - [$Previsto.K15])/[$Registrado.K15])" office:value-type="percentage" office:value="0.125231444749826" calcext:value-type="percentage">
            <text:p>12,523%</text:p>
          </table:table-cell>
          <table:table-cell table:formula="of:=(ABS([$Registrado.L15] - [$Previsto.L15])/[$Registrado.L15])" office:value-type="percentage" office:value="0.0218979816812418" calcext:value-type="percentage">
            <text:p>2,190%</text:p>
          </table:table-cell>
          <table:table-cell table:formula="of:=(ABS([$Registrado.M15] - [$Previsto.M15])/[$Registrado.M15])" office:value-type="percentage" office:value="0.0451554772009319" calcext:value-type="percentage">
            <text:p>4,516%</text:p>
          </table:table-cell>
          <table:table-cell table:formula="of:=AVERAGE([.B15:.M15])" office:value-type="percentage" office:value="0.119852716054244" calcext:value-type="percentage">
            <text:p>11,985%</text:p>
          </table:table-cell>
          <table:table-cell table:formula="of:=STDEV([.B15:.M15])" office:value-type="percentage" office:value="0.0967828682734401" calcext:value-type="percentage">
            <text:p>9,68%</text:p>
          </table:table-cell>
          <table:table-cell table:formula="of:=ABS(SUM([$Registrado.B15:$Registrado.M15]) -SUM([$Previsto.B15:$Previsto.M15]))/SUM([$Registrado.B15:$Registrado.M15])" office:value-type="percentage" office:value="0.0251766310105868" calcext:value-type="percentage">
            <text:p>2,518%</text:p>
          </table:table-cell>
          <table:table-cell table:formula="of:=COUNTIF([.B15:.M15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0.034148897535668" calcext:value-type="percentage">
            <text:p>3,415%</text:p>
          </table:table-cell>
          <table:table-cell table:formula="of:=(ABS([$Registrado.C16] - [$Previsto.C16])/[$Registrado.C16])" office:value-type="percentage" office:value="0.0485733913332859" calcext:value-type="percentage">
            <text:p>4,857%</text:p>
          </table:table-cell>
          <table:table-cell table:formula="of:=(ABS([$Registrado.D16] - [$Registrado.B13])/[$Registrado.D16])" office:value-type="percentage" office:value="0.215076064641786" calcext:value-type="percentage">
            <text:p>21,508%</text:p>
          </table:table-cell>
          <table:table-cell table:formula="of:=(ABS([$Registrado.E16] - [$Previsto.E16])/[$Registrado.E16])" office:value-type="percentage" office:value="0.13363117845042" calcext:value-type="percentage">
            <text:p>13,363%</text:p>
          </table:table-cell>
          <table:table-cell table:formula="of:=(ABS([$Registrado.F16] - [$Previsto.F16])/[$Registrado.F16])" office:value-type="percentage" office:value="0.0913796919378218" calcext:value-type="percentage">
            <text:p>9,138%</text:p>
          </table:table-cell>
          <table:table-cell table:formula="of:=(ABS([$Registrado.G16] - [$Previsto.G16])/[$Registrado.G16])" office:value-type="percentage" office:value="0.0918594372606693" calcext:value-type="percentage">
            <text:p>9,186%</text:p>
          </table:table-cell>
          <table:table-cell table:formula="of:=(ABS([$Registrado.H16] - [$Previsto.H16])/[$Registrado.H16])" office:value-type="percentage" office:value="0.0915664174754303" calcext:value-type="percentage">
            <text:p>9,157%</text:p>
          </table:table-cell>
          <table:table-cell table:formula="of:=(ABS([$Registrado.I16] - [$Previsto.I16])/[$Registrado.I16])" office:value-type="percentage" office:value="0.000567074085986946" calcext:value-type="percentage">
            <text:p>0,057%</text:p>
          </table:table-cell>
          <table:table-cell table:formula="of:=(ABS([$Registrado.J16] - [$Previsto.J16])/[$Registrado.J16])" office:value-type="percentage" office:value="0.0254835720303285" calcext:value-type="percentage">
            <text:p>2,548%</text:p>
          </table:table-cell>
          <table:table-cell table:formula="of:=(ABS([$Registrado.K16] - [$Previsto.K16])/[$Registrado.K16])" office:value-type="percentage" office:value="0.0197882113041459" calcext:value-type="percentage">
            <text:p>1,979%</text:p>
          </table:table-cell>
          <table:table-cell table:formula="of:=(ABS([$Registrado.L16] - [$Previsto.L16])/[$Registrado.L16])" office:value-type="percentage" office:value="0.137116992354384" calcext:value-type="percentage">
            <text:p>13,712%</text:p>
          </table:table-cell>
          <table:table-cell table:formula="of:=(ABS([$Registrado.M16] - [$Previsto.M16])/[$Registrado.M16])" office:value-type="percentage" office:value="0.071619921391267" calcext:value-type="percentage">
            <text:p>7,162%</text:p>
          </table:table-cell>
          <table:table-cell table:formula="of:=AVERAGE([.B16:.M16])" office:value-type="percentage" office:value="0.0800675708167661" calcext:value-type="percentage">
            <text:p>8,007%</text:p>
          </table:table-cell>
          <table:table-cell table:formula="of:=STDEV([.B16:.M16])" office:value-type="percentage" office:value="0.0609435949379999" calcext:value-type="percentage">
            <text:p>6,09%</text:p>
          </table:table-cell>
          <table:table-cell table:formula="of:=ABS(SUM([$Registrado.B16:$Registrado.M16]) -SUM([$Previsto.B16:$Previsto.M16]))/SUM([$Registrado.B16:$Registrado.M16])" office:value-type="percentage" office:value="0.0378611205777964" calcext:value-type="percentage">
            <text:p>3,786%</text:p>
          </table:table-cell>
          <table:table-cell table:formula="of:=COUNTIF([.B16:.M16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0.0182102375853342" calcext:value-type="percentage">
            <text:p>1,821%</text:p>
          </table:table-cell>
          <table:table-cell table:formula="of:=(ABS([$Registrado.C17] - [$Previsto.C17])/[$Registrado.C17])" office:value-type="percentage" office:value="0.108267395020358" calcext:value-type="percentage">
            <text:p>10,827%</text:p>
          </table:table-cell>
          <table:table-cell table:formula="of:=(ABS([$Registrado.D17] - [$Previsto.D17])/[$Registrado.D17])" office:value-type="percentage" office:value="0.220552466965072" calcext:value-type="percentage">
            <text:p>22,055%</text:p>
          </table:table-cell>
          <table:table-cell table:formula="of:=(ABS([$Registrado.E17] - [$Previsto.E17])/[$Registrado.E17])" office:value-type="percentage" office:value="0.184728745036352" calcext:value-type="percentage">
            <text:p>18,473%</text:p>
          </table:table-cell>
          <table:table-cell table:formula="of:=(ABS([$Registrado.F17] - [$Previsto.F17])/[$Registrado.F17])" office:value-type="percentage" office:value="0.173008520082885" calcext:value-type="percentage">
            <text:p>17,301%</text:p>
          </table:table-cell>
          <table:table-cell table:formula="of:=(ABS([$Registrado.G17] - [$Previsto.G17])/[$Registrado.G17])" office:value-type="percentage" office:value="0.0279756960642056" calcext:value-type="percentage">
            <text:p>2,798%</text:p>
          </table:table-cell>
          <table:table-cell table:formula="of:=(ABS([$Registrado.H17] - [$Previsto.H17])/[$Registrado.H17])" office:value-type="percentage" office:value="0.168760198709769" calcext:value-type="percentage">
            <text:p>16,876%</text:p>
          </table:table-cell>
          <table:table-cell table:formula="of:=(ABS([$Registrado.I17] - [$Previsto.I17])/[$Registrado.I17])" office:value-type="percentage" office:value="0.13897242147155" calcext:value-type="percentage">
            <text:p>13,897%</text:p>
          </table:table-cell>
          <table:table-cell table:formula="of:=(ABS([$Registrado.J17] - [$Previsto.J17])/[$Registrado.J17])" office:value-type="percentage" office:value="0.191185270591117" calcext:value-type="percentage">
            <text:p>19,119%</text:p>
          </table:table-cell>
          <table:table-cell table:formula="of:=(ABS([$Registrado.K17] - [$Previsto.K17])/[$Registrado.K17])" office:value-type="percentage" office:value="0.0229484158666486" calcext:value-type="percentage">
            <text:p>2,295%</text:p>
          </table:table-cell>
          <table:table-cell table:formula="of:=(ABS([$Registrado.L17] - [$Previsto.L17])/[$Registrado.L17])" office:value-type="percentage" office:value="0.239614440255932" calcext:value-type="percentage">
            <text:p>23,961%</text:p>
          </table:table-cell>
          <table:table-cell table:formula="of:=(ABS([$Registrado.M17] - [$Previsto.M17])/[$Registrado.M17])" office:value-type="percentage" office:value="0.116919220567119" calcext:value-type="percentage">
            <text:p>11,692%</text:p>
          </table:table-cell>
          <table:table-cell table:formula="of:=AVERAGE([.B17:.M17])" office:value-type="percentage" office:value="0.134261919018029" calcext:value-type="percentage">
            <text:p>13,426%</text:p>
          </table:table-cell>
          <table:table-cell table:formula="of:=STDEV([.B17:.M17])" office:value-type="percentage" office:value="0.076975754454596" calcext:value-type="percentage">
            <text:p>7,70%</text:p>
          </table:table-cell>
          <table:table-cell table:formula="of:=ABS(SUM([$Registrado.B17:$Registrado.M17]) -SUM([$Previsto.B17:$Previsto.M17]))/SUM([$Registrado.B17:$Registrado.M17])" office:value-type="percentage" office:value="0.13967899259533" calcext:value-type="percentage">
            <text:p>13,968%</text:p>
          </table:table-cell>
          <table:table-cell table:formula="of:=COUNTIF([.B17:.M17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0.125688121324809" calcext:value-type="percentage">
            <text:p>12,569%</text:p>
          </table:table-cell>
          <table:table-cell table:formula="of:=(ABS([$Registrado.C18] - [$Previsto.C18])/[$Registrado.C18])" office:value-type="percentage" office:value="0.0958173350899231" calcext:value-type="percentage">
            <text:p>9,582%</text:p>
          </table:table-cell>
          <table:table-cell table:formula="of:=(ABS([$Registrado.D18] - [$Previsto.D18])/[$Registrado.D18])" office:value-type="percentage" office:value="0.187269565404429" calcext:value-type="percentage">
            <text:p>18,727%</text:p>
          </table:table-cell>
          <table:table-cell table:formula="of:=(ABS([$Registrado.E18] - [$Previsto.E18])/[$Registrado.E18])" office:value-type="percentage" office:value="0.102003333604868" calcext:value-type="percentage">
            <text:p>10,200%</text:p>
          </table:table-cell>
          <table:table-cell table:formula="of:=(ABS([$Registrado.F18] - [$Previsto.F18])/[$Registrado.F18])" office:value-type="percentage" office:value="0.0230881177872964" calcext:value-type="percentage">
            <text:p>2,309%</text:p>
          </table:table-cell>
          <table:table-cell table:formula="of:=(ABS([$Registrado.G18] - [$Previsto.G18])/[$Registrado.G18])" office:value-type="percentage" office:value="0.0435447501805812" calcext:value-type="percentage">
            <text:p>4,354%</text:p>
          </table:table-cell>
          <table:table-cell table:formula="of:=(ABS([$Registrado.H18] - [$Previsto.H18])/[$Registrado.H18])" office:value-type="percentage" office:value="0.0645950597741342" calcext:value-type="percentage">
            <text:p>6,460%</text:p>
          </table:table-cell>
          <table:table-cell table:formula="of:=(ABS([$Registrado.I18] - [$Previsto.I18])/[$Registrado.I18])" office:value-type="percentage" office:value="0.00882853511083554" calcext:value-type="percentage">
            <text:p>0,883%</text:p>
          </table:table-cell>
          <table:table-cell table:formula="of:=(ABS([$Registrado.J18] - [$Previsto.J18])/[$Registrado.J18])" office:value-type="percentage" office:value="0.118439565599262" calcext:value-type="percentage">
            <text:p>11,844%</text:p>
          </table:table-cell>
          <table:table-cell table:formula="of:=(ABS([$Registrado.K18] - [$Previsto.K18])/[$Registrado.K18])" office:value-type="percentage" office:value="0.0638309793338708" calcext:value-type="percentage">
            <text:p>6,383%</text:p>
          </table:table-cell>
          <table:table-cell table:formula="of:=(ABS([$Registrado.L18] - [$Previsto.L18])/[$Registrado.L18])" office:value-type="percentage" office:value="0.0739189761601924" calcext:value-type="percentage">
            <text:p>7,392%</text:p>
          </table:table-cell>
          <table:table-cell table:formula="of:=(ABS([$Registrado.M18] - [$Previsto.M18])/[$Registrado.M18])" office:value-type="percentage" office:value="0.0817547781036283" calcext:value-type="percentage">
            <text:p>8,175%</text:p>
          </table:table-cell>
          <table:table-cell table:formula="of:=AVERAGE([.B18:.M18])" office:value-type="percentage" office:value="0.0823982597894857" calcext:value-type="percentage">
            <text:p>8,240%</text:p>
          </table:table-cell>
          <table:table-cell table:formula="of:=STDEV([.B18:.M18])" office:value-type="percentage" office:value="0.0485322870742401" calcext:value-type="percentage">
            <text:p>4,85%</text:p>
          </table:table-cell>
          <table:table-cell table:formula="of:=ABS(SUM([$Registrado.B18:$Registrado.M18]) -SUM([$Previsto.B18:$Previsto.M18]))/SUM([$Registrado.B18:$Registrado.M18])" office:value-type="percentage" office:value="0.0829515771027749" calcext:value-type="percentage">
            <text:p>8,295%</text:p>
          </table:table-cell>
          <table:table-cell table:formula="of:=COUNTIF([.B18:.M18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0.155207608808636" calcext:value-type="percentage">
            <text:p>15,521%</text:p>
          </table:table-cell>
          <table:table-cell table:formula="of:=(ABS([$Registrado.C19] - [$Previsto.C19])/[$Registrado.C19])" office:value-type="percentage" office:value="0.0851837067591638" calcext:value-type="percentage">
            <text:p>8,518%</text:p>
          </table:table-cell>
          <table:table-cell table:formula="of:=(ABS([$Registrado.D19] - [$Previsto.D19])/[$Registrado.D19])" office:value-type="percentage" office:value="0.0775180655742926" calcext:value-type="percentage">
            <text:p>7,752%</text:p>
          </table:table-cell>
          <table:table-cell table:formula="of:=(ABS([$Registrado.E19] - [$Previsto.E19])/[$Registrado.E19])" office:value-type="percentage" office:value="0.0244455748041733" calcext:value-type="percentage">
            <text:p>2,445%</text:p>
          </table:table-cell>
          <table:table-cell table:formula="of:=(ABS([$Registrado.F19] - [$Previsto.F19])/[$Registrado.F19])" office:value-type="percentage" office:value="0.083282411446519" calcext:value-type="percentage">
            <text:p>8,328%</text:p>
          </table:table-cell>
          <table:table-cell table:formula="of:=(ABS([$Registrado.G19] - [$Previsto.G19])/[$Registrado.G19])" office:value-type="percentage" office:value="0.0563369259738071" calcext:value-type="percentage">
            <text:p>5,634%</text:p>
          </table:table-cell>
          <table:table-cell table:formula="of:=(ABS([$Registrado.H19] - [$Previsto.H19])/[$Registrado.H19])" office:value-type="percentage" office:value="0.115282826086957" calcext:value-type="percentage">
            <text:p>11,528%</text:p>
          </table:table-cell>
          <table:table-cell table:formula="of:=(ABS([$Registrado.I19] - [$Previsto.I19])/[$Registrado.I19])" office:value-type="percentage" office:value="0.0725008682972096" calcext:value-type="percentage">
            <text:p>7,250%</text:p>
          </table:table-cell>
          <table:table-cell table:formula="of:=(ABS([$Registrado.J19] - [$Previsto.J19])/[$Registrado.J19])" office:value-type="percentage" office:value="0.0211842864912354" calcext:value-type="percentage">
            <text:p>2,118%</text:p>
          </table:table-cell>
          <table:table-cell table:formula="of:=(ABS([$Registrado.K19] - [$Previsto.K19])/[$Registrado.K19])" office:value-type="percentage" office:value="0.0340756934519266" calcext:value-type="percentage">
            <text:p>3,408%</text:p>
          </table:table-cell>
          <table:table-cell table:formula="of:=(ABS([$Registrado.L19] - [$Previsto.L19])/[$Registrado.L19])" office:value-type="percentage" office:value="0.0824853845121461" calcext:value-type="percentage">
            <text:p>8,249%</text:p>
          </table:table-cell>
          <table:table-cell table:formula="of:=(ABS([$Registrado.M19] - [$Previsto.M19])/[$Registrado.M19])" office:value-type="percentage" office:value="0.048361798561151" calcext:value-type="percentage">
            <text:p>4,836%</text:p>
          </table:table-cell>
          <table:table-cell table:formula="of:=AVERAGE([.B19:.M19])" office:value-type="percentage" office:value="0.0713220958972681" calcext:value-type="percentage">
            <text:p>7,132%</text:p>
          </table:table-cell>
          <table:table-cell table:formula="of:=STDEV([.B19:.M19])" office:value-type="percentage" office:value="0.0385169977407756" calcext:value-type="percentage">
            <text:p>3,85%</text:p>
          </table:table-cell>
          <table:table-cell table:formula="of:=ABS(SUM([$Registrado.B19:$Registrado.M19]) -SUM([$Previsto.B19:$Previsto.M19]))/SUM([$Registrado.B19:$Registrado.M19])" office:value-type="percentage" office:value="0.060486382580158" calcext:value-type="percentage">
            <text:p>6,049%</text:p>
          </table:table-cell>
          <table:table-cell table:formula="of:=COUNTIF([.B19:.M19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0.0325189399077591" calcext:value-type="percentage">
            <text:p>3,252%</text:p>
          </table:table-cell>
          <table:table-cell table:formula="of:=(ABS([$Registrado.C20] - [$Previsto.C20])/[$Registrado.C20])" office:value-type="percentage" office:value="0.0177343610575247" calcext:value-type="percentage">
            <text:p>1,773%</text:p>
          </table:table-cell>
          <table:table-cell table:formula="of:=(ABS([$Registrado.D20] - [$Previsto.D20])/[$Registrado.D20])" office:value-type="percentage" office:value="0.156939585091733" calcext:value-type="percentage">
            <text:p>15,694%</text:p>
          </table:table-cell>
          <table:table-cell table:formula="of:=(ABS([$Registrado.E20] - [$Previsto.E20])/[$Registrado.E20])" office:value-type="percentage" office:value="0.13508304972131" calcext:value-type="percentage">
            <text:p>13,508%</text:p>
          </table:table-cell>
          <table:table-cell table:formula="of:=(ABS([$Registrado.F20] - [$Previsto.F20])/[$Registrado.F20])" office:value-type="percentage" office:value="0.118153277496549" calcext:value-type="percentage">
            <text:p>11,815%</text:p>
          </table:table-cell>
          <table:table-cell table:formula="of:=(ABS([$Registrado.G20] - [$Previsto.G20])/[$Registrado.G20])" office:value-type="percentage" office:value="0.0492602067939995" calcext:value-type="percentage">
            <text:p>4,926%</text:p>
          </table:table-cell>
          <table:table-cell table:formula="of:=(ABS([$Registrado.H20] - [$Previsto.H20])/[$Registrado.H20])" office:value-type="percentage" office:value="0.168541536507143" calcext:value-type="percentage">
            <text:p>16,854%</text:p>
          </table:table-cell>
          <table:table-cell table:formula="of:=(ABS([$Registrado.I20] - [$Previsto.I20])/[$Registrado.I20])" office:value-type="percentage" office:value="0.141311994317296" calcext:value-type="percentage">
            <text:p>14,131%</text:p>
          </table:table-cell>
          <table:table-cell table:formula="of:=(ABS([$Registrado.J20] - [$Previsto.J20])/[$Registrado.J20])" office:value-type="percentage" office:value="0.0680889947402726" calcext:value-type="percentage">
            <text:p>6,809%</text:p>
          </table:table-cell>
          <table:table-cell table:formula="of:=(ABS([$Registrado.K20] - [$Previsto.K20])/[$Registrado.K20])" office:value-type="percentage" office:value="0.0913583339401442" calcext:value-type="percentage">
            <text:p>9,136%</text:p>
          </table:table-cell>
          <table:table-cell table:formula="of:=(ABS([$Registrado.L20] - [$Previsto.L20])/[$Registrado.L20])" office:value-type="percentage" office:value="0.0906405399505427" calcext:value-type="percentage">
            <text:p>9,064%</text:p>
          </table:table-cell>
          <table:table-cell table:formula="of:=(ABS([$Registrado.M20] - [$Previsto.M20])/[$Registrado.M20])" office:value-type="percentage" office:value="0.0704642566351046" calcext:value-type="percentage">
            <text:p>7,046%</text:p>
          </table:table-cell>
          <table:table-cell table:formula="of:=AVERAGE([.B20:.M20])" office:value-type="percentage" office:value="0.0950079230132815" calcext:value-type="percentage">
            <text:p>9,501%</text:p>
          </table:table-cell>
          <table:table-cell table:formula="of:=STDEV([.B20:.M20])" office:value-type="percentage" office:value="0.049411865556449" calcext:value-type="percentage">
            <text:p>4,94%</text:p>
          </table:table-cell>
          <table:table-cell table:formula="of:=ABS(SUM([$Registrado.B20:$Registrado.M20]) -SUM([$Previsto.B20:$Previsto.M20]))/SUM([$Registrado.B20:$Registrado.M20])" office:value-type="percentage" office:value="0.0905318346085632" calcext:value-type="percentage">
            <text:p>9,053%</text:p>
          </table:table-cell>
          <table:table-cell table:formula="of:=COUNTIF([.B20:.M20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0.00895091419301095" calcext:value-type="percentage">
            <text:p>0,895%</text:p>
          </table:table-cell>
          <table:table-cell table:formula="of:=(ABS([$Registrado.C21] - [$Previsto.C21])/[$Registrado.C21])" office:value-type="percentage" office:value="0.0924695526817494" calcext:value-type="percentage">
            <text:p>9,247%</text:p>
          </table:table-cell>
          <table:table-cell table:formula="of:=(ABS([$Registrado.D21] - [$Previsto.D21])/[$Registrado.D21])" office:value-type="percentage" office:value="0.111479872206999" calcext:value-type="percentage">
            <text:p>11,148%</text:p>
          </table:table-cell>
          <table:table-cell table:formula="of:=(ABS([$Registrado.E21] - [$Previsto.E21])/[$Registrado.E21])" office:value-type="percentage" office:value="0.0617725553777478" calcext:value-type="percentage">
            <text:p>6,177%</text:p>
          </table:table-cell>
          <table:table-cell table:formula="of:=(ABS([$Registrado.F21] - [$Previsto.F21])/[$Registrado.F21])" office:value-type="percentage" office:value="0.0681638120445542" calcext:value-type="percentage">
            <text:p>6,816%</text:p>
          </table:table-cell>
          <table:table-cell table:formula="of:=(ABS([$Registrado.G21] - [$Previsto.G21])/[$Registrado.G21])" office:value-type="percentage" office:value="0.0245519276519859" calcext:value-type="percentage">
            <text:p>2,455%</text:p>
          </table:table-cell>
          <table:table-cell table:formula="of:=(ABS([$Registrado.H21] - [$Previsto.H21])/[$Registrado.H21])" office:value-type="percentage" office:value="0.0868893990517307" calcext:value-type="percentage">
            <text:p>8,689%</text:p>
          </table:table-cell>
          <table:table-cell table:formula="of:=(ABS([$Registrado.I21] - [$Previsto.I21])/[$Registrado.I21])" office:value-type="percentage" office:value="0.00926159990834648" calcext:value-type="percentage">
            <text:p>0,926%</text:p>
          </table:table-cell>
          <table:table-cell table:formula="of:=(ABS([$Registrado.J21] - [$Previsto.J21])/[$Registrado.J21])" office:value-type="percentage" office:value="0.0113523722009963" calcext:value-type="percentage">
            <text:p>1,135%</text:p>
          </table:table-cell>
          <table:table-cell table:formula="of:=(ABS([$Registrado.K21] - [$Previsto.K21])/[$Registrado.K21])" office:value-type="percentage" office:value="0.221149143958321" calcext:value-type="percentage">
            <text:p>22,115%</text:p>
          </table:table-cell>
          <table:table-cell table:formula="of:=(ABS([$Registrado.L21] - [$Previsto.L21])/[$Registrado.L21])" office:value-type="percentage" office:value="0.0605709275239557" calcext:value-type="percentage">
            <text:p>6,057%</text:p>
          </table:table-cell>
          <table:table-cell table:formula="of:=(ABS([$Registrado.M21] - [$Previsto.M21])/[$Registrado.M21])" office:value-type="percentage" office:value="0.192639093034497" calcext:value-type="percentage">
            <text:p>19,264%</text:p>
          </table:table-cell>
          <table:table-cell table:formula="of:=AVERAGE([.B21:.M21])" office:value-type="percentage" office:value="0.0791042641528246" calcext:value-type="percentage">
            <text:p>7,910%</text:p>
          </table:table-cell>
          <table:table-cell table:formula="of:=STDEV([.B21:.M21])" office:value-type="percentage" office:value="0.0690741743845517" calcext:value-type="percentage">
            <text:p>6,91%</text:p>
          </table:table-cell>
          <table:table-cell table:formula="of:=ABS(SUM([$Registrado.B21:$Registrado.M21]) -SUM([$Previsto.B21:$Previsto.M21]))/SUM([$Registrado.B21:$Registrado.M21])" office:value-type="percentage" office:value="0.0112318359448165" calcext:value-type="percentage">
            <text:p>1,123%</text:p>
          </table:table-cell>
          <table:table-cell table:formula="of:=COUNTIF([.B21:.M21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0.0414803251633318" calcext:value-type="percentage">
            <text:p>4,148%</text:p>
          </table:table-cell>
          <table:table-cell table:formula="of:=(ABS([$Registrado.C22] - [$Previsto.C22])/[$Registrado.C22])" office:value-type="percentage" office:value="0.159289636032301" calcext:value-type="percentage">
            <text:p>15,929%</text:p>
          </table:table-cell>
          <table:table-cell table:formula="of:=(ABS([$Registrado.D22] - [$Previsto.D22])/[$Registrado.D22])" office:value-type="percentage" office:value="0.117910289422186" calcext:value-type="percentage">
            <text:p>11,791%</text:p>
          </table:table-cell>
          <table:table-cell table:formula="of:=(ABS([$Registrado.E22] - [$Previsto.E22])/[$Registrado.E22])" office:value-type="percentage" office:value="0.0756625809029164" calcext:value-type="percentage">
            <text:p>7,566%</text:p>
          </table:table-cell>
          <table:table-cell table:formula="of:=(ABS([$Registrado.F22] - [$Previsto.F22])/[$Registrado.F22])" office:value-type="percentage" office:value="0.111996783320422" calcext:value-type="percentage">
            <text:p>11,200%</text:p>
          </table:table-cell>
          <table:table-cell table:formula="of:=(ABS([$Registrado.G22] - [$Previsto.G22])/[$Registrado.G22])" office:value-type="percentage" office:value="0.000395955960840477" calcext:value-type="percentage">
            <text:p>0,040%</text:p>
          </table:table-cell>
          <table:table-cell table:formula="of:=(ABS([$Registrado.H22] - [$Previsto.H22])/[$Registrado.H22])" office:value-type="percentage" office:value="0.0395575508658481" calcext:value-type="percentage">
            <text:p>3,956%</text:p>
          </table:table-cell>
          <table:table-cell table:formula="of:=(ABS([$Registrado.I22] - [$Previsto.I22])/[$Registrado.I22])" office:value-type="percentage" office:value="0.0535717585745476" calcext:value-type="percentage">
            <text:p>5,357%</text:p>
          </table:table-cell>
          <table:table-cell table:formula="of:=(ABS([$Registrado.J22] - [$Previsto.J22])/[$Registrado.J22])" office:value-type="percentage" office:value="0.026891945356288" calcext:value-type="percentage">
            <text:p>2,689%</text:p>
          </table:table-cell>
          <table:table-cell table:formula="of:=(ABS([$Registrado.K22] - [$Previsto.K22])/[$Registrado.K22])" office:value-type="percentage" office:value="0.00973006916636342" calcext:value-type="percentage">
            <text:p>0,973%</text:p>
          </table:table-cell>
          <table:table-cell table:formula="of:=(ABS([$Registrado.L22] - [$Previsto.L22])/[$Registrado.L22])" office:value-type="percentage" office:value="0.15490687802086" calcext:value-type="percentage">
            <text:p>15,491%</text:p>
          </table:table-cell>
          <table:table-cell table:formula="of:=(ABS([$Registrado.M22] - [$Previsto.M22])/[$Registrado.M22])" office:value-type="percentage" office:value="0.136181747488258" calcext:value-type="percentage">
            <text:p>13,618%</text:p>
          </table:table-cell>
          <table:table-cell table:formula="of:=AVERAGE([.B22:.M22])" office:value-type="percentage" office:value="0.0772979600228468" calcext:value-type="percentage">
            <text:p>7,730%</text:p>
          </table:table-cell>
          <table:table-cell table:formula="of:=STDEV([.B22:.M22])" office:value-type="percentage" office:value="0.056696482270083" calcext:value-type="percentage">
            <text:p>5,67%</text:p>
          </table:table-cell>
          <table:table-cell table:formula="of:=ABS(SUM([$Registrado.B22:$Registrado.M22]) -SUM([$Previsto.B22:$Previsto.M22]))/SUM([$Registrado.B22:$Registrado.M22])" office:value-type="percentage" office:value="0.0287524979676298" calcext:value-type="percentage">
            <text:p>2,875%</text:p>
          </table:table-cell>
          <table:table-cell table:formula="of:=COUNTIF([.B22:.M22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0.148443773690861" calcext:value-type="percentage">
            <text:p>14,844%</text:p>
          </table:table-cell>
          <table:table-cell table:formula="of:=(ABS([$Registrado.C23] - [$Previsto.C23])/[$Registrado.C23])" office:value-type="percentage" office:value="0.0638734157457701" calcext:value-type="percentage">
            <text:p>6,387%</text:p>
          </table:table-cell>
          <table:table-cell table:formula="of:=(ABS([$Registrado.D23] - [$Previsto.D23])/[$Registrado.D23])" office:value-type="percentage" office:value="0.175591443271053" calcext:value-type="percentage">
            <text:p>17,559%</text:p>
          </table:table-cell>
          <table:table-cell table:formula="of:=(ABS([$Registrado.E23] - [$Previsto.E23])/[$Registrado.E23])" office:value-type="percentage" office:value="0.160494456066946" calcext:value-type="percentage">
            <text:p>16,049%</text:p>
          </table:table-cell>
          <table:table-cell table:formula="of:=(ABS([$Registrado.F23] - [$Previsto.F23])/[$Registrado.F23])" office:value-type="percentage" office:value="0.219032803403493" calcext:value-type="percentage">
            <text:p>21,903%</text:p>
          </table:table-cell>
          <table:table-cell table:formula="of:=(ABS([$Registrado.G23] - [$Previsto.G23])/[$Registrado.G23])" office:value-type="percentage" office:value="0.159616289509427" calcext:value-type="percentage">
            <text:p>15,962%</text:p>
          </table:table-cell>
          <table:table-cell table:formula="of:=(ABS([$Registrado.H23] - [$Previsto.H23])/[$Registrado.H23])" office:value-type="percentage" office:value="0.182821087420043" calcext:value-type="percentage">
            <text:p>18,282%</text:p>
          </table:table-cell>
          <table:table-cell table:formula="of:=(ABS([$Registrado.I23] - [$Previsto.I23])/[$Registrado.I23])" office:value-type="percentage" office:value="0.195124360884094" calcext:value-type="percentage">
            <text:p>19,512%</text:p>
          </table:table-cell>
          <table:table-cell table:formula="of:=(ABS([$Registrado.J23] - [$Previsto.J23])/[$Registrado.J23])" office:value-type="percentage" office:value="0.246160244369818" calcext:value-type="percentage">
            <text:p>24,616%</text:p>
          </table:table-cell>
          <table:table-cell table:formula="of:=(ABS([$Registrado.K23] - [$Previsto.K23])/[$Registrado.K23])" office:value-type="percentage" office:value="0.159378160969655" calcext:value-type="percentage">
            <text:p>15,938%</text:p>
          </table:table-cell>
          <table:table-cell table:formula="of:=(ABS([$Registrado.L23] - [$Previsto.L23])/[$Registrado.L23])" office:value-type="percentage" office:value="0.0841446932718487" calcext:value-type="percentage">
            <text:p>8,414%</text:p>
          </table:table-cell>
          <table:table-cell table:formula="of:=(ABS([$Registrado.M23] - [$Previsto.M23])/[$Registrado.M23])" office:value-type="percentage" office:value="0.00695508615897727" calcext:value-type="percentage">
            <text:p>0,696%</text:p>
          </table:table-cell>
          <table:table-cell table:formula="of:=AVERAGE([.B23:.M23])" office:value-type="percentage" office:value="0.150136317896832" calcext:value-type="percentage">
            <text:p>15,014%</text:p>
          </table:table-cell>
          <table:table-cell table:formula="of:=STDEV([.B23:.M23])" office:value-type="percentage" office:value="0.0676152127425489" calcext:value-type="percentage">
            <text:p>6,76%</text:p>
          </table:table-cell>
          <table:table-cell table:formula="of:=ABS(SUM([$Registrado.B23:$Registrado.M23]) -SUM([$Previsto.B23:$Previsto.M23]))/SUM([$Registrado.B23:$Registrado.M23])" office:value-type="percentage" office:value="0.155926793470479" calcext:value-type="percentage">
            <text:p>15,593%</text:p>
          </table:table-cell>
          <table:table-cell table:formula="of:=COUNTIF([.B23:.M23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0.178766484878532" calcext:value-type="percentage">
            <text:p>17,877%</text:p>
          </table:table-cell>
          <table:table-cell table:formula="of:=(ABS([$Registrado.C24] - [$Previsto.C24])/[$Registrado.C24])" office:value-type="percentage" office:value="0.0621837565104168" calcext:value-type="percentage">
            <text:p>6,218%</text:p>
          </table:table-cell>
          <table:table-cell table:formula="of:=(ABS([$Registrado.D24] - [$Previsto.D24])/[$Registrado.D24])" office:value-type="percentage" office:value="0.0185791461700633" calcext:value-type="percentage">
            <text:p>1,858%</text:p>
          </table:table-cell>
          <table:table-cell table:formula="of:=(ABS([$Registrado.E24] - [$Previsto.E24])/[$Registrado.E24])" office:value-type="percentage" office:value="0.0854458544113865" calcext:value-type="percentage">
            <text:p>8,545%</text:p>
          </table:table-cell>
          <table:table-cell table:formula="of:=(ABS([$Registrado.F24] - [$Previsto.F24])/[$Registrado.F24])" office:value-type="percentage" office:value="0.0106205687573043" calcext:value-type="percentage">
            <text:p>1,062%</text:p>
          </table:table-cell>
          <table:table-cell table:formula="of:=(ABS([$Registrado.G24] - [$Previsto.G24])/[$Registrado.G24])" office:value-type="percentage" office:value="0.188229077781424" calcext:value-type="percentage">
            <text:p>18,823%</text:p>
          </table:table-cell>
          <table:table-cell table:formula="of:=(ABS([$Registrado.H24] - [$Previsto.H24])/[$Registrado.H24])" office:value-type="percentage" office:value="0.190853610610775" calcext:value-type="percentage">
            <text:p>19,085%</text:p>
          </table:table-cell>
          <table:table-cell table:formula="of:=(ABS([$Registrado.I24] - [$Previsto.I24])/[$Registrado.I24])" office:value-type="percentage" office:value="0.176363386841886" calcext:value-type="percentage">
            <text:p>17,636%</text:p>
          </table:table-cell>
          <table:table-cell table:formula="of:=(ABS([$Registrado.J24] - [$Previsto.J24])/[$Registrado.J24])" office:value-type="percentage" office:value="0.0518670839079241" calcext:value-type="percentage">
            <text:p>5,187%</text:p>
          </table:table-cell>
          <table:table-cell table:formula="of:=(ABS([$Registrado.K24] - [$Previsto.K24])/[$Registrado.K24])" office:value-type="percentage" office:value="0.312039442672952" calcext:value-type="percentage">
            <text:p>31,204%</text:p>
          </table:table-cell>
          <table:table-cell table:formula="of:=(ABS([$Registrado.L24] - [$Previsto.L24])/[$Registrado.L24])" office:value-type="percentage" office:value="0.290153592900086" calcext:value-type="percentage">
            <text:p>29,015%</text:p>
          </table:table-cell>
          <table:table-cell table:formula="of:=(ABS([$Registrado.M24] - [$Previsto.M24])/[$Registrado.M24])" office:value-type="percentage" office:value="0.10316165925388" calcext:value-type="percentage">
            <text:p>10,316%</text:p>
          </table:table-cell>
          <table:table-cell table:formula="of:=AVERAGE([.B24:.M24])" office:value-type="percentage" office:value="0.139021972058053" calcext:value-type="percentage">
            <text:p>13,902%</text:p>
          </table:table-cell>
          <table:table-cell table:formula="of:=STDEV([.B24:.M24])" office:value-type="percentage" office:value="0.0997758945717119" calcext:value-type="percentage">
            <text:p>9,98%</text:p>
          </table:table-cell>
          <table:table-cell table:formula="of:=ABS(SUM([$Registrado.B24:$Registrado.M24]) -SUM([$Previsto.B24:$Previsto.M24]))/SUM([$Registrado.B24:$Registrado.M24])" office:value-type="percentage" office:value="0.141762181958631" calcext:value-type="percentage">
            <text:p>14,176%</text:p>
          </table:table-cell>
          <table:table-cell table:formula="of:=COUNTIF([.B24:.M24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0.00308358478286583" calcext:value-type="percentage">
            <text:p>0,308%</text:p>
          </table:table-cell>
          <table:table-cell table:formula="of:=(ABS([$Registrado.C25] - [$Previsto.C25])/[$Registrado.C25])" office:value-type="percentage" office:value="0.179178946883524" calcext:value-type="percentage">
            <text:p>17,918%</text:p>
          </table:table-cell>
          <table:table-cell table:formula="of:=(ABS([$Registrado.D25] - [$Previsto.D25])/[$Registrado.D25])" office:value-type="percentage" office:value="0.234996999706675" calcext:value-type="percentage">
            <text:p>23,500%</text:p>
          </table:table-cell>
          <table:table-cell table:formula="of:=(ABS([$Registrado.E25] - [$Previsto.E25])/[$Registrado.E25])" office:value-type="percentage" office:value="0.210862378494296" calcext:value-type="percentage">
            <text:p>21,086%</text:p>
          </table:table-cell>
          <table:table-cell table:formula="of:=(ABS([$Registrado.F25] - [$Previsto.F25])/[$Registrado.F25])" office:value-type="percentage" office:value="0.228310171140747" calcext:value-type="percentage">
            <text:p>22,831%</text:p>
          </table:table-cell>
          <table:table-cell table:formula="of:=(ABS([$Registrado.G25] - [$Previsto.G25])/[$Registrado.G25])" office:value-type="percentage" office:value="0.105901454073643" calcext:value-type="percentage">
            <text:p>10,590%</text:p>
          </table:table-cell>
          <table:table-cell table:formula="of:=(ABS([$Registrado.H25] - [$Previsto.H25])/[$Registrado.H25])" office:value-type="percentage" office:value="0.138073022404754" calcext:value-type="percentage">
            <text:p>13,807%</text:p>
          </table:table-cell>
          <table:table-cell table:formula="of:=(ABS([$Registrado.I25] - [$Previsto.I25])/[$Registrado.I25])" office:value-type="percentage" office:value="0.139623135796146" calcext:value-type="percentage">
            <text:p>13,962%</text:p>
          </table:table-cell>
          <table:table-cell table:formula="of:=(ABS([$Registrado.J25] - [$Previsto.J25])/[$Registrado.J25])" office:value-type="percentage" office:value="0.0697084900652424" calcext:value-type="percentage">
            <text:p>6,971%</text:p>
          </table:table-cell>
          <table:table-cell table:formula="of:=(ABS([$Registrado.K25] - [$Previsto.K25])/[$Registrado.K25])" office:value-type="percentage" office:value="0.068624232660284" calcext:value-type="percentage">
            <text:p>6,862%</text:p>
          </table:table-cell>
          <table:table-cell table:formula="of:=(ABS([$Registrado.L25] - [$Previsto.L25])/[$Registrado.L25])" office:value-type="percentage" office:value="0.117474925239276" calcext:value-type="percentage">
            <text:p>11,747%</text:p>
          </table:table-cell>
          <table:table-cell table:formula="of:=(ABS([$Registrado.M25] - [$Previsto.M25])/[$Registrado.M25])" office:value-type="percentage" office:value="0.0579577597183143" calcext:value-type="percentage">
            <text:p>5,796%</text:p>
          </table:table-cell>
          <table:table-cell table:style-name="ce50" table:formula="of:=AVERAGE([.B25:.M25])" office:value-type="percentage" office:value="0.129482925080481" calcext:value-type="percentage">
            <text:p>12,948%</text:p>
          </table:table-cell>
          <table:table-cell table:formula="of:=STDEV([.B25:.M25])" office:value-type="percentage" office:value="0.0733848213447034" calcext:value-type="percentage">
            <text:p>7,34%</text:p>
          </table:table-cell>
          <table:table-cell table:formula="of:=ABS(SUM([$Registrado.B25:$Registrado.M25]) -SUM([$Previsto.B25:$Previsto.M25]))/SUM([$Registrado.B25:$Registrado.M25])" office:value-type="percentage" office:value="0.131756807528269" calcext:value-type="percentage">
            <text:p>13,176%</text:p>
          </table:table-cell>
          <table:table-cell table:formula="of:=COUNTIF([.B25:.M25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0152141243359867" calcext:value-type="percentage">
            <text:p>1,521%</text:p>
          </table:table-cell>
          <table:table-cell table:formula="of:=(ABS([$Registrado.C26] - [$Previsto.C26])/[$Registrado.C26])" office:value-type="percentage" office:value="0.0557466073851246" calcext:value-type="percentage">
            <text:p>5,575%</text:p>
          </table:table-cell>
          <table:table-cell table:formula="of:=(ABS([$Registrado.D26] - [$Previsto.D26])/[$Registrado.D26])" office:value-type="percentage" office:value="0.126878585476021" calcext:value-type="percentage">
            <text:p>12,688%</text:p>
          </table:table-cell>
          <table:table-cell table:formula="of:=(ABS([$Registrado.E26] - [$Previsto.E26])/[$Registrado.E26])" office:value-type="percentage" office:value="0.0959372462654751" calcext:value-type="percentage">
            <text:p>9,594%</text:p>
          </table:table-cell>
          <table:table-cell table:formula="of:=(ABS([$Registrado.F26] - [$Previsto.F26])/[$Registrado.F26])" office:value-type="percentage" office:value="0.130972339114527" calcext:value-type="percentage">
            <text:p>13,097%</text:p>
          </table:table-cell>
          <table:table-cell table:formula="of:=(ABS([$Registrado.G26] - [$Previsto.G26])/[$Registrado.G26])" office:value-type="percentage" office:value="0.143741150890206" calcext:value-type="percentage">
            <text:p>14,374%</text:p>
          </table:table-cell>
          <table:table-cell table:formula="of:=(ABS([$Registrado.H26] - [$Previsto.H26])/[$Registrado.H26])" office:value-type="percentage" office:value="0.173495154187424" calcext:value-type="percentage">
            <text:p>17,350%</text:p>
          </table:table-cell>
          <table:table-cell table:formula="of:=(ABS([$Registrado.I26] - [$Previsto.I26])/[$Registrado.I26])" office:value-type="percentage" office:value="0.162524527652241" calcext:value-type="percentage">
            <text:p>16,252%</text:p>
          </table:table-cell>
          <table:table-cell table:formula="of:=(ABS([$Registrado.J26] - [$Previsto.J26])/[$Registrado.J26])" office:value-type="percentage" office:value="0.137702442284268" calcext:value-type="percentage">
            <text:p>13,770%</text:p>
          </table:table-cell>
          <table:table-cell table:formula="of:=(ABS([$Registrado.K26] - [$Previsto.K26])/[$Registrado.K26])" office:value-type="percentage" office:value="0.0979086846922606" calcext:value-type="percentage">
            <text:p>9,791%</text:p>
          </table:table-cell>
          <table:table-cell table:formula="of:=(ABS([$Registrado.L26] - [$Previsto.L26])/[$Registrado.L26])" office:value-type="percentage" office:value="0.106641015442783" calcext:value-type="percentage">
            <text:p>10,664%</text:p>
          </table:table-cell>
          <table:table-cell table:formula="of:=(ABS([$Registrado.M26] - [$Previsto.M26])/[$Registrado.M26])" office:value-type="percentage" office:value="0.00778268672589903" calcext:value-type="percentage">
            <text:p>0,778%</text:p>
          </table:table-cell>
          <table:table-cell table:formula="of:=AVERAGE([.B26:.M26])" office:value-type="percentage" office:value="0.104545380371018" calcext:value-type="percentage">
            <text:p>10,455%</text:p>
          </table:table-cell>
          <table:table-cell table:formula="of:=STDEV([.B26:.M26])" office:value-type="percentage" office:value="0.0537633349451312" calcext:value-type="percentage">
            <text:p>5,38%</text:p>
          </table:table-cell>
          <table:table-cell table:formula="of:=ABS(SUM([$Registrado.B26:$Registrado.M26]) -SUM([$Previsto.B26:$Previsto.M26]))/SUM([$Registrado.B26:$Registrado.M26])" office:value-type="percentage" office:value="0.0988635113000521" calcext:value-type="percentage">
            <text:p>9,886%</text:p>
          </table:table-cell>
          <table:table-cell table:formula="of:=COUNTIF([.B26:.M26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0.00622045299527258" calcext:value-type="percentage">
            <text:p>0,622%</text:p>
          </table:table-cell>
          <table:table-cell table:formula="of:=(ABS([$Registrado.C27] - [$Previsto.C27])/[$Registrado.C27])" office:value-type="percentage" office:value="0.067450862732666" calcext:value-type="percentage">
            <text:p>6,745%</text:p>
          </table:table-cell>
          <table:table-cell table:formula="of:=(ABS([$Registrado.D27] - [$Previsto.D27])/[$Registrado.D27])" office:value-type="percentage" office:value="0.24860618885857" calcext:value-type="percentage">
            <text:p>24,861%</text:p>
          </table:table-cell>
          <table:table-cell table:formula="of:=(ABS([$Registrado.E27] - [$Previsto.E27])/[$Registrado.E27])" office:value-type="percentage" office:value="0.107196655728862" calcext:value-type="percentage">
            <text:p>10,720%</text:p>
          </table:table-cell>
          <table:table-cell table:formula="of:=(ABS([$Registrado.F27] - [$Previsto.F27])/[$Registrado.F27])" office:value-type="percentage" office:value="0.0363817773669615" calcext:value-type="percentage">
            <text:p>3,638%</text:p>
          </table:table-cell>
          <table:table-cell table:formula="of:=(ABS([$Registrado.G27] - [$Previsto.G27])/[$Registrado.G27])" office:value-type="percentage" office:value="0.0552377605686097" calcext:value-type="percentage">
            <text:p>5,524%</text:p>
          </table:table-cell>
          <table:table-cell table:formula="of:=(ABS([$Registrado.H27] - [$Previsto.H27])/[$Registrado.H27])" office:value-type="percentage" office:value="0.0626636806537798" calcext:value-type="percentage">
            <text:p>6,266%</text:p>
          </table:table-cell>
          <table:table-cell table:formula="of:=(ABS([$Registrado.I27] - [$Previsto.I27])/[$Registrado.I27])" office:value-type="percentage" office:value="0.0519407212289331" calcext:value-type="percentage">
            <text:p>5,194%</text:p>
          </table:table-cell>
          <table:table-cell table:formula="of:=(ABS([$Registrado.J27] - [$Previsto.J27])/[$Registrado.J27])" office:value-type="percentage" office:value="0.104725751410946" calcext:value-type="percentage">
            <text:p>10,473%</text:p>
          </table:table-cell>
          <table:table-cell table:formula="of:=(ABS([$Registrado.K27] - [$Previsto.K27])/[$Registrado.K27])" office:value-type="percentage" office:value="0.165882472964701" calcext:value-type="percentage">
            <text:p>16,588%</text:p>
          </table:table-cell>
          <table:table-cell table:formula="of:=(ABS([$Registrado.L27] - [$Previsto.L27])/[$Registrado.L27])" office:value-type="percentage" office:value="0.0560022353653425" calcext:value-type="percentage">
            <text:p>5,600%</text:p>
          </table:table-cell>
          <table:table-cell table:formula="of:=(ABS([$Registrado.M27] - [$Previsto.M27])/[$Registrado.M27])" office:value-type="percentage" office:value="0.24900301879746" calcext:value-type="percentage">
            <text:p>24,900%</text:p>
          </table:table-cell>
          <table:table-cell table:formula="of:=AVERAGE([.B27:.M27])" office:value-type="percentage" office:value="0.100942631556009" calcext:value-type="percentage">
            <text:p>10,094%</text:p>
          </table:table-cell>
          <table:table-cell table:formula="of:=STDEV([.B27:.M27])" office:value-type="percentage" office:value="0.0799057089581597" calcext:value-type="percentage">
            <text:p>7,99%</text:p>
          </table:table-cell>
          <table:table-cell table:formula="of:=ABS(SUM([$Registrado.B27:$Registrado.M27]) -SUM([$Previsto.B27:$Previsto.M27]))/SUM([$Registrado.B27:$Registrado.M27])" office:value-type="percentage" office:value="0.0490766108693357" calcext:value-type="percentage">
            <text:p>4,908%</text:p>
          </table:table-cell>
          <table:table-cell table:formula="of:=COUNTIF([.B27:.M27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0.174539303410786" calcext:value-type="percentage">
            <text:p>17,454%</text:p>
          </table:table-cell>
          <table:table-cell table:formula="of:=(ABS([$Registrado.C28] - [$Previsto.C28])/[$Registrado.C28])" office:value-type="percentage" office:value="0.0587485136741973" calcext:value-type="percentage">
            <text:p>5,875%</text:p>
          </table:table-cell>
          <table:table-cell table:formula="of:=(ABS([$Registrado.D28] - [$Previsto.D28])/[$Registrado.D28])" office:value-type="percentage" office:value="0.0361665004461707" calcext:value-type="percentage">
            <text:p>3,617%</text:p>
          </table:table-cell>
          <table:table-cell table:formula="of:=(ABS([$Registrado.E28] - [$Previsto.E28])/[$Registrado.E28])" office:value-type="percentage" office:value="0.05261796935609" calcext:value-type="percentage">
            <text:p>5,262%</text:p>
          </table:table-cell>
          <table:table-cell table:formula="of:=(ABS([$Registrado.F28] - [$Previsto.F28])/[$Registrado.F28])" office:value-type="percentage" office:value="0.13278681899926" calcext:value-type="percentage">
            <text:p>13,279%</text:p>
          </table:table-cell>
          <table:table-cell table:formula="of:=(ABS([$Registrado.G28] - [$Previsto.G28])/[$Registrado.G28])" office:value-type="percentage" office:value="0.143221061581441" calcext:value-type="percentage">
            <text:p>14,322%</text:p>
          </table:table-cell>
          <table:table-cell table:formula="of:=(ABS([$Registrado.H28] - [$Previsto.H28])/[$Registrado.H28])" office:value-type="percentage" office:value="0.214109450676077" calcext:value-type="percentage">
            <text:p>21,411%</text:p>
          </table:table-cell>
          <table:table-cell table:formula="of:=(ABS([$Registrado.I28] - [$Previsto.I28])/[$Registrado.I28])" office:value-type="percentage" office:value="0.141303011922589" calcext:value-type="percentage">
            <text:p>14,130%</text:p>
          </table:table-cell>
          <table:table-cell table:formula="of:=(ABS([$Registrado.J28] - [$Previsto.J28])/[$Registrado.J28])" office:value-type="percentage" office:value="0.0613895353486884" calcext:value-type="percentage">
            <text:p>6,139%</text:p>
          </table:table-cell>
          <table:table-cell table:formula="of:=(ABS([$Registrado.K28] - [$Previsto.K28])/[$Registrado.K28])" office:value-type="percentage" office:value="0.0128158858054358" calcext:value-type="percentage">
            <text:p>1,282%</text:p>
          </table:table-cell>
          <table:table-cell table:formula="of:=(ABS([$Registrado.L28] - [$Previsto.L28])/[$Registrado.L28])" office:value-type="percentage" office:value="0.127407580588027" calcext:value-type="percentage">
            <text:p>12,741%</text:p>
          </table:table-cell>
          <table:table-cell table:formula="of:=(ABS([$Registrado.M28] - [$Previsto.M28])/[$Registrado.M28])" office:value-type="percentage" office:value="0.196993004408542" calcext:value-type="percentage">
            <text:p>19,699%</text:p>
          </table:table-cell>
          <table:table-cell table:formula="of:=AVERAGE([.B28:.M28])" office:value-type="percentage" office:value="0.112674886351442" calcext:value-type="percentage">
            <text:p>11,267%</text:p>
          </table:table-cell>
          <table:table-cell table:formula="of:=STDEV([.B28:.M28])" office:value-type="percentage" office:value="0.0664491122864124" calcext:value-type="percentage">
            <text:p>6,64%</text:p>
          </table:table-cell>
          <table:table-cell table:formula="of:=ABS(SUM([$Registrado.B28:$Registrado.M28]) -SUM([$Previsto.B28:$Previsto.M28]))/SUM([$Registrado.B28:$Registrado.M28])" office:value-type="percentage" office:value="0.0673689371437005" calcext:value-type="percentage">
            <text:p>6,737%</text:p>
          </table:table-cell>
          <table:table-cell table:formula="of:=COUNTIF([.B28:.M28]; &quot;&lt;0,05&quot;)" office:value-type="float" office:value="2" calcext:value-type="float">
            <text:p>2</text:p>
          </table:table-cell>
          <table:table-cell/>
          <table:table-cell table:style-name="ce53"/>
          <table:table-cell table:number-columns-repeated="970"/>
        </table:table-row>
        <table:table-row table:style-name="ro2">
          <table:table-cell table:style-name="Default" table:number-columns-repeated="989"/>
        </table:table-row>
        <table:table-row table:style-name="ro2">
          <table:table-cell table:style-name="ce10" table:number-columns-repeated="13"/>
          <table:table-cell table:style-name="ce10" office:value-type="string" calcext:value-type="string">
            <text:p>MAPE Total</text:p>
          </table:table-cell>
          <table:table-cell table:style-name="ce52" office:value-type="string" calcext:value-type="string">
            <text:p>Media Desv. Padrão </text:p>
          </table:table-cell>
          <table:table-cell table:style-name="ce10" office:value-type="string" calcext:value-type="string">
            <text:p>Media Erro Cim. Total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113511197550294" calcext:value-type="percentage">
            <text:p>11,35%</text:p>
          </table:table-cell>
          <table:table-cell table:style-name="ce20" table:formula="of:=AVERAGE([.C2:.C28])" office:value-type="percentage" office:value="0.132570568924219" calcext:value-type="percentage">
            <text:p>13,26%</text:p>
          </table:table-cell>
          <table:table-cell table:style-name="ce20" table:formula="of:=AVERAGE([.D2:.D28])" office:value-type="percentage" office:value="0.158842066352402" calcext:value-type="percentage">
            <text:p>15,88%</text:p>
          </table:table-cell>
          <table:table-cell table:style-name="ce20" table:formula="of:=AVERAGE([.E2:.E28])" office:value-type="percentage" office:value="0.120156285720269" calcext:value-type="percentage">
            <text:p>12,02%</text:p>
          </table:table-cell>
          <table:table-cell table:style-name="ce20" table:formula="of:=AVERAGE([.F2:.F28])" office:value-type="percentage" office:value="0.116558567434216" calcext:value-type="percentage">
            <text:p>11,66%</text:p>
          </table:table-cell>
          <table:table-cell table:style-name="ce20" table:formula="of:=AVERAGE([.G2:.G28])" office:value-type="percentage" office:value="0.0809530608399828" calcext:value-type="percentage">
            <text:p>8,10%</text:p>
          </table:table-cell>
          <table:table-cell table:style-name="ce20" table:formula="of:=AVERAGE([.H2:.H28])" office:value-type="percentage" office:value="0.127853897308967" calcext:value-type="percentage">
            <text:p>12,79%</text:p>
          </table:table-cell>
          <table:table-cell table:style-name="ce20" table:formula="of:=AVERAGE([.I2:.I28])" office:value-type="percentage" office:value="0.105809186272463" calcext:value-type="percentage">
            <text:p>10,58%</text:p>
          </table:table-cell>
          <table:table-cell table:style-name="ce20" table:formula="of:=AVERAGE([.J2:.J28])" office:value-type="percentage" office:value="0.0918509274454195" calcext:value-type="percentage">
            <text:p>9,19%</text:p>
          </table:table-cell>
          <table:table-cell table:style-name="ce20" table:formula="of:=AVERAGE([.K2:.K28])" office:value-type="percentage" office:value="0.100274810653059" calcext:value-type="percentage">
            <text:p>10,03%</text:p>
          </table:table-cell>
          <table:table-cell table:style-name="ce20" table:formula="of:=AVERAGE([.L2:.L28])" office:value-type="percentage" office:value="0.108780533546569" calcext:value-type="percentage">
            <text:p>10,88%</text:p>
          </table:table-cell>
          <table:table-cell table:style-name="ce20" table:formula="of:=AVERAGE([.M2:.M28])" office:value-type="percentage" office:value="0.110209526138702" calcext:value-type="percentage">
            <text:p>11,02%</text:p>
          </table:table-cell>
          <table:table-cell table:style-name="ce28" table:formula="of:=AVERAGE([.B2:.M28])" office:value-type="percentage" office:value="0.11394755234888" calcext:value-type="percentage">
            <text:p>11,395%</text:p>
          </table:table-cell>
          <table:table-cell table:style-name="ce20" table:formula="of:=AVERAGE([.O2:.O28])" office:value-type="percentage" office:value="0.0724909571755987" calcext:value-type="percentage">
            <text:p>7,25%</text:p>
          </table:table-cell>
          <table:table-cell table:style-name="ce20" table:formula="of:=AVERAGE([.P2:.P28])" office:value-type="percentage" office:value="0.0865689056800918" calcext:value-type="percentage">
            <text:p>8,66%</text:p>
          </table:table-cell>
          <table:table-cell table:style-name="ce21" table:formula="of:=ABS(SUM([$Registrado.B2:$Registrado.M28]) -SUM([$Previsto.B2:$Previsto.M28]))/SUM([$Registrado.B2:$Registrado.M28])" office:value-type="percentage" office:value="0.0826161470917206" calcext:value-type="percentage">
            <text:p>8,26%</text:p>
          </table:table-cell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0988285664294257" calcext:value-type="percentage">
            <text:p>9,88%</text:p>
          </table:table-cell>
          <table:table-cell table:style-name="ce21" table:formula="of:=STDEV([.C2:.C28])" office:value-type="percentage" office:value="0.115023422936951" calcext:value-type="percentage">
            <text:p>11,50%</text:p>
          </table:table-cell>
          <table:table-cell table:style-name="ce21" table:formula="of:=STDEV([.D2:.D28])" office:value-type="percentage" office:value="0.0692266670528485" calcext:value-type="percentage">
            <text:p>6,92%</text:p>
          </table:table-cell>
          <table:table-cell table:style-name="ce21" table:formula="of:=STDEV([.E2:.E28])" office:value-type="percentage" office:value="0.0650219328273385" calcext:value-type="percentage">
            <text:p>6,50%</text:p>
          </table:table-cell>
          <table:table-cell table:style-name="ce21" table:formula="of:=STDEV([.F2:.F28])" office:value-type="percentage" office:value="0.0791809705926408" calcext:value-type="percentage">
            <text:p>7,92%</text:p>
          </table:table-cell>
          <table:table-cell table:style-name="ce21" table:formula="of:=STDEV([.G2:.G28])" office:value-type="percentage" office:value="0.0590118350280071" calcext:value-type="percentage">
            <text:p>5,90%</text:p>
          </table:table-cell>
          <table:table-cell table:style-name="ce21" table:formula="of:=STDEV([.H2:.H28])" office:value-type="percentage" office:value="0.0597943447658417" calcext:value-type="percentage">
            <text:p>5,98%</text:p>
          </table:table-cell>
          <table:table-cell table:style-name="ce21" table:formula="of:=STDEV([.I2:.I28])" office:value-type="percentage" office:value="0.065673605364055" calcext:value-type="percentage">
            <text:p>6,57%</text:p>
          </table:table-cell>
          <table:table-cell table:style-name="ce21" table:formula="of:=STDEV([.J2:.J28])" office:value-type="percentage" office:value="0.0752237156204997" calcext:value-type="percentage">
            <text:p>7,52%</text:p>
          </table:table-cell>
          <table:table-cell table:style-name="ce21" table:formula="of:=STDEV([.K2:.K28])" office:value-type="percentage" office:value="0.0874509743110131" calcext:value-type="percentage">
            <text:p>8,75%</text:p>
          </table:table-cell>
          <table:table-cell table:style-name="ce21" table:formula="of:=STDEV([.L2:.L28])" office:value-type="percentage" office:value="0.073916324733541" calcext:value-type="percentage">
            <text:p>7,39%</text:p>
          </table:table-cell>
          <table:table-cell table:style-name="ce21" table:formula="of:=STDEV([.M2:.M28])" office:value-type="percentage" office:value="0.0741815985412235" calcext:value-type="percentage">
            <text:p>7,42%</text:p>
          </table:table-cell>
          <table:table-cell table:style-name="ce27" table:formula="of:=AVERAGE([.D32:.M32])" office:value-type="percentage" office:value="0.0708681968837009" calcext:value-type="percentage">
            <text:p>7,087%</text:p>
          </table:table-cell>
          <table:table-cell table:style-name="ce30" table:number-columns-repeated="3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10" calcext:value-type="float">
            <text:p>10</text:p>
          </table:table-cell>
          <table:table-cell table:style-name="ce15" table:formula="of:=COUNTIF([.C2:.C28]; &quot;&lt;0,05&quot;)" office:value-type="float" office:value="6" calcext:value-type="float">
            <text:p>6</text:p>
          </table:table-cell>
          <table:table-cell table:style-name="ce15" table:formula="of:=COUNTIF([.D2:.D28]; &quot;&lt;0,05&quot;)" office:value-type="float" office:value="3" calcext:value-type="float">
            <text:p>3</text:p>
          </table:table-cell>
          <table:table-cell table:style-name="ce15" table:formula="of:=COUNTIF([.E2:.E28]; &quot;&lt;0,05&quot;)" office:value-type="float" office:value="4" calcext:value-type="float">
            <text:p>4</text:p>
          </table:table-cell>
          <table:table-cell table:style-name="ce15" table:formula="of:=COUNTIF([.F2:.F28]; &quot;&lt;0,05&quot;)" office:value-type="float" office:value="6" calcext:value-type="float">
            <text:p>6</text:p>
          </table:table-cell>
          <table:table-cell table:style-name="ce15" table:formula="of:=COUNTIF([.G2:.G28]; &quot;&lt;0,05&quot;)" office:value-type="float" office:value="11" calcext:value-type="float">
            <text:p>11</text:p>
          </table:table-cell>
          <table:table-cell table:style-name="ce15" table:formula="of:=COUNTIF([.H2:.H28]; &quot;&lt;0,05&quot;)" office:value-type="float" office:value="2" calcext:value-type="float">
            <text:p>2</text:p>
          </table:table-cell>
          <table:table-cell table:style-name="ce15" table:formula="of:=COUNTIF([.I2:.I28]; &quot;&lt;0,05&quot;)" office:value-type="float" office:value="7" calcext:value-type="float">
            <text:p>7</text:p>
          </table:table-cell>
          <table:table-cell table:style-name="ce15" table:formula="of:=COUNTIF([.J2:.J28]; &quot;&lt;0,05&quot;)" office:value-type="float" office:value="9" calcext:value-type="float">
            <text:p>9</text:p>
          </table:table-cell>
          <table:table-cell table:style-name="ce15" table:formula="of:=COUNTIF([.K2:.K28]; &quot;&lt;0,05&quot;)" office:value-type="float" office:value="11" calcext:value-type="float">
            <text:p>11</text:p>
          </table:table-cell>
          <table:table-cell table:style-name="ce15" table:formula="of:=COUNTIF([.L2:.L28]; &quot;&lt;0,05&quot;)" office:value-type="float" office:value="5" calcext:value-type="float">
            <text:p>5</text:p>
          </table:table-cell>
          <table:table-cell table:style-name="ce15" table:formula="of:=COUNTIF([.M2:.M28]; &quot;&lt;0,05&quot;)" office:value-type="float" office:value="6" calcext:value-type="float">
            <text:p>6</text:p>
          </table:table-cell>
          <table:table-cell table:style-name="ce29" table:formula="of:=CONCATENATE(AVERAGE([.B33:.M33]); &quot;/27&quot;)" office:value-type="string" office:string-value="6,66666666666667/27" calcext:value-type="string">
            <text:p>6,66666666666667/27</text:p>
          </table:table-cell>
          <table:table-cell table:number-columns-repeated="2"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$Registrado.B28]) -SUM([$Previsto.B2:$Previsto.B28])))/SUM([$Registrado.B2:$Registrado.B28])" office:value-type="percentage" office:value="0.0480879356054558" calcext:value-type="percentage">
            <text:p>4,81%</text:p>
          </table:table-cell>
          <table:table-cell table:style-name="ce20" table:formula="of:=(ABS(SUM([$Registrado.C2:$Registrado.C28]) -SUM([$Previsto.C2:$Previsto.C28])))/SUM([$Registrado.C2:$Registrado.C28])" office:value-type="percentage" office:value="0.0122691041545497" calcext:value-type="percentage">
            <text:p>1,23%</text:p>
          </table:table-cell>
          <table:table-cell table:style-name="ce20" table:formula="of:=(ABS(SUM([$Registrado.D2:$Registrado.D28]) -SUM([$Previsto.D2:$Previsto.D28])))/SUM([$Registrado.D2:$Registrado.D28])" office:value-type="percentage" office:value="0.148237338457329" calcext:value-type="percentage">
            <text:p>14,82%</text:p>
          </table:table-cell>
          <table:table-cell table:style-name="ce20" table:formula="of:=(ABS(SUM([$Registrado.E2:$Registrado.E28]) -SUM([$Previsto.E2:$Previsto.E28])))/SUM([$Registrado.E2:$Registrado.E28])" office:value-type="percentage" office:value="0.105149001931882" calcext:value-type="percentage">
            <text:p>10,51%</text:p>
          </table:table-cell>
          <table:table-cell table:style-name="ce20" table:formula="of:=(ABS(SUM([$Registrado.F2:$Registrado.F28]) -SUM([$Previsto.F2:$Previsto.F28])))/SUM([$Registrado.F2:$Registrado.F28])" office:value-type="percentage" office:value="0.133297480164729" calcext:value-type="percentage">
            <text:p>13,33%</text:p>
          </table:table-cell>
          <table:table-cell table:style-name="ce20" table:formula="of:=(ABS(SUM([$Registrado.G2:$Registrado.G28]) -SUM([$Previsto.G2:$Previsto.G28])))/SUM([$Registrado.G2:$Registrado.G28])" office:value-type="percentage" office:value="0.0765097010371177" calcext:value-type="percentage">
            <text:p>7,65%</text:p>
          </table:table-cell>
          <table:table-cell table:style-name="ce20" table:formula="of:=(ABS(SUM([$Registrado.H2:$Registrado.H28]) -SUM([$Previsto.H2:$Previsto.H28])))/SUM([$Registrado.H2:$Registrado.H28])" office:value-type="percentage" office:value="0.133137201788823" calcext:value-type="percentage">
            <text:p>13,31%</text:p>
          </table:table-cell>
          <table:table-cell table:style-name="ce20" table:formula="of:=(ABS(SUM([$Registrado.I2:$Registrado.I28]) -SUM([$Previsto.I2:$Previsto.I28])))/SUM([$Registrado.I2:$Registrado.I28])" office:value-type="percentage" office:value="0.12075908771473" calcext:value-type="percentage">
            <text:p>12,08%</text:p>
          </table:table-cell>
          <table:table-cell table:style-name="ce20" table:formula="of:=(ABS(SUM([$Registrado.J2:$Registrado.J28]) -SUM([$Previsto.J2:$Previsto.J28])))/SUM([$Registrado.J2:$Registrado.J28])" office:value-type="percentage" office:value="0.0955110611916689" calcext:value-type="percentage">
            <text:p>9,55%</text:p>
          </table:table-cell>
          <table:table-cell table:style-name="ce20" table:formula="of:=(ABS(SUM([$Registrado.K2:$Registrado.K28]) -SUM([$Previsto.K2:$Previsto.K28])))/SUM([$Registrado.K2:$Registrado.K28])" office:value-type="percentage" office:value="0.0565190350785791" calcext:value-type="percentage">
            <text:p>5,65%</text:p>
          </table:table-cell>
          <table:table-cell table:style-name="ce20" table:formula="of:=(ABS(SUM([$Registrado.L2:$Registrado.L28]) -SUM([$Previsto.L2:$Previsto.L28])))/SUM([$Registrado.L2:$Registrado.L28])" office:value-type="percentage" office:value="0.0690882837299568" calcext:value-type="percentage">
            <text:p>6,91%</text:p>
          </table:table-cell>
          <table:table-cell table:style-name="ce20" table:formula="of:=(ABS(SUM([$Registrado.M2:$Registrado.M28]) -SUM([$Previsto.M2:$Previsto.M28])))/SUM([$Registrado.M2:$Registrado.M28])" office:value-type="percentage" office:value="0.0221157332542375" calcext:value-type="percentage">
            <text:p>2,21%</text:p>
          </table:table-cell>
          <table:table-cell table:style-name="ce28" table:formula="of:=AVERAGE([.D34:.M34])" office:value-type="percentage" office:value="0.0960323924349052" calcext:value-type="percentage">
            <text:p>9,603%</text:p>
          </table:table-cell>
          <table:table-cell table:style-name="ce31" table:formula="of:=CONCATENATE(SUM([.B33:.M33]); &quot;/324&quot;)" office:value-type="string" office:string-value="80/324" calcext:value-type="string">
            <text:p>80/324</text:p>
          </table:table-cell>
          <table:table-cell table:style-name="ce31" table:formula="of:=COUNTIF([.P2:.P28]; &quot;&lt;0,05&quot;)" office:value-type="float" office:value="10" calcext:value-type="float">
            <text:p>10</text:p>
          </table:table-cell>
          <table:table-cell table:style-name="ce27" table:formula="of:=SUM([.B33:.M33])/324" office:value-type="percentage" office:value="0.246913580246914" calcext:value-type="percentage">
            <text:p>24,691%</text:p>
          </table:table-cell>
          <table:table-cell table:style-name="Default" table:number-columns-repeated="972"/>
        </table:table-row>
        <table:table-row table:style-name="ro2">
          <table:table-cell table:style-name="ce19" office:value-type="string" calcext:value-type="string">
            <text:p>Trabalho Final de Graduação - MAC0499 - Pedro Fernandes</text:p>
          </table:table-cell>
          <table:table-cell table:style-name="ce22" table:number-columns-repeated="15"/>
          <table:table-cell table:style-name="ce32"/>
          <table:table-cell table:style-name="Default" table:number-columns-repeated="972"/>
        </table:table-row>
        <table:table-row table:style-name="ro2">
          <table:table-cell table:style-name="ce35" office:value-type="string" calcext:value-type="string">
            <text:p>"Métodos de Explicabilidade de Inteligência Artificial Usando Demanda de Cimento como Estudo de Caso."</text:p>
          </table:table-cell>
          <table:table-cell table:style-name="ce23" table:number-columns-repeated="15"/>
          <table:table-cell table:style-name="ce33"/>
          <table:table-cell table:style-name="Default" table:number-columns-repeated="972"/>
        </table:table-row>
        <table:table-row table:style-name="ro2">
          <table:table-cell table:style-name="ce36" office:value-type="string" calcext:value-type="string">
            <text:p><text:span text:style-name="T1">Orientador:</text:span><text:span text:style-name="T2"> Dr. Marcelo Finger</text:span></text:p>
          </table:table-cell>
          <table:table-cell table:style-name="ce25" table:number-columns-repeated="15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P2:Porcentagem.P28 Porcentagem.B2:Porcentagem.M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P2:Porcentagem.P28 Porcentagem.B2:Porcentagem.M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3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6">
      <number:hours/>
      <number:text>:</number:text>
      <number:minutes number:style="long"/>
      <number:text> </number:text>
      <number:am-pm/>
    </number:tim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percentage-style style:name="N129">
      <number:number number:decimal-places="3" number:min-decimal-places="3" number:min-integer-digits="1"/>
      <number:text>%</number:text>
    </number:percentage-style>
    <number:date-style style:name="N128">
      <number:month number:textual="true"/>
      <number:text>/</number:text>
      <number:year/>
    </number:date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 number:decimal-places="1"/>
    </number:time-style>
    <number:number-style style:name="N12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date-style style:name="N119">
      <number:day/>
      <number:text>/</number:text>
      <number:month number:textual="true"/>
      <number:text>/</number:text>
      <number:year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time-style style:name="N146">
      <number:minutes number:style="long"/>
      <number:text>:</number:text>
      <number:seconds number:style="long"/>
    </number:time-style>
    <number:date-style style:name="N117">
      <number:day/>
      <number:text>/</number:text>
      <number:month number:textual="true"/>
    </number:date-style>
    <number:number-style style:name="N14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R$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date-style style:name="N114">
      <number:day/>
      <number:text>/</number:text>
      <number:month/>
      <number:text>/</number:text>
      <number:year number:style="long"/>
    </number:date-style>
    <number:number-style style:name="N113P0" style:volatile="true">
      <number:number number:decimal-places="2" number:min-decimal-places="2" number:min-integer-digits="1" number:grouping="true"/>
      <number:text> </number:text>
    </number:number-style>
    <number:number-style style:name="N11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1-18T14:56:08.083914618</dc:date>
    <meta:editing-duration>P11DT11H47M25S</meta:editing-duration>
    <meta:editing-cycles>857</meta:editing-cycles>
    <meta:generator>LibreOffice/7.3.7.2$Linux_X86_64 LibreOffice_project/30$Build-2</meta:generator>
    <meta:print-date>2023-10-15T10:04:18.195463422</meta:print-date>
    <meta:document-statistic meta:table-count="3" meta:cell-count="1276" meta:object-count="0"/>
  </office:meta>
</office:document-meta>
</file>